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Verdana" svg:font-family="Verdana" style:font-family-generic="swiss"/>
    <style:font-face style:name="Nimbus Sans L1" svg:font-family="'Nimbus Sans L'" style:font-pitch="variable"/>
    <style:font-face style:name="Tahoma" svg:font-family="Tahoma, Lucidasans, 'Lucida Sans', 'Arial Unicode M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69cm"/>
    </style:style>
    <style:style style:name="co2" style:family="table-column">
      <style:table-column-properties fo:break-before="auto" style:column-width="1.58cm"/>
    </style:style>
    <style:style style:name="co3" style:family="table-column">
      <style:table-column-properties fo:break-before="auto" style:column-width="4.593cm"/>
    </style:style>
    <style:style style:name="co4" style:family="table-column">
      <style:table-column-properties fo:break-before="auto" style:column-width="2.173cm"/>
    </style:style>
    <style:style style:name="co5" style:family="table-column">
      <style:table-column-properties fo:break-before="auto" style:column-width="2.667cm"/>
    </style:style>
    <style:style style:name="co6" style:family="table-column">
      <style:table-column-properties fo:break-before="auto" style:column-width="6.174cm"/>
    </style:style>
    <style:style style:name="co7" style:family="table-column">
      <style:table-column-properties fo:break-before="auto" style:column-width="3.408cm"/>
    </style:style>
    <style:style style:name="co8" style:family="table-column">
      <style:table-column-properties fo:break-before="auto" style:column-width="1.556cm"/>
    </style:style>
    <style:style style:name="co9" style:family="table-column">
      <style:table-column-properties fo:break-before="auto" style:column-width="8.124cm"/>
    </style:style>
    <style:style style:name="co10" style:family="table-column">
      <style:table-column-properties fo:break-before="auto" style:column-width="3.556cm"/>
    </style:style>
    <style:style style:name="co11" style:family="table-column">
      <style:table-column-properties fo:break-before="auto" style:column-width="1.63cm"/>
    </style:style>
    <style:style style:name="co12" style:family="table-column">
      <style:table-column-properties fo:break-before="auto" style:column-width="2.692cm"/>
    </style:style>
    <style:style style:name="co13" style:family="table-column">
      <style:table-column-properties fo:break-before="auto" style:column-width="2.84cm"/>
    </style:style>
    <style:style style:name="co14" style:family="table-column">
      <style:table-column-properties fo:break-before="auto" style:column-width="2.494cm"/>
    </style:style>
    <style:style style:name="co15" style:family="table-column">
      <style:table-column-properties fo:break-before="auto" style:column-width="8.52cm"/>
    </style:style>
    <style:style style:name="co16" style:family="table-column">
      <style:table-column-properties fo:break-before="auto" style:column-width="3.433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0.487cm" fo:break-before="auto" style:use-optimal-row-height="true"/>
    </style:style>
    <style:style style:name="ro6" style:family="table-row">
      <style:table-row-properties style:row-height="3.678cm" fo:break-before="auto" style:use-optimal-row-height="false"/>
    </style:style>
    <style:style style:name="ro7" style:family="table-row">
      <style:table-row-properties style:row-height="0.778cm" fo:break-before="auto" style:use-optimal-row-height="true"/>
    </style:style>
    <style:style style:name="ro8" style:family="table-row">
      <style:table-row-properties style:row-height="0.476cm" fo:break-before="auto" style:use-optimal-row-height="false"/>
    </style:style>
    <style:style style:name="ro9" style:family="table-row">
      <style:table-row-properties style:row-height="0.82cm" fo:break-before="auto" style:use-optimal-row-height="false"/>
    </style:style>
    <style:style style:name="ro10" style:family="table-row">
      <style:table-row-properties style:row-height="0.788cm" fo:break-before="auto" style:use-optimal-row-height="true"/>
    </style:style>
    <style:style style:name="ro11" style:family="table-row">
      <style:table-row-properties style:row-height="0.9cm" fo:break-before="auto" style:use-optimal-row-height="false"/>
    </style:style>
    <style:style style:name="ro12" style:family="table-row">
      <style:table-row-properties style:row-height="1.773cm" fo:break-before="auto" style:use-optimal-row-height="false"/>
    </style:style>
    <style:style style:name="ro13" style:family="table-row">
      <style:table-row-properties style:row-height="0.979cm" fo:break-before="auto" style:use-optimal-row-height="false"/>
    </style:style>
    <style:style style:name="ro14" style:family="table-row">
      <style:table-row-properties style:row-height="0.582cm" fo:break-before="auto" style:use-optimal-row-height="false"/>
    </style:style>
    <style:style style:name="ro15" style:family="table-row">
      <style:table-row-properties style:row-height="0.556cm" fo:break-before="auto" style:use-optimal-row-height="false"/>
    </style:style>
    <style:style style:name="ro16" style:family="table-row">
      <style:table-row-properties style:row-height="0.397cm" fo:break-before="auto" style:use-optimal-row-height="false"/>
    </style:style>
    <style:style style:name="ro17" style:family="table-row">
      <style:table-row-properties style:row-height="0.847cm" fo:break-before="auto" style:use-optimal-row-height="false"/>
    </style:style>
    <style:style style:name="ro18" style:family="table-row">
      <style:table-row-properties style:row-height="0.953cm" fo:break-before="auto" style:use-optimal-row-height="false"/>
    </style:style>
    <style:style style:name="ro19" style:family="table-row">
      <style:table-row-properties style:row-height="1.526cm" fo:break-before="auto" style:use-optimal-row-height="true"/>
    </style:style>
    <style:style style:name="ro20" style:family="table-row">
      <style:table-row-properties style:row-height="0.926cm" fo:break-before="auto" style:use-optimal-row-height="false"/>
    </style:style>
    <style:style style:name="ro21" style:family="table-row">
      <style:table-row-properties style:row-height="1.402cm" fo:break-before="auto" style:use-optimal-row-height="false"/>
    </style:style>
    <style:style style:name="ro22" style:family="table-row">
      <style:table-row-properties style:row-height="1.746cm" fo:break-before="auto" style:use-optimal-row-height="false"/>
    </style:style>
    <style:style style:name="ta1" style:family="table" style:master-page-name="TAB_5f_Title_20_and_20_License">
      <style:table-properties table:display="true" style:writing-mode="lr-tb"/>
    </style:style>
    <style:style style:name="ta2" style:family="table" style:master-page-name="TAB_5f_Category_20_Rank">
      <style:table-properties table:display="true" style:writing-mode="lr-tb"/>
    </style:style>
    <style:style style:name="ta3" style:family="table" style:master-page-name="TAB_5f_Category_20_Rating_20_and_20_Metrics">
      <style:table-properties table:display="true" style:writing-mode="lr-tb"/>
    </style:style>
    <style:style style:name="ta4" style:family="table" style:master-page-name="TAB_5f_Functionality_20_Rating">
      <style:table-properties table:display="true" style:writing-mode="lr-tb"/>
    </style:style>
    <number:text-style style:name="N100">
      <number:text-content/>
    </number:text-style>
    <style:style style:name="ce1" style:family="table-cell" style:parent-style-name="Default">
      <style:table-cell-properties fo:border="none"/>
    </style:style>
    <style:style style:name="ce2" style:family="table-cell" style:parent-style-name="Default">
      <style:table-cell-properties style:glyph-orientation-vertical="0" style:text-align-source="value-type" style:repeat-content="false"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fo:border="non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table-cell-properties style:glyph-orientation-vertical="0" style:text-align-source="fix" style:repeat-content="false" fo:wrap-option="no-wrap" fo:border="none" style:direction="ltr" style:rotation-angle="0" style:rotation-align="none" style:vertical-align="top"/>
      <style:paragraph-properties fo:text-align="end"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glyph-orientation-vertical="0" style:text-align-source="fix" style:repeat-content="false" fo:wrap-option="wrap" fo:border="none" style:direction="ltr" style:rotation-angle="0" style:rotation-align="none" style:vertical-align="top"/>
      <style:paragraph-properties fo:text-align="start" fo:margin-left="0cm"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glyph-orientation-vertical="0" style:text-align-source="value-type" style:repeat-content="false"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Page_20_Title_20_Content" style:data-style-name="N0">
      <style:table-cell-properties style:cell-protect="protected" style:print-content="true" fo:border="none"/>
    </style:style>
    <style:style style:name="ce28" style:family="table-cell" style:parent-style-name="Page_20_Summary_20_Headings"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Page_20_Summary_20_Content" style:data-style-name="N0">
      <style:table-cell-properties style:cell-protect="protected" style:print-content="true" fo:border="non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 style:family="table-cell" style:parent-style-name="Category_20_Summary_20_Headings"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Editable_20_Cell"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Editable_20_Cell" style:data-style-name="N0">
      <style:table-cell-properties style:cell-protect="protected" style:print-content="true" fo:border="none"/>
    </style:style>
    <style:style style:name="ce14" style:family="table-cell" style:parent-style-name="Total_20_Summary_20_Headings" style:data-style-name="N0">
      <style:table-cell-properties style:cell-protect="protected" style:print-content="true" fo:border="none"/>
    </style:style>
    <style:style style:name="ce15" style:family="table-cell" style:parent-style-name="Category_20_Summary_20_Headings" style:data-style-name="N0">
      <style:table-cell-properties style:cell-protect="protected" style:print-content="true" fo:border="none"/>
    </style:style>
    <style:style style:name="ce16" style:family="table-cell" style:parent-style-name="Editable_20_Cell" style:data-style-name="N166">
      <style:table-cell-properties style:cell-protect="protected" style:print-content="true" fo:border="none"/>
    </style:style>
    <style:style style:name="ce17" style:family="table-cell" style:parent-style-name="Total_20_Summary_20_Values" style:data-style-name="N166">
      <style:table-cell-properties style:cell-protect="protected" style:print-content="true" fo:border="none"/>
    </style:style>
    <style:style style:name="ce18" style:family="table-cell" style:parent-style-name="Page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Page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81" style:family="table-cell" style:parent-style-name="Page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Page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Category_20_Summary_20_Content" style:data-style-name="N0">
      <style:table-cell-properties style:cell-protect="protected" style:print-content="true" fo:border="none"/>
    </style:style>
    <style:style style:name="ce23" style:family="table-cell" style:parent-style-name="Default">
      <style:table-cell-properties style:glyph-orientation-vertical="0" style:text-align-source="value-type" style:repeat-content="false"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Page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86" style:family="table-cell" style:parent-style-name="Category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26" style:family="table-cell" style:parent-style-name="Category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8" style:family="table-cell" style:parent-style-name="Category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89"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Sub-Category_20_Summary_20_Headings" style:data-style-name="N0">
      <style:table-cell-properties style:glyph-orientation-vertical="0" style:cell-protect="protected" style:print-content="true"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1" style:family="table-cell" style:parent-style-name="Sub-Category_20_Test_20_Headings" style:data-style-name="N0">
      <style:table-cell-properties style:cell-protect="protected" style:print-content="true" fo:border="none"/>
    </style:style>
    <style:style style:name="ce92"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5" style:family="table-cell" style:parent-style-name="Sub-Category_20_Test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96"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37"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9" style:family="table-cell" style:parent-style-name="Default" style:data-style-name="N100">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39" style:family="table-cell" style:parent-style-name="Default" style:data-style-name="N100">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Sub-Category_20_Summary_20_Headings" style:data-style-name="N0">
      <style:table-cell-properties style:cell-protect="protected" style:print-content="true" fo:border="none"/>
    </style:style>
    <style:style style:name="ce41" style:family="table-cell" style:parent-style-name="Default" style:data-style-name="N10122">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Category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4"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Sub-Category_20_Summary_20_Headings" style:data-style-name="N0">
      <style:table-cell-properties style:glyph-orientation-vertical="0" fo:background-color="#ccffff" style:cell-protect="protected" style:print-content="true"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Editable_20_Cell" style:data-style-name="N0">
      <style:table-cell-properties fo:border-bottom="0.99pt solid #000000" style:cell-protect="protected" style:print-content="true" fo:border-left="0.99pt solid #000000" fo:border-right="none" fo:border-top="0.99pt solid #000000"/>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 style:family="table-cell" style:parent-style-name="Default" style:data-style-name="N100">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Editable_20_Cell" style:data-style-name="N0">
      <style:table-cell-properties fo:border-bottom="0.99pt solid #000000" style:cell-protect="protected" style:print-content="true" fo:border-left="0.99pt solid #000000" fo:border-right="none" fo:border-top="0.99pt solid #000000"/>
    </style:style>
    <style:style style:name="ce48" style:family="table-cell" style:parent-style-name="Sub-Category_20_Summary_20_Headings" style:data-style-name="N0">
      <style:table-cell-properties fo:background-color="#ccffff" style:cell-protect="protected" style:print-content="true" fo:border="none"/>
    </style:style>
    <style:style style:name="ce49" style:family="table-cell" style:parent-style-name="Editable_20_Cell" style:data-style-name="N166">
      <style:table-cell-properties fo:border-bottom="0.99pt solid #000000" style:cell-protect="protected" style:print-content="true" fo:border-left="none" fo:border-right="none" fo:border-top="0.99pt solid #000000"/>
    </style:style>
    <style:style style:name="ce50" style:family="table-cell" style:parent-style-name="Category_20_Summary_20_Content" style:data-style-name="N166">
      <style:table-cell-properties fo:background-color="#ffffcc" style:cell-protect="protected" style:print-content="true" fo:border="none"/>
    </style:style>
    <style:style style:name="ce51" style:family="table-cell" style:parent-style-name="Editable_20_Cell" style:data-style-name="N0">
      <style:table-cell-properties fo:border-bottom="0.99pt solid #000000" style:cell-protect="protected" style:print-content="true" fo:border-left="none" fo:border-right="0.99pt solid #000000" fo:border-top="0.99pt solid #000000"/>
    </style:style>
    <style:style style:name="ce52" style:family="table-cell" style:parent-style-name="Sub-Category_20_Test_20_Headings" style:data-style-name="N0">
      <style:table-cell-properties style:glyph-orientation-vertical="0" style:cell-protect="protected" style:print-content="true" style:text-align-source="value-type" style:repeat-content="false" fo:wrap-option="wrap" fo:border="none" style:direction="ltr" style:rotation-angle="0" style:rotation-align="none" style:vertical-align="automatic"/>
      <style:paragraph-properties fo:margin-left="0cm" style:writing-mode="page"/>
    </style:style>
    <style:style style:name="ce53" style:family="table-cell" style:parent-style-name="Default" style:data-style-name="N0">
      <style:table-cell-properties style:glyph-orientation-vertical="0" style:text-align-source="fix" style:repeat-content="false" fo:wrap-option="wrap" fo:border="none" style:direction="ltr" style:rotation-angle="0" style:rotation-align="none" style:vertical-align="automatic"/>
      <style:paragraph-properties fo:text-align="end" fo:margin-left="0cm" style:writing-mode="page"/>
    </style:style>
    <style:style style:name="ce54"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end" fo:margin-left="0cm" style:writing-mode="page"/>
    </style:style>
    <style:style style:name="ce55" style:family="table-cell" style:parent-style-name="Category_20_Summary_20_Content" style:data-style-name="N166">
      <style:table-cell-properties style:cell-protect="protected" style:print-content="true" fo:border="none"/>
    </style:style>
    <style:style style:name="ce56" style:family="table-cell" style:parent-style-name="Category_20_Summary_20_Content"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style>
    <style:style style:name="ce59" style:family="table-cell" style:parent-style-name="Total_20_Summary_20_Headings"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0" style:family="table-cell" style:parent-style-name="Page_20_Summary_20_Content" style:data-style-name="N0">
      <style:table-cell-properties style:cell-protect="protected" style:print-content="true" fo:border="none"/>
    </style:style>
    <style:style style:name="ce61" style:family="table-cell" style:parent-style-name="Category_20_Summary_20_Content"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 style:family="table-cell" style:parent-style-name="Sub-Category_20_Summary_20_Headings" style:data-style-name="N0">
      <style:table-cell-properties fo:background-color="#3366ff"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none"/>
      <style:text-properties style:use-window-font-color="true"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65" style:family="table-cell" style:parent-style-name="Default">
      <style:table-cell-properties fo:border="non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6" style:family="table-cell" style:parent-style-name="Sub-Category_20_Summary_20_Headings" style:data-style-name="N0">
      <style:table-cell-properties style:glyph-orientation-vertical="0" fo:background-color="#3366ff"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67" style:family="table-cell" style:parent-style-name="Sub-Category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68" style:family="table-cell" style:parent-style-name="Editable_20_Cell"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 style:family="table-cell" style:parent-style-name="Total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70" style:family="table-cell" style:parent-style-name="Category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71" style:family="table-cell" style:parent-style-name="Sub-Category_20_Summary_20_Headings" style:data-style-name="N0">
      <style:table-cell-properties style:glyph-orientation-vertical="0" fo:background-color="#3366ff"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 style:family="table-cell" style:parent-style-name="Editable_20_Cell"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73" style:family="table-cell" style:parent-style-name="Total_20_Summary_20_Headings" style:data-style-name="N0">
      <style:table-cell-properties style:glyph-orientation-vertical="0" fo:background-color="#ffcc99"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4"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5" style:family="table-cell" style:parent-style-name="Category_20_Summary_20_Content" style:data-style-name="N166">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gr1" style:family="graphic">
      <style:graphic-properties draw:marker-start="Puntas_20_de_20_flecha_20_1" draw:marker-start-width="0.2cm" draw:marker-start-center="false" draw:fill="solid" draw:fill-color="#ffffc0" draw:auto-grow-height="true" draw:auto-grow-width="false" fo:max-width="12cm" fo:min-height="2.841cm" fo:min-width="2.9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Arial1" fo:font-size="9pt" fo:language="en" fo:country="US" fo:font-style="normal" fo:text-shadow="none" style:text-underline-style="none" fo:font-weight="normal" style:text-underline-mode="continuous" style:text-overline-mode="continuous" style:text-line-through-mode="continuous" style:font-name-asian="Nimbus Sans L1" style:font-size-asian="9pt" style:language-asian="zxx" style:country-asian="none" style:font-style-asian="normal" style:font-weight-asian="normal" style:font-name-complex="Tahoma" style:font-size-complex="9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9pt" fo:language="en" fo:country="US" fo:font-style="normal" fo:text-shadow="none" style:text-underline-style="none" fo:font-weight="normal" style:text-underline-mode="continuous" style:text-overline-mode="continuous" style:text-line-through-mode="continuous" style:font-name-asian="Nimbus Sans L1" style:font-size-asian="9pt" style:language-asian="zxx" style:country-asian="none" style:font-style-asian="normal" style:font-weight-asian="normal" style:font-name-complex="Tahoma" style:font-size-complex="9pt" style:language-complex="zxx" style:country-complex="none"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use-regular-expressions="false"/>
      <table:table table:name="Title and License" table:style-name="ta1" table:print="false">
        <table:table-column table:style-name="co1" table:default-cell-style-name="ce1"/>
        <table:table-column table:style-name="co2" table:number-columns-repeated="6" table:default-cell-style-name="ce1"/>
        <table:table-column table:style-name="co3" table:default-cell-style-name="ce1"/>
        <table:table-column table:style-name="co2" table:number-columns-repeated="248" table:default-cell-style-name="ce1"/>
        <table:table-row table:style-name="ro1" table:number-rows-repeated="2">
          <table:table-cell table:number-columns-repeated="256"/>
        </table:table-row>
        <table:table-row table:style-name="ro2">
          <table:table-cell table:style-name="ce2" office:value-type="string" calcext:value-type="string">
            <text:p>Business Readiness Rating™ Assessment Sample for Mambo</text:p>
          </table:table-cell>
          <table:table-cell table:number-columns-repeated="255"/>
        </table:table-row>
        <table:table-row table:style-name="ro3">
          <table:table-cell table:style-name="ce3"/>
          <table:table-cell table:number-columns-repeated="255"/>
        </table:table-row>
        <table:table-row table:style-name="ro1">
          <table:table-cell table:number-columns-repeated="256"/>
        </table:table-row>
        <table:table-row table:style-name="ro4">
          <table:table-cell table:style-name="ce4" office:value-type="string" calcext:value-type="string">
            <text:p>VERSION:</text:p>
          </table:table-cell>
          <table:table-cell table:style-name="ce19" office:value-type="string" calcext:value-type="string" table:number-columns-spanned="7" table:number-rows-spanned="1">
            <text:p>2005 RFC 1</text:p>
          </table:table-cell>
          <table:covered-table-cell table:number-columns-repeated="6" table:style-name="ce19"/>
          <table:table-cell table:number-columns-repeated="248"/>
        </table:table-row>
        <table:table-row table:style-name="ro1">
          <table:table-cell table:number-columns-repeated="256"/>
        </table:table-row>
        <table:table-row table:style-name="ro4">
          <table:table-cell table:style-name="ce4" office:value-type="string" calcext:value-type="string">
            <text:p>LICENSE:</text:p>
          </table:table-cell>
          <table:table-cell table:style-name="ce19" office:value-type="string" calcext:value-type="string" table:number-columns-spanned="7" table:number-rows-spanned="1">
            <text:p>Creative Commons Attribution-NonCommercial-ShareAlike 2.5 License </text:p>
          </table:table-cell>
          <table:covered-table-cell table:number-columns-repeated="6" table:style-name="ce19"/>
          <table:table-cell table:number-columns-repeated="248"/>
        </table:table-row>
        <table:table-row table:style-name="ro5">
          <table:table-cell/>
          <table:table-cell table:style-name="ce6" office:value-type="string" calcext:value-type="string">
            <text:p>http://creativecommons.org/licenses/by-nc-sa/2.5/</text:p>
          </table:table-cell>
          <table:table-cell table:number-columns-repeated="254"/>
        </table:table-row>
        <table:table-row table:style-name="ro1">
          <table:table-cell table:number-columns-repeated="256"/>
        </table:table-row>
        <table:table-row table:style-name="ro6">
          <table:table-cell table:style-name="ce4" office:value-type="string" calcext:value-type="string">
            <text:p>NOTE:</text:p>
          </table:table-cell>
          <table:table-cell table:style-name="ce19" office:value-type="string" calcext: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19"/>
          <table:table-cell table:number-columns-repeated="248"/>
        </table:table-row>
        <table:table-row table:style-name="ro1" table:number-rows-repeated="31988">
          <table:table-cell table:number-columns-repeated="256"/>
        </table:table-row>
        <table:table-row table:style-name="ro1">
          <table:table-cell table:number-columns-repeated="256"/>
        </table:table-row>
      </table:table>
      <table:table table:name="Category Rank" table:style-name="ta2" table:print="false">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4" table:number-columns-repeated="252" table:default-cell-style-name="ce7"/>
        <table:table-row table:style-name="ro1" table:number-rows-repeated="3">
          <table:table-cell table:number-columns-repeated="256"/>
        </table:table-row>
        <table:table-row table:style-name="ro1">
          <table:table-cell/>
          <table:table-cell table:style-name="ce27" office:value-type="string" calcext:value-type="string" table:number-columns-spanned="3" table:number-rows-spanned="1">
            <text:p>Category Ratings</text:p>
          </table:table-cell>
          <table:covered-table-cell table:number-columns-repeated="2" table:style-name="ce27"/>
          <table:table-cell table:number-columns-repeated="252"/>
        </table:table-row>
        <table:table-row table:style-name="ro1">
          <table:table-cell table:number-columns-repeated="256"/>
        </table:table-row>
        <table:table-row table:style-name="ro1">
          <table:table-cell/>
          <table:table-cell table:style-name="ce28" office:value-type="string" calcext:value-type="string" table:number-columns-spanned="3" table:number-rows-spanned="1">
            <text:p>Evaluated Technology</text:p>
          </table:table-cell>
          <table:covered-table-cell table:number-columns-repeated="2" table:style-name="ce28"/>
          <table:table-cell table:number-columns-repeated="252"/>
        </table:table-row>
        <table:table-row table:style-name="ro7">
          <table:table-cell/>
          <table:table-cell table:style-name="ce30" office:value-type="string" calcext:value-type="string" table:number-columns-spanned="3" table:number-rows-spanned="1">
            <text:p>Mambo 4.5.2</text:p>
          </table:table-cell>
          <table:covered-table-cell table:number-columns-repeated="2" table:style-name="ce30"/>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style-name="ce11" office:value-type="string" calcext:value-type="string">
            <text:p>Rank</text:p>
          </table:table-cell>
          <table:table-cell table:style-name="ce15" office:value-type="string" calcext:value-type="string">
            <text:p>Category</text:p>
          </table:table-cell>
          <table:table-cell table:style-name="ce15" office:value-type="string" calcext:value-type="string">
            <text:p>Weight</text:p>
          </table:table-cell>
          <table:table-cell table:number-columns-repeated="252"/>
        </table:table-row>
        <table:table-row table:style-name="ro1">
          <table:table-cell/>
          <table:table-cell table:style-name="ce12" office:value-type="float" office:value="1" calcext:value-type="float">
            <text:p>1</text:p>
          </table:table-cell>
          <table:table-cell office:value-type="string" calcext:value-type="string">
            <text:p>Functionality</text:p>
          </table:table-cell>
          <table:table-cell table:style-name="ce16" office:value-type="percentage" office:value="0.25" calcext:value-type="percentage">
            <text:p>25,00%</text:p>
          </table:table-cell>
          <table:table-cell table:number-columns-repeated="252"/>
        </table:table-row>
        <table:table-row table:style-name="ro1">
          <table:table-cell/>
          <table:table-cell table:style-name="ce13" office:value-type="float" office:value="2" calcext:value-type="float">
            <text:p>2</text:p>
          </table:table-cell>
          <table:table-cell office:value-type="string" calcext:value-type="string">
            <text:p>Quality</text:p>
          </table:table-cell>
          <table:table-cell table:style-name="ce16" office:value-type="percentage" office:value="0.2" calcext:value-type="percentage">
            <text:p>20,00%</text:p>
          </table:table-cell>
          <table:table-cell table:number-columns-repeated="252"/>
        </table:table-row>
        <table:table-row table:style-name="ro1">
          <table:table-cell/>
          <table:table-cell table:style-name="ce13" office:value-type="float" office:value="3" calcext:value-type="float">
            <text:p>3</text:p>
          </table:table-cell>
          <table:table-cell office:value-type="string" calcext:value-type="string">
            <text:p>Documentation</text:p>
          </table:table-cell>
          <table:table-cell table:style-name="ce16" office:value-type="percentage" office:value="0.15" calcext:value-type="percentage">
            <text:p>15,00%</text:p>
          </table:table-cell>
          <table:table-cell table:number-columns-repeated="252"/>
        </table:table-row>
        <table:table-row table:style-name="ro1">
          <table:table-cell/>
          <table:table-cell table:style-name="ce13" office:value-type="float" office:value="4" calcext:value-type="float">
            <text:p>4</text:p>
          </table:table-cell>
          <table:table-cell office:value-type="string" calcext:value-type="string">
            <text:p>Usability</text:p>
          </table:table-cell>
          <table:table-cell table:style-name="ce16" office:value-type="percentage" office:value="0.15" calcext:value-type="percentage">
            <text:p>15,00%</text:p>
          </table:table-cell>
          <table:table-cell table:number-columns-repeated="252"/>
        </table:table-row>
        <table:table-row table:style-name="ro1">
          <table:table-cell/>
          <table:table-cell table:style-name="ce13" office:value-type="float" office:value="5" calcext:value-type="float">
            <text:p>5</text:p>
          </table:table-cell>
          <table:table-cell office:value-type="string" calcext:value-type="string">
            <text:p>Community</text:p>
          </table:table-cell>
          <table:table-cell table:style-name="ce16" office:value-type="percentage" office:value="0.1" calcext:value-type="percentage">
            <text:p>10,00%</text:p>
          </table:table-cell>
          <table:table-cell table:number-columns-repeated="252"/>
        </table:table-row>
        <table:table-row table:style-name="ro1">
          <table:table-cell/>
          <table:table-cell table:style-name="ce13" office:value-type="float" office:value="6" calcext:value-type="float">
            <text:p>6</text:p>
          </table:table-cell>
          <table:table-cell office:value-type="string" calcext:value-type="string">
            <text:p>Security</text:p>
          </table:table-cell>
          <table:table-cell table:style-name="ce16" office:value-type="percentage" office:value="0.1" calcext:value-type="percentage">
            <text:p>10,00%</text:p>
          </table:table-cell>
          <table:table-cell table:number-columns-repeated="252"/>
        </table:table-row>
        <table:table-row table:style-name="ro1">
          <table:table-cell/>
          <table:table-cell table:style-name="ce13" office:value-type="float" office:value="7" calcext:value-type="float">
            <text:p>7</text:p>
          </table:table-cell>
          <table:table-cell office:value-type="string" calcext:value-type="string">
            <text:p>Support</text:p>
          </table:table-cell>
          <table:table-cell table:style-name="ce16" office:value-type="percentage" office:value="0.05" calcext:value-type="percentage">
            <text:p>5,00%</text:p>
          </table:table-cell>
          <table:table-cell table:number-columns-repeated="252"/>
        </table:table-row>
        <table:table-row table:style-name="ro1">
          <table:table-cell/>
          <table:table-cell table:style-name="ce13" office:value-type="float" office:value="8" calcext:value-type="float">
            <text:p>8</text:p>
          </table:table-cell>
          <table:table-cell office:value-type="string" calcext:value-type="string">
            <text:p>Performance</text:p>
          </table:table-cell>
          <table:table-cell table:style-name="ce16" office:value-type="percentage" office:value="0" calcext:value-type="percentage">
            <text:p>0,00%</text:p>
          </table:table-cell>
          <table:table-cell table:number-columns-repeated="252"/>
        </table:table-row>
        <table:table-row table:style-name="ro1">
          <table:table-cell/>
          <table:table-cell table:style-name="ce13" office:value-type="float" office:value="9" calcext:value-type="float">
            <text:p>9</text:p>
          </table:table-cell>
          <table:table-cell office:value-type="string" calcext:value-type="string">
            <text:p>Architecture</text:p>
          </table:table-cell>
          <table:table-cell table:style-name="ce16" office:value-type="percentage" office:value="0" calcext:value-type="percentage">
            <text:p>0,00%</text:p>
          </table:table-cell>
          <table:table-cell table:number-columns-repeated="252"/>
        </table:table-row>
        <table:table-row table:style-name="ro1">
          <table:table-cell/>
          <table:table-cell table:style-name="ce13" office:value-type="float" office:value="10" calcext:value-type="float">
            <text:p>10</text:p>
          </table:table-cell>
          <table:table-cell office:value-type="string" calcext:value-type="string">
            <text:p>Adoption</text:p>
          </table:table-cell>
          <table:table-cell table:style-name="ce16" office:value-type="percentage" office:value="0" calcext:value-type="percentage">
            <text:p>0,00%</text:p>
          </table:table-cell>
          <table:table-cell table:number-columns-repeated="252"/>
        </table:table-row>
        <table:table-row table:style-name="ro1">
          <table:table-cell/>
          <table:table-cell table:style-name="ce13" office:value-type="float" office:value="11" calcext:value-type="float">
            <text:p>11</text:p>
          </table:table-cell>
          <table:table-cell office:value-type="string" calcext:value-type="string">
            <text:p>Scalability</text:p>
          </table:table-cell>
          <table:table-cell table:style-name="ce16" office:value-type="percentage" office:value="0" calcext:value-type="percentage">
            <text:p>0,00%</text:p>
          </table:table-cell>
          <table:table-cell table:number-columns-repeated="252"/>
        </table:table-row>
        <table:table-row table:style-name="ro1">
          <table:table-cell/>
          <table:table-cell table:style-name="ce13" office:value-type="float" office:value="12" calcext:value-type="float">
            <text:p>12</text:p>
          </table:table-cell>
          <table:table-cell office:value-type="string" calcext:value-type="string">
            <text:p>Professionalism</text:p>
          </table:table-cell>
          <table:table-cell table:style-name="ce16" office:value-type="percentage" office:value="0" calcext:value-type="percentage">
            <text:p>0,00%</text:p>
          </table:table-cell>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style-name="ce14" table:number-columns-repeated="2"/>
          <table:table-cell table:style-name="ce14" office:value-type="string" calcext:value-type="string">
            <text:p>Total Weight</text:p>
          </table:table-cell>
          <table:table-cell table:number-columns-repeated="252"/>
        </table:table-row>
        <table:table-row table:style-name="ro1">
          <table:table-cell table:number-columns-repeated="3"/>
          <table:table-cell table:style-name="ce17" table:formula="of:=SUM([.D11:.D22])" office:value-type="percentage" office:value="1" calcext:value-type="percentage">
            <text:p>100,00%</text:p>
          </table:table-cell>
          <table:table-cell table:number-columns-repeated="252"/>
        </table:table-row>
        <table:table-row table:style-name="ro1" table:number-rows-repeated="31974">
          <table:table-cell table:number-columns-repeated="256"/>
        </table:table-row>
        <table:table-row table:style-name="ro1">
          <table:table-cell table:number-columns-repeated="256"/>
        </table:table-row>
      </table:table>
      <table:table table:name="Category Rating and Metrics" table:style-name="ta3" table:print="false">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2" table:number-columns-repeated="249" table:default-cell-style-name="ce1"/>
        <table:table-row table:style-name="ro8">
          <table:table-cell table:style-name="ce7" table:number-columns-repeated="7"/>
          <table:table-cell table:number-columns-repeated="249"/>
        </table:table-row>
        <table:table-row table:style-name="ro1">
          <table:table-cell table:style-name="ce7" table:number-columns-repeated="7"/>
          <table:table-cell table:number-columns-repeated="249"/>
        </table:table-row>
        <table:table-row table:style-name="ro1">
          <table:table-cell table:style-name="ce18" office:value-type="string" calcext:value-type="string" table:number-columns-spanned="6" table:number-rows-spanned="1">
            <text:p>Evaluated Technology And Functional Orientation</text:p>
          </table:table-cell>
          <table:covered-table-cell table:number-columns-repeated="5" table:style-name="ce24"/>
          <table:table-cell table:style-name="ce59" office:value-type="string" calcext:value-type="string">
            <text:p>BRR</text:p>
          </table:table-cell>
          <table:table-cell table:number-columns-repeated="249"/>
        </table:table-row>
        <table:table-row table:style-name="ro9">
          <table:table-cell table:style-name="ce80" office:value-type="string" calcext:value-type="string" table:number-columns-spanned="6" table:number-rows-spanned="1">
            <text:p>Mambo 4.5.2</text:p>
          </table:table-cell>
          <table:covered-table-cell table:number-columns-repeated="5" table:style-name="ce80"/>
          <table:table-cell table:style-name="ce60" table:formula="of:=SUM([.G9:.G376])" office:value-type="float" office:value="3.575" calcext:value-type="float">
            <text:p>3,58</text:p>
          </table:table-cell>
          <table:table-cell table:number-columns-repeated="249"/>
        </table:table-row>
        <table:table-row table:style-name="ro1">
          <table:table-cell table:style-name="ce81" office:value-type="string" calcext:value-type="string" table:number-columns-spanned="6" table:number-rows-spanned="1">
            <text:p>Component type: CMS</text:p>
          </table:table-cell>
          <table:covered-table-cell table:number-columns-repeated="5" table:style-name="ce81"/>
          <table:table-cell table:style-name="ce7"/>
          <table:table-cell table:number-columns-repeated="249"/>
        </table:table-row>
        <table:table-row table:style-name="ro1">
          <table:table-cell table:style-name="ce81" office:value-type="string" calcext:value-type="string" table:number-columns-spanned="6" table:number-rows-spanned="1">
            <text:p>Usage Setting: Routine</text:p>
          </table:table-cell>
          <table:covered-table-cell table:number-columns-repeated="5" table:style-name="ce81"/>
          <table:table-cell table:style-name="ce7"/>
          <table:table-cell table:number-columns-repeated="249"/>
        </table:table-row>
        <table:table-row table:style-name="ro4">
          <table:table-cell table:style-name="ce21" table:number-columns-repeated="6"/>
          <table:table-cell table:style-name="ce7"/>
          <table:table-cell table:number-columns-repeated="249"/>
        </table:table-row>
        <table:table-row table:style-name="ro10">
          <table:table-cell table:style-name="ce15" office:value-type="string" calcext:value-type="string">
            <text:p>Rank</text:p>
          </table:table-cell>
          <table:table-cell table:style-name="ce86" office:value-type="string" calcext:value-type="string" table:number-columns-spanned="3" table:number-rows-spanned="1">
            <text:p>Category Title</text:p>
          </table:table-cell>
          <table:covered-table-cell table:number-columns-repeated="2" table:style-name="ce86"/>
          <table:table-cell table:style-name="ce15" office:value-type="string" calcext:value-type="string">
            <text:p>Weight</text:p>
          </table:table-cell>
          <table:table-cell table:style-name="ce11" office:value-type="string" calcext:value-type="string">
            <text:p>Unweighted Rating</text:p>
          </table:table-cell>
          <table:table-cell table:style-name="ce59" office:value-type="string" calcext:value-type="string">
            <text:p>Weighted Rating</text:p>
          </table:table-cell>
          <table:table-cell table:number-columns-repeated="249"/>
        </table:table-row>
        <table:table-row table:style-name="ro1">
          <table:table-cell table:style-name="ce22" office:value-type="float" office:value="1" calcext:value-type="float">
            <text:p>1</text:p>
          </table:table-cell>
          <table:table-cell table:style-name="ce26" office:value-type="string" calcext:value-type="string" table:number-columns-spanned="3" table:number-rows-spanned="1">
            <text:p>Functionality</text:p>
          </table:table-cell>
          <table:covered-table-cell table:number-columns-repeated="2" table:style-name="ce88"/>
          <table:table-cell table:style-name="ce50" table:formula="of:=[$'Category Rank'.D11]" office:value-type="percentage" office:value="0.25" calcext:value-type="percentage">
            <text:p>25,00%</text:p>
          </table:table-cell>
          <table:table-cell table:style-name="ce22" table:formula="of:=[$'Functionality Rating'.E11]" office:value-type="float" office:value="4" calcext:value-type="float">
            <text:p>4</text:p>
          </table:table-cell>
          <table:table-cell table:style-name="ce22" table:formula="of:=[.F9]*[.E9]" office:value-type="float" office:value="1" calcext:value-type="float">
            <text:p>1</text:p>
          </table:table-cell>
          <table:table-cell table:number-columns-repeated="249"/>
        </table:table-row>
        <table:table-row table:style-name="ro4">
          <table:table-cell table:style-name="ce21" table:number-columns-repeated="6"/>
          <table:table-cell table:style-name="ce7"/>
          <table:table-cell table:number-columns-repeated="249"/>
        </table:table-row>
        <table:table-row-group>
          <table:table-row table:style-name="ro10">
            <table:table-cell table:style-name="ce15" office:value-type="string" calcext:value-type="string">
              <text:p>Rank</text:p>
            </table:table-cell>
            <table:table-cell table:style-name="ce86" office:value-type="string" calcext:value-type="string" table:number-columns-spanned="3" table:number-rows-spanned="1">
              <text:p>Category Title</text:p>
            </table:table-cell>
            <table:covered-table-cell table:number-columns-repeated="2" table:style-name="ce86"/>
            <table:table-cell table:style-name="ce15" office:value-type="string" calcext:value-type="string">
              <text:p>Weight</text:p>
            </table:table-cell>
            <table:table-cell table:style-name="ce11" office:value-type="string" calcext:value-type="string">
              <text:p>Unweighted Rating</text:p>
            </table:table-cell>
            <table:table-cell table:style-name="ce59" office:value-type="string" calcext:value-type="string">
              <text:p>Weighted Rating</text:p>
            </table:table-cell>
            <table:table-cell table:number-columns-repeated="249"/>
          </table:table-row>
          <table:table-row table:style-name="ro1">
            <table:table-cell table:style-name="ce22" table:formula="of:=[$'Category Rank'.B12]" office:value-type="float" office:value="2" calcext:value-type="float">
              <text:p>2</text:p>
            </table:table-cell>
            <table:table-cell table:style-name="ce88" office:value-type="string" calcext:value-type="string" table:number-columns-spanned="3" table:number-rows-spanned="1">
              <text:p>Quality</text:p>
            </table:table-cell>
            <table:covered-table-cell table:number-columns-repeated="2" table:style-name="ce88"/>
            <table:table-cell table:style-name="ce50" table:formula="of:=[$'Category Rank'.D12]" office:value-type="percentage" office:value="0.2" calcext:value-type="percentage">
              <text:p>20,00%</text:p>
            </table:table-cell>
            <table:table-cell table:style-name="ce56" table:formula="of:=SUM([.F15];[.F26];[.F37];[.F50];[.F63];[.F76])" office:value-type="float" office:value="3.5" calcext:value-type="float">
              <text:p>3,5</text:p>
            </table:table-cell>
            <table:table-cell table:style-name="ce22" table:formula="of:=[.F12]*[.E12]" office:value-type="float" office:value="0.7" calcext:value-type="float">
              <text:p>0,7</text:p>
            </table:table-cell>
            <table:table-cell table:number-columns-repeated="249"/>
          </table:table-row>
          <table:table-row-group table:display="false">
            <table:table-row table:style-name="ro1" table:visibility="collapse">
              <table:table-cell table:style-name="ce23"/>
              <table:table-cell table:style-name="ce89" table:number-columns-spanned="5" table:number-rows-spanned="1"/>
              <table:covered-table-cell table:number-columns-repeated="4" table:style-name="ce89"/>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44" office:value-type="string" calcext:value-type="string">
                <text:p>Raw Score</text:p>
              </table:table-cell>
              <table:table-cell table:style-name="ce48" office:value-type="string" calcext:value-type="string">
                <text:p>Weight</text:p>
              </table:table-cell>
              <table:table-cell table:style-name="ce48" office:value-type="string" calcext:value-type="string">
                <text:p>Unweighted Score</text:p>
              </table:table-cell>
              <table:table-cell table:style-name="ce48"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Number of minor releases in the past 12 months.</text:p>
              </table:table-cell>
              <table:table-cell table:style-name="ce45" office:value-type="string" calcext:value-type="string">
                <text:p>3 releases</text:p>
              </table:table-cell>
              <table:table-cell table:style-name="ce49" office:value-type="percentage" office:value="0.2" calcext:value-type="percentage">
                <text:p>20,00%</text:p>
              </table:table-cell>
              <table:table-cell table:style-name="ce51" office:value-type="float" office:value="5" calcext:value-type="float">
                <text:p>5</text:p>
              </table:table-cell>
              <table:table-cell table:style-name="ce7" table:formula="of:=[.D15]*[.E15]" office:value-type="float" office:value="1" calcext:value-type="float">
                <text:p>1</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est Description</text:p>
                </table:table-cell>
                <table:covered-table-cell table:number-columns-repeated="3" table:style-name="ce91"/>
                <table:table-cell/>
                <table:table-cell table:style-name="ce7"/>
                <table:table-cell table:number-columns-repeated="249"/>
              </table:table-row>
              <table:table-row table:style-name="ro1" table:visibility="collapse">
                <table:table-cell table:style-name="ce7"/>
                <table:table-cell table:style-name="ce92" office:value-type="string" calcext:value-type="string" table:number-columns-spanned="4" table:number-rows-spanned="1">
                  <text:p>This measures planned updates and bug fixes. <text:s/>Typically, service packs in commercial products </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52"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float" office:value="2" calcext:value-type="float" table:number-columns-spanned="3" table:number-rows-spanned="1">
                  <text:p>2</text:p>
                </table:table-cell>
                <table:covered-table-cell table:number-columns-repeated="2" table:style-name="ce32"/>
                <table:table-cell table:style-name="ce37" office:value-type="float" office:value="5" calcext:value-type="float">
                  <text:p>5</text:p>
                </table:table-cell>
                <table:table-cell table:style-name="ce37"/>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1 or 3</text:p>
                </table:table-cell>
                <table:covered-table-cell table:number-columns-repeated="2" table:style-name="ce32"/>
                <table:table-cell table:style-name="ce37" office:value-type="float" office:value="3" calcext:value-type="float">
                  <text:p>3</text:p>
                </table:table-cell>
                <table:table-cell table:style-name="ce37"/>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0 or &gt; 3</text:p>
                </table:table-cell>
                <table:covered-table-cell table:number-columns-repeated="2" table:style-name="ce33"/>
                <table:table-cell table:style-name="ce37" office:value-type="float" office:value="1" calcext:value-type="float">
                  <text:p>1</text:p>
                </table:table-cell>
                <table:table-cell table:style-name="ce37"/>
                <table:table-cell table:style-name="ce7"/>
                <table:table-cell table:number-columns-repeated="249"/>
              </table:table-row>
            </table:table-row-group>
            <table:table-row table:style-name="ro1" table:visibility="collapse">
              <table:table-cell table:style-name="ce23"/>
              <table:table-cell table:style-name="ce89" table:number-columns-spanned="4" table:number-rows-spanned="1"/>
              <table:covered-table-cell table:number-columns-repeated="3" table:style-name="ce89"/>
              <table:table-cell table:style-name="ce23"/>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Number of point/patch releases in past 12 months</text:p>
              </table:table-cell>
              <table:table-cell table:style-name="ce45" office:value-type="string" calcext:value-type="string">
                <text:p>3 patches</text:p>
              </table:table-cell>
              <table:table-cell table:style-name="ce49" office:value-type="percentage" office:value="0.2" calcext:value-type="percentage">
                <text:p>20,00%</text:p>
              </table:table-cell>
              <table:table-cell table:style-name="ce51" office:value-type="float" office:value="5" calcext:value-type="float">
                <text:p>5</text:p>
              </table:table-cell>
              <table:table-cell table:style-name="ce7" table:formula="of:=[.D26]*[.E26]" office:value-type="float" office:value="1" calcext:value-type="float">
                <text:p>1</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1" table:visibility="collapse">
                <table:table-cell table:style-name="ce7"/>
                <table:table-cell table:style-name="ce92" office:value-type="string" calcext:value-type="string" table:number-columns-spanned="4" table:number-rows-spanned="1">
                  <text:p>Typically, official point/patch releases are fixes for P1 bugs like deadlock, memory, and security vulnerabilities</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6" office:value-type="string" calcext:value-type="string" table:number-columns-spanned="3" table:number-rows-spanned="1">
                  <text:p>3 to 4</text:p>
                </table:table-cell>
                <table:covered-table-cell table:number-columns-repeated="2" table:style-name="ce36"/>
                <table:table-cell table:style-name="ce53" office:value-type="float" office:value="5" calcext:value-type="float">
                  <text:p>5</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1 to2 or 5 to 6, </text:p>
                </table:table-cell>
                <table:covered-table-cell table:number-columns-repeated="2" table:style-name="ce36"/>
                <table:table-cell table:style-name="ce54" office:value-type="float" office:value="3" calcext:value-type="float">
                  <text:p>3</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0 or &gt; 6</text:p>
                </table:table-cell>
                <table:covered-table-cell table:number-columns-repeated="2" table:style-name="ce36"/>
                <table:table-cell table:style-name="ce54" office:value-type="float" office:value="1" calcext:value-type="float">
                  <text:p>1</text:p>
                </table:table-cell>
                <table:table-cell table:style-name="ce58"/>
                <table:table-cell table:number-columns-repeated="250"/>
              </table:table-row>
            </table:table-row-group>
            <table:table-row table:style-name="ro1" table:visibility="collapse">
              <table:table-cell table:number-columns-repeated="256"/>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Number of open bugs for the last 6 months</text:p>
              </table:table-cell>
              <table:table-cell table:style-name="ce45" office:value-type="string" calcext:value-type="string">
                <text:p>Approx. 100</text:p>
              </table:table-cell>
              <table:table-cell table:style-name="ce49" office:value-type="percentage" office:value="0.1" calcext:value-type="percentage">
                <text:p>10,00%</text:p>
              </table:table-cell>
              <table:table-cell table:style-name="ce51" office:value-type="float" office:value="4" calcext:value-type="float">
                <text:p>4</text:p>
              </table:table-cell>
              <table:table-cell table:style-name="ce7" table:formula="of:=[.D37]*[.E37]" office:value-type="float" office:value="0.4" calcext:value-type="float">
                <text:p>0,4</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 table:visibility="collapse">
                <table:table-cell table:style-name="ce7"/>
                <table:table-cell table:style-name="ce92" office:value-type="string" calcext:value-type="string" table:number-columns-spanned="4" table:number-rows-spanned="1">
                  <text:p>This measures the quality of product usage</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6" office:value-type="string" calcext:value-type="string" table:number-columns-spanned="3" table:number-rows-spanned="1">
                  <text:p>&lt; 50</text:p>
                </table:table-cell>
                <table:covered-table-cell table:number-columns-repeated="2" table:style-name="ce36"/>
                <table:table-cell table:style-name="ce54" office:value-type="float" office:value="5" calcext:value-type="float">
                  <text:p>5</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50 - 100 </text:p>
                </table:table-cell>
                <table:covered-table-cell table:number-columns-repeated="2" table:style-name="ce36"/>
                <table:table-cell table:style-name="ce54" office:value-type="float" office:value="4" calcext:value-type="float">
                  <text:p>4</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100 - 500</text:p>
                </table:table-cell>
                <table:covered-table-cell table:number-columns-repeated="2" table:style-name="ce36"/>
                <table:table-cell table:style-name="ce54" office:value-type="float" office:value="3" calcext:value-type="float">
                  <text:p>3</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500 - 1000</text:p>
                </table:table-cell>
                <table:covered-table-cell table:number-columns-repeated="2" table:style-name="ce36"/>
                <table:table-cell table:style-name="ce54" office:value-type="float" office:value="2" calcext:value-type="float">
                  <text:p>2</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gt; 1000</text:p>
                </table:table-cell>
                <table:covered-table-cell table:number-columns-repeated="2" table:style-name="ce36"/>
                <table:table-cell table:style-name="ce54" office:value-type="float" office:value="1" calcext:value-type="float">
                  <text:p>1</text:p>
                </table:table-cell>
                <table:table-cell table:style-name="ce58"/>
                <table:table-cell table:number-columns-repeated="250"/>
              </table:table-row>
            </table:table-row-group>
            <table:table-row table:style-name="ro1" table:visibility="collapse">
              <table:table-cell table:number-columns-repeated="256"/>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0" table:visibility="collapse">
              <table:table-cell table:style-name="ce7"/>
              <table:table-cell table:style-name="ce37" office:value-type="string" calcext:value-type="string">
                <text:p>Number of bugs fixed in last 6 months </text:p>
                <text:p>(compared to # of bugs opened)</text:p>
              </table:table-cell>
              <table:table-cell table:style-name="ce45" office:value-type="string" calcext:value-type="string">
                <office:annotation draw:style-name="gr1" draw:text-style-name="P2" svg:width="2.899cm" svg:height="3.041cm" svg:x="13.836cm" svg:y="5.141cm" draw:caption-point-x="-0.61cm" draw:caption-point-y="1.51cm">
                  <dc:date>2005-08-03T00:00:00</dc:date>
                  <text:p text:style-name="P1">Christopher Chan:</text:p>
                  <text:p text:style-name="P1">MamboForge tracker does not allow easy query of information, even, their reporting facility was broken</text:p>
                </office:annotation>
                <text:p>Not known</text:p>
              </table:table-cell>
              <table:table-cell table:style-name="ce49" office:value-type="percentage" office:value="0.1" calcext:value-type="percentage">
                <text:p>10,00%</text:p>
              </table:table-cell>
              <table:table-cell table:style-name="ce51" office:value-type="float" office:value="3" calcext:value-type="float">
                <text:p>3</text:p>
              </table:table-cell>
              <table:table-cell table:style-name="ce7" table:formula="of:=[.D50]*[.E50]" office:value-type="float" office:value="0.3" calcext:value-type="float">
                <text:p>0,3</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 table:visibility="collapse">
                <table:table-cell table:style-name="ce7"/>
                <table:table-cell table:style-name="ce92" office:value-type="string" calcext:value-type="string" table:number-columns-spanned="4" table:number-rows-spanned="1">
                  <text:p>This measures how quickly bugs are fixed</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6" office:value-type="string" calcext:value-type="string" table:number-columns-spanned="3" table:number-rows-spanned="1">
                  <text:p>&gt; 75%</text:p>
                </table:table-cell>
                <table:covered-table-cell table:number-columns-repeated="2" table:style-name="ce36"/>
                <table:table-cell table:style-name="ce54" office:value-type="float" office:value="5" calcext:value-type="float">
                  <text:p>5</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60% - 75%</text:p>
                </table:table-cell>
                <table:covered-table-cell table:number-columns-repeated="2" table:style-name="ce36"/>
                <table:table-cell table:style-name="ce54" office:value-type="float" office:value="4" calcext:value-type="float">
                  <text:p>4</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45% - 60%</text:p>
                </table:table-cell>
                <table:covered-table-cell table:number-columns-repeated="2" table:style-name="ce36"/>
                <table:table-cell table:style-name="ce54" office:value-type="float" office:value="3" calcext:value-type="float">
                  <text:p>3</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25% - 45%</text:p>
                </table:table-cell>
                <table:covered-table-cell table:number-columns-repeated="2" table:style-name="ce36"/>
                <table:table-cell table:style-name="ce54" office:value-type="float" office:value="2" calcext:value-type="float">
                  <text:p>2</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lt; 25%</text:p>
                </table:table-cell>
                <table:covered-table-cell table:number-columns-repeated="2" table:style-name="ce36"/>
                <table:table-cell table:style-name="ce54" office:value-type="float" office:value="1" calcext:value-type="float">
                  <text:p>1</text:p>
                </table:table-cell>
                <table:table-cell table:style-name="ce58"/>
                <table:table-cell table:number-columns-repeated="250"/>
              </table:table-row>
            </table:table-row-group>
            <table:table-row table:style-name="ro1" table:visibility="collapse">
              <table:table-cell table:number-columns-repeated="256"/>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Number of P1/critical bugs opened</text:p>
              </table:table-cell>
              <table:table-cell table:style-name="ce45" office:value-type="string" calcext:value-type="string">
                <office:annotation draw:style-name="gr1" draw:text-style-name="P2" svg:width="2.899cm" svg:height="3.041cm" svg:x="13.836cm" svg:y="5.141cm" draw:caption-point-x="-0.61cm" draw:caption-point-y="1.51cm">
                  <dc:date>2005-08-03T00:00:00</dc:date>
                  <text:p text:style-name="P1">Christopher Chan:</text:p>
                  <text:p text:style-name="P1">MamboForge tracker does not allow easy query of information, even, their reporting facility was broken</text:p>
                </office:annotation>
                <text:p>Not known</text:p>
              </table:table-cell>
              <table:table-cell table:style-name="ce49" office:value-type="percentage" office:value="0.2" calcext:value-type="percentage">
                <text:p>20,00%</text:p>
              </table:table-cell>
              <table:table-cell table:style-name="ce51" office:value-type="float" office:value="2" calcext:value-type="float">
                <text:p>2</text:p>
              </table:table-cell>
              <table:table-cell table:style-name="ce7" table:formula="of:=[.D63]*[.E63]" office:value-type="float" office:value="0.4" calcext:value-type="float">
                <text:p>0,4</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 table:visibility="collapse">
                <table:table-cell table:style-name="ce7"/>
                <table:table-cell table:style-name="ce92" office:value-type="string" calcext:value-type="string" table:number-columns-spanned="4" table:number-rows-spanned="1">
                  <text:p>This measures the seriousness of quality issues found.</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6" office:value-type="float" office:value="0" calcext:value-type="float" table:number-columns-spanned="3" table:number-rows-spanned="1">
                  <text:p>0</text:p>
                </table:table-cell>
                <table:covered-table-cell table:number-columns-repeated="2" table:style-name="ce36"/>
                <table:table-cell table:style-name="ce54" office:value-type="float" office:value="5" calcext:value-type="float">
                  <text:p>5</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1 - 5</text:p>
                </table:table-cell>
                <table:covered-table-cell table:number-columns-repeated="2" table:style-name="ce36"/>
                <table:table-cell table:style-name="ce54" office:value-type="float" office:value="4" calcext:value-type="float">
                  <text:p>4</text:p>
                </table:table-cell>
                <table:table-cell table:style-name="ce58"/>
                <table:table-cell table:number-columns-repeated="250"/>
              </table:table-row>
              <table:table-row table:style-name="ro1" table:visibility="collapse">
                <table:table-cell/>
                <table:table-cell table:style-name="ce99" office:value-type="string" calcext:value-type="string" table:number-columns-spanned="3" table:number-rows-spanned="1">
                  <text:p>5 - 10</text:p>
                </table:table-cell>
                <table:covered-table-cell table:number-columns-repeated="2" table:style-name="ce99"/>
                <table:table-cell table:style-name="ce54" office:value-type="float" office:value="3" calcext:value-type="float">
                  <text:p>3</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10 - 20</text:p>
                </table:table-cell>
                <table:covered-table-cell table:number-columns-repeated="2" table:style-name="ce36"/>
                <table:table-cell table:style-name="ce54" office:value-type="float" office:value="2" calcext:value-type="float">
                  <text:p>2</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gt; 20</text:p>
                </table:table-cell>
                <table:covered-table-cell table:number-columns-repeated="2" table:style-name="ce36"/>
                <table:table-cell table:style-name="ce54" office:value-type="float" office:value="1" calcext:value-type="float">
                  <text:p>1</text:p>
                </table:table-cell>
                <table:table-cell table:style-name="ce58"/>
                <table:table-cell table:number-columns-repeated="250"/>
              </table:table-row>
            </table:table-row-group>
            <table:table-row table:style-name="ro1" table:visibility="collapse">
              <table:table-cell table:number-columns-repeated="256"/>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Average bug age for P1 in last 6 months</text:p>
              </table:table-cell>
              <table:table-cell table:style-name="ce45" office:value-type="string" calcext:value-type="string">
                <office:annotation draw:style-name="gr1" draw:text-style-name="P2" svg:width="2.899cm" svg:height="3.041cm" svg:x="13.836cm" svg:y="5.141cm" draw:caption-point-x="-0.61cm" draw:caption-point-y="1.51cm">
                  <dc:date>2005-08-03T00:00:00</dc:date>
                  <text:p text:style-name="P1">Christopher Chan:</text:p>
                  <text:p text:style-name="P1">MamboForge tracker does not allow easy query of information, even, their reporting facility was broken</text:p>
                </office:annotation>
                <text:p>Not known</text:p>
              </table:table-cell>
              <table:table-cell table:style-name="ce49" office:value-type="percentage" office:value="0.2" calcext:value-type="percentage">
                <text:p>20,00%</text:p>
              </table:table-cell>
              <table:table-cell table:style-name="ce51" office:value-type="float" office:value="2" calcext:value-type="float">
                <text:p>2</text:p>
              </table:table-cell>
              <table:table-cell table:style-name="ce7" table:formula="of:=[.D76]*[.E76]" office:value-type="float" office:value="0.4" calcext:value-type="float">
                <text:p>0,4</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 table:visibility="collapse">
                <table:table-cell table:style-name="ce7"/>
                <table:table-cell table:style-name="ce92" office:value-type="string" calcext:value-type="string" table:number-columns-spanned="4" table:number-rows-spanned="1">
                  <text:p>This measures the responsiveness to fixing critical issues</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6" office:value-type="string" calcext:value-type="string" table:number-columns-spanned="3" table:number-rows-spanned="1">
                  <text:p>&lt; 1 week</text:p>
                </table:table-cell>
                <table:covered-table-cell table:number-columns-repeated="2" table:style-name="ce36"/>
                <table:table-cell table:style-name="ce54" office:value-type="float" office:value="5" calcext:value-type="float">
                  <text:p>5</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1 - 2 weeks</text:p>
                </table:table-cell>
                <table:covered-table-cell table:number-columns-repeated="2" table:style-name="ce36"/>
                <table:table-cell table:style-name="ce54" office:value-type="float" office:value="4" calcext:value-type="float">
                  <text:p>4</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2 - 3 weeks</text:p>
                </table:table-cell>
                <table:covered-table-cell table:number-columns-repeated="2" table:style-name="ce36"/>
                <table:table-cell table:style-name="ce54" office:value-type="float" office:value="3" calcext:value-type="float">
                  <text:p>3</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3 - 4 weeks</text:p>
                </table:table-cell>
                <table:covered-table-cell table:number-columns-repeated="2" table:style-name="ce36"/>
                <table:table-cell table:style-name="ce54" office:value-type="float" office:value="2" calcext:value-type="float">
                  <text:p>2</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gt; 4 weeks</text:p>
                </table:table-cell>
                <table:covered-table-cell table:number-columns-repeated="2" table:style-name="ce36"/>
                <table:table-cell table:style-name="ce54" office:value-type="float" office:value="1" calcext:value-type="float">
                  <text:p>1</text:p>
                </table:table-cell>
                <table:table-cell table:style-name="ce58"/>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0">
            <table:table-cell table:style-name="ce15" office:value-type="string" calcext:value-type="string">
              <text:p>Rank</text:p>
            </table:table-cell>
            <table:table-cell table:style-name="ce86" office:value-type="string" calcext:value-type="string" table:number-columns-spanned="3" table:number-rows-spanned="1">
              <text:p>Category Title</text:p>
            </table:table-cell>
            <table:covered-table-cell table:number-columns-repeated="2" table:style-name="ce86"/>
            <table:table-cell table:style-name="ce15" office:value-type="string" calcext:value-type="string">
              <text:p>Weight</text:p>
            </table:table-cell>
            <table:table-cell table:style-name="ce11" office:value-type="string" calcext:value-type="string">
              <text:p>Unweighted Rating</text:p>
            </table:table-cell>
            <table:table-cell table:style-name="ce59" office:value-type="string" calcext:value-type="string">
              <text:p>Weighted Rating</text:p>
            </table:table-cell>
            <table:table-cell table:number-columns-repeated="249"/>
          </table:table-row>
          <table:table-row table:style-name="ro1">
            <table:table-cell table:style-name="ce22" table:formula="of:=[$'Category Rank'.B13]" office:value-type="float" office:value="3" calcext:value-type="float">
              <text:p>3</text:p>
            </table:table-cell>
            <table:table-cell table:style-name="ce26" office:value-type="string" calcext:value-type="string" table:number-columns-spanned="3" table:number-rows-spanned="1">
              <text:p>Documentation</text:p>
            </table:table-cell>
            <table:covered-table-cell table:number-columns-repeated="2" table:style-name="ce88"/>
            <table:table-cell table:style-name="ce50" table:formula="of:=[$'Category Rank'.D13]" office:value-type="percentage" office:value="0.15" calcext:value-type="percentage">
              <text:p>15,00%</text:p>
            </table:table-cell>
            <table:table-cell table:style-name="ce22" table:formula="of:=SUM([.F93:.F115])" office:value-type="float" office:value="4.4" calcext:value-type="float">
              <text:p>4,4</text:p>
            </table:table-cell>
            <table:table-cell table:style-name="ce22" table:formula="of:=[.F90]*[.E90]" office:value-type="float" office:value="0.66" calcext:value-type="float">
              <text:p>0,66</text:p>
            </table:table-cell>
            <table:table-cell table:number-columns-repeated="249"/>
          </table:table-row>
          <table:table-row-group table:display="false">
            <table:table-row table:style-name="ro1" table:visibility="collapse">
              <table:table-cell table:style-name="ce23"/>
              <table:table-cell table:style-name="ce89" table:number-columns-spanned="5" table:number-rows-spanned="1"/>
              <table:covered-table-cell table:number-columns-repeated="4" table:style-name="ce89"/>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2" table:visibility="collapse">
              <table:table-cell table:style-name="ce7"/>
              <table:table-cell table:style-name="ce23" office:value-type="string" calcext:value-type="string">
                <text:p>Existence of various kinds of documentation</text:p>
              </table:table-cell>
              <table:table-cell table:style-name="ce45" office:value-type="string" calcext:value-type="string">
                <text:p>Installation, Administration, Dedicated doc project (help.mamboserver.com)</text:p>
              </table:table-cell>
              <table:table-cell table:style-name="ce49" office:value-type="percentage" office:value="0.6" calcext:value-type="percentage">
                <text:p>60,00%</text:p>
              </table:table-cell>
              <table:table-cell table:style-name="ce51" office:value-type="float" office:value="4" calcext:value-type="float">
                <text:p>4</text:p>
              </table:table-cell>
              <table:table-cell table:style-name="ce7" table:formula="of:=[.D93]*[.E93]" office:value-type="float" office:value="2.4" calcext:value-type="float">
                <text:p>2,4</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est Description</text:p>
                </table:table-cell>
                <table:covered-table-cell table:number-columns-repeated="3" table:style-name="ce91"/>
                <table:table-cell/>
                <table:table-cell table:style-name="ce7"/>
                <table:table-cell table:number-columns-repeated="249"/>
              </table:table-row>
              <table:table-row table:style-name="ro1" table:visibility="collapse">
                <table:table-cell table:style-name="ce7"/>
                <table:table-cell table:style-name="ce92" office:value-type="string" calcext:value-type="string" table:number-columns-spanned="4" table:number-rows-spanned="1">
                  <text:p>A good documentation suite should include documentation for several user groups in several formats.</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52" office:value-type="string" calcext:value-type="string">
                  <text:p>Score</text:p>
                </table:table-cell>
                <table:table-cell/>
                <table:table-cell table:style-name="ce7"/>
                <table:table-cell table:number-columns-repeated="249"/>
              </table:table-row>
              <table:table-row table:style-name="ro13" table:visibility="collapse">
                <table:table-cell table:style-name="ce7"/>
                <table:table-cell table:style-name="ce32" office:value-type="string" calcext:value-type="string" table:number-columns-spanned="3" table:number-rows-spanned="1">
                  <text:p>Install/deploy, user, admin, optimization, upgrading, development documentation is available in multiple formats (pdf, single html, multi-file html).</text:p>
                </table:table-cell>
                <table:covered-table-cell table:number-columns-repeated="2" table:style-name="ce32"/>
                <table:table-cell table:style-name="ce37" office:value-type="float" office:value="5" calcext:value-type="float">
                  <text:p>5</text:p>
                </table:table-cell>
                <table:table-cell table:style-name="ce37"/>
                <table:table-cell table:style-name="ce7"/>
                <table:table-cell table:number-columns-repeated="249"/>
              </table:table-row>
              <table:table-row table:style-name="ro14" table:visibility="collapse">
                <table:table-cell table:style-name="ce7"/>
                <table:table-cell table:style-name="ce39" office:value-type="string" calcext:value-type="string" table:number-columns-spanned="3" table:number-rows-spanned="1">
                  <text:p>Install/deploy, user, admin, upgrading guides available in several formats</text:p>
                </table:table-cell>
                <table:covered-table-cell table:number-columns-repeated="2" table:style-name="ce46"/>
                <table:table-cell table:style-name="ce37" office:value-type="float" office:value="4" calcext:value-type="float">
                  <text:p>4</text:p>
                </table:table-cell>
                <table:table-cell table:style-name="ce37"/>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Install/deploy and user guide available</text:p>
                </table:table-cell>
                <table:covered-table-cell table:number-columns-repeated="2" table:style-name="ce32"/>
                <table:table-cell table:style-name="ce37" office:value-type="float" office:value="3" calcext:value-type="float">
                  <text:p>3</text:p>
                </table:table-cell>
                <table:table-cell table:style-name="ce37"/>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Only text-based installation documentation exists</text:p>
                </table:table-cell>
                <table:covered-table-cell table:number-columns-repeated="2" table:style-name="ce32"/>
                <table:table-cell table:style-name="ce37" office:value-type="float" office:value="2" calcext:value-type="float">
                  <text:p>2</text:p>
                </table:table-cell>
                <table:table-cell table:style-name="ce37"/>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No proper documentation. A README file doesn't count</text:p>
                </table:table-cell>
                <table:covered-table-cell table:number-columns-repeated="2" table:style-name="ce33"/>
                <table:table-cell table:style-name="ce37" office:value-type="float" office:value="1" calcext:value-type="float">
                  <text:p>1</text:p>
                </table:table-cell>
                <table:table-cell table:style-name="ce37"/>
                <table:table-cell table:style-name="ce7"/>
                <table:table-cell table:number-columns-repeated="249"/>
              </table:table-row>
            </table:table-row-group>
            <table:table-row table:style-name="ro1" table:visibility="collapse">
              <table:table-cell table:style-name="ce23"/>
              <table:table-cell table:style-name="ce89" table:number-columns-spanned="4" table:number-rows-spanned="1"/>
              <table:covered-table-cell table:number-columns-repeated="3" table:style-name="ce89"/>
              <table:table-cell table:style-name="ce23"/>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0" table:visibility="collapse">
              <table:table-cell table:style-name="ce7"/>
              <table:table-cell table:style-name="ce23" office:value-type="string" calcext:value-type="string">
                <text:p>User contribution framework</text:p>
              </table:table-cell>
              <table:table-cell table:style-name="ce47" office:value-type="string" calcext:value-type="string">
                <text:p>Through the docs forums</text:p>
              </table:table-cell>
              <table:table-cell table:style-name="ce49" office:value-type="percentage" office:value="0.4" calcext:value-type="percentage">
                <text:p>40,00%</text:p>
              </table:table-cell>
              <table:table-cell table:style-name="ce51" office:value-type="float" office:value="5" calcext:value-type="float">
                <text:p>5</text:p>
              </table:table-cell>
              <table:table-cell table:style-name="ce7" table:formula="of:=[.D106]*[.E106]" office:value-type="float" office:value="2" calcext:value-type="float">
                <text:p>2</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 table:visibility="collapse">
                <table:table-cell table:style-name="ce7"/>
                <table:table-cell table:style-name="ce92" office:value-type="string" calcext:value-type="string" table:number-columns-spanned="4" table:number-rows-spanned="1">
                  <text:p>The best guides often come from user input / samples. This is feedback from people who have used the products</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6" office:value-type="string" calcext:value-type="string" table:number-columns-spanned="3" table:number-rows-spanned="1">
                  <text:p>People are allowed to contribute, and contributions are edited / filtered by experts</text:p>
                </table:table-cell>
                <table:covered-table-cell table:number-columns-repeated="2" table:style-name="ce36"/>
                <table:table-cell table:style-name="ce54" office:value-type="float" office:value="5" calcext:value-type="float">
                  <text:p>5</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People are allowed to contribute</text:p>
                </table:table-cell>
                <table:covered-table-cell table:number-columns-repeated="2" table:style-name="ce36"/>
                <table:table-cell table:style-name="ce54" office:value-type="float" office:value="3" calcext:value-type="float">
                  <text:p>3</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Users cannot contribute</text:p>
                </table:table-cell>
                <table:covered-table-cell table:number-columns-repeated="2" table:style-name="ce36"/>
                <table:table-cell table:style-name="ce54" office:value-type="float" office:value="1" calcext:value-type="float">
                  <text:p>1</text:p>
                </table:table-cell>
                <table:table-cell table:style-name="ce58"/>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0">
            <table:table-cell table:style-name="ce15" office:value-type="string" calcext:value-type="string">
              <text:p>Rank</text:p>
            </table:table-cell>
            <table:table-cell table:style-name="ce86" office:value-type="string" calcext:value-type="string" table:number-columns-spanned="3" table:number-rows-spanned="1">
              <text:p>Category Title</text:p>
            </table:table-cell>
            <table:covered-table-cell table:number-columns-repeated="2" table:style-name="ce86"/>
            <table:table-cell table:style-name="ce15" office:value-type="string" calcext:value-type="string">
              <text:p>Weight</text:p>
            </table:table-cell>
            <table:table-cell table:style-name="ce11" office:value-type="string" calcext:value-type="string">
              <text:p>Unweighted Rating</text:p>
            </table:table-cell>
            <table:table-cell table:style-name="ce59" office:value-type="string" calcext:value-type="string">
              <text:p>Weighted Rating</text:p>
            </table:table-cell>
            <table:table-cell table:number-columns-repeated="249"/>
          </table:table-row>
          <table:table-row table:style-name="ro1">
            <table:table-cell table:style-name="ce22" table:formula="of:=[$'Category Rank'.B14]" office:value-type="float" office:value="4" calcext:value-type="float">
              <text:p>4</text:p>
            </table:table-cell>
            <table:table-cell table:style-name="ce26" office:value-type="string" calcext:value-type="string" table:number-columns-spanned="3" table:number-rows-spanned="1">
              <text:p>Usability</text:p>
            </table:table-cell>
            <table:covered-table-cell table:number-columns-repeated="2" table:style-name="ce88"/>
            <table:table-cell table:style-name="ce50" table:formula="of:=[$'Category Rank'.D14]" office:value-type="percentage" office:value="0.15" calcext:value-type="percentage">
              <text:p>15,00%</text:p>
            </table:table-cell>
            <table:table-cell table:style-name="ce22" table:formula="of:=SUM([.F121:.F156])" office:value-type="float" office:value="3" calcext:value-type="float">
              <text:p>3</text:p>
            </table:table-cell>
            <table:table-cell table:style-name="ce22" table:formula="of:=[.F118]*[.E118]" office:value-type="float" office:value="0.45" calcext:value-type="float">
              <text:p>0,45</text:p>
            </table:table-cell>
            <table:table-cell table:number-columns-repeated="249"/>
          </table:table-row>
          <table:table-row-group table:display="false">
            <table:table-row table:style-name="ro1" table:visibility="collapse">
              <table:table-cell table:style-name="ce23"/>
              <table:table-cell table:style-name="ce89" table:number-columns-spanned="5" table:number-rows-spanned="1"/>
              <table:covered-table-cell table:number-columns-repeated="4" table:style-name="ce89"/>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End-user UI experience</text:p>
              </table:table-cell>
              <table:table-cell table:style-name="ce47"/>
              <table:table-cell table:style-name="ce49" office:value-type="percentage" office:value="0.6" calcext:value-type="percentage">
                <text:p>60,00%</text:p>
              </table:table-cell>
              <table:table-cell table:style-name="ce51" office:value-type="float" office:value="3" calcext:value-type="float">
                <text:p>3</text:p>
              </table:table-cell>
              <table:table-cell table:style-name="ce7" table:formula="of:=[.D121]*[.E121]" office:value-type="float" office:value="1.8" calcext:value-type="float">
                <text:p>1,8</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est Description</text:p>
                </table:table-cell>
                <table:covered-table-cell table:number-columns-repeated="3" table:style-name="ce91"/>
                <table:table-cell/>
                <table:table-cell table:style-name="ce7"/>
                <table:table-cell table:number-columns-repeated="249"/>
              </table:table-row>
              <table:table-row table:style-name="ro15" table:visibility="collapse">
                <table:table-cell table:style-name="ce7"/>
                <table:table-cell table:style-name="ce92" office:value-type="string" calcext:value-type="string" table:number-columns-spanned="4" table:number-rows-spanned="1">
                  <text:p>This measures how well the UI is perceived by an end-user. (Intuitive interface/ navigation/control scheme)</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52"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Simple &amp; Intuitive, information is well organized, no manual required</text:p>
                </table:table-cell>
                <table:covered-table-cell table:number-columns-repeated="2" table:style-name="ce32"/>
                <table:table-cell table:style-name="ce37" office:value-type="float" office:value="5" calcext:value-type="float">
                  <text:p>5</text:p>
                </table:table-cell>
                <table:table-cell table:style-name="ce37"/>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Takes little time to learn, information somewhat organized, some use of the manual</text:p>
                </table:table-cell>
                <table:covered-table-cell table:number-columns-repeated="2" table:style-name="ce32"/>
                <table:table-cell table:style-name="ce37" office:value-type="float" office:value="3" calcext:value-type="float">
                  <text:p>3</text:p>
                </table:table-cell>
                <table:table-cell table:style-name="ce37"/>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Complex, too much information, no obvious organization, cannot use without a manual</text:p>
                </table:table-cell>
                <table:covered-table-cell table:number-columns-repeated="2" table:style-name="ce33"/>
                <table:table-cell table:style-name="ce37" office:value-type="float" office:value="1" calcext:value-type="float">
                  <text:p>1</text:p>
                </table:table-cell>
                <table:table-cell table:style-name="ce37"/>
                <table:table-cell table:style-name="ce7"/>
                <table:table-cell table:number-columns-repeated="249"/>
              </table:table-row>
            </table:table-row-group>
            <table:table-row table:style-name="ro1" table:visibility="collapse">
              <table:table-cell table:style-name="ce23"/>
              <table:table-cell table:style-name="ce89" table:number-columns-spanned="4" table:number-rows-spanned="1"/>
              <table:covered-table-cell table:number-columns-repeated="3" table:style-name="ce89"/>
              <table:table-cell table:style-name="ce23"/>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0" table:visibility="collapse">
              <table:table-cell table:style-name="ce7"/>
              <table:table-cell table:style-name="ce37" office:value-type="string" calcext:value-type="string">
                <text:p>Time for setup pre-requisites for installing open source software</text:p>
              </table:table-cell>
              <table:table-cell table:style-name="ce47"/>
              <table:table-cell table:style-name="ce49" office:value-type="percentage" office:value="0" calcext:value-type="percentage">
                <text:p>0,00%</text:p>
              </table:table-cell>
              <table:table-cell table:style-name="ce51" office:value-type="float" office:value="0" calcext:value-type="float">
                <text:p>0</text:p>
              </table:table-cell>
              <table:table-cell table:style-name="ce7" table:formula="of:=[.D132]*[.E132]" office:value-type="float" office:value="0" calcext:value-type="float">
                <text:p>0</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5" table:visibility="collapse">
                <table:table-cell table:style-name="ce7"/>
                <table:table-cell table:style-name="ce92" office:value-type="string" calcext:value-type="string" table:number-columns-spanned="4" table:number-rows-spanned="1">
                  <text:p>The time/effort needed to set up a system, with all pre-requisites satisfied. This does not include OS.</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6" office:value-type="string" calcext:value-type="string" table:number-columns-spanned="3" table:number-rows-spanned="1">
                  <text:p>&lt; 10 minutes</text:p>
                </table:table-cell>
                <table:covered-table-cell table:number-columns-repeated="2" table:style-name="ce36"/>
                <table:table-cell table:style-name="ce54" office:value-type="float" office:value="5" calcext:value-type="float">
                  <text:p>5</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10 - 30 minutes</text:p>
                </table:table-cell>
                <table:covered-table-cell table:number-columns-repeated="2" table:style-name="ce36"/>
                <table:table-cell table:style-name="ce54" office:value-type="float" office:value="4" calcext:value-type="float">
                  <text:p>4</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30 min - 1 hour</text:p>
                </table:table-cell>
                <table:covered-table-cell table:number-columns-repeated="2" table:style-name="ce36"/>
                <table:table-cell table:style-name="ce54" office:value-type="float" office:value="3" calcext:value-type="float">
                  <text:p>3</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1 - 4 hours</text:p>
                </table:table-cell>
                <table:covered-table-cell table:number-columns-repeated="2" table:style-name="ce36"/>
                <table:table-cell table:style-name="ce54" office:value-type="float" office:value="2" calcext:value-type="float">
                  <text:p>2</text:p>
                </table:table-cell>
                <table:table-cell table:style-name="ce58"/>
                <table:table-cell table:number-columns-repeated="250"/>
              </table:table-row>
              <table:table-row table:style-name="ro8" table:visibility="collapse">
                <table:table-cell/>
                <table:table-cell table:style-name="ce36" office:value-type="string" calcext:value-type="string" table:number-columns-spanned="3" table:number-rows-spanned="1">
                  <text:p>&gt; 4 hours</text:p>
                </table:table-cell>
                <table:covered-table-cell table:number-columns-repeated="2" table:style-name="ce36"/>
                <table:table-cell table:style-name="ce54" office:value-type="float" office:value="1" calcext:value-type="float">
                  <text:p>1</text:p>
                </table:table-cell>
                <table:table-cell table:style-name="ce58"/>
                <table:table-cell table:number-columns-repeated="250"/>
              </table:table-row>
            </table:table-row-group>
            <table:table-row table:style-name="ro1" table:visibility="collapse">
              <table:table-cell table:number-columns-repeated="256"/>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1" table:visibility="collapse">
              <table:table-cell table:style-name="ce7"/>
              <table:table-cell table:style-name="ce37" office:value-type="string" calcext:value-type="string">
                <text:p>Time for vanilla installation/configuration</text:p>
              </table:table-cell>
              <table:table-cell table:style-name="ce45" office:value-type="string" calcext:value-type="string">
                <text:p>Need WAMP stack, then install/download mambo</text:p>
              </table:table-cell>
              <table:table-cell table:style-name="ce49" office:value-type="percentage" office:value="0.4" calcext:value-type="percentage">
                <text:p>40,00%</text:p>
              </table:table-cell>
              <table:table-cell table:style-name="ce51" office:value-type="float" office:value="3" calcext:value-type="float">
                <text:p>3</text:p>
              </table:table-cell>
              <table:table-cell table:style-name="ce7" table:formula="of:=[.D145]*[.E145]" office:value-type="float" office:value="1.2" calcext:value-type="float">
                <text:p>1,2</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3" table:visibility="collapse">
                <table:table-cell table:style-name="ce7"/>
                <table:table-cell table:style-name="ce92" office:value-type="string" calcext:value-type="string" table:number-columns-spanned="4" table:number-rows-spanned="1">
                  <text:p>Time it takes to get instant gratification, shows whether project is thinking about getting users up and running quickly as possible. </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6" office:value-type="string" calcext:value-type="string" table:number-columns-spanned="3" table:number-rows-spanned="1">
                  <text:p>&lt; 10 minutes</text:p>
                </table:table-cell>
                <table:covered-table-cell table:number-columns-repeated="2" table:style-name="ce36"/>
                <table:table-cell table:style-name="ce54" office:value-type="float" office:value="5" calcext:value-type="float">
                  <text:p>5</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10 - 30 minutes</text:p>
                </table:table-cell>
                <table:covered-table-cell table:number-columns-repeated="2" table:style-name="ce36"/>
                <table:table-cell table:style-name="ce54" office:value-type="float" office:value="4" calcext:value-type="float">
                  <text:p>4</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30 min - 1 hour</text:p>
                </table:table-cell>
                <table:covered-table-cell table:number-columns-repeated="2" table:style-name="ce36"/>
                <table:table-cell table:style-name="ce54" office:value-type="float" office:value="3" calcext:value-type="float">
                  <text:p>3</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1 - 4 hours</text:p>
                </table:table-cell>
                <table:covered-table-cell table:number-columns-repeated="2" table:style-name="ce36"/>
                <table:table-cell table:style-name="ce54" office:value-type="float" office:value="2" calcext:value-type="float">
                  <text:p>2</text:p>
                </table:table-cell>
                <table:table-cell table:style-name="ce58"/>
                <table:table-cell table:number-columns-repeated="250"/>
              </table:table-row>
              <table:table-row table:style-name="ro8" table:visibility="collapse">
                <table:table-cell/>
                <table:table-cell table:style-name="ce36" office:value-type="string" calcext:value-type="string" table:number-columns-spanned="3" table:number-rows-spanned="1">
                  <text:p>&gt; 4 hours</text:p>
                </table:table-cell>
                <table:covered-table-cell table:number-columns-repeated="2" table:style-name="ce36"/>
                <table:table-cell table:style-name="ce54" office:value-type="float" office:value="1" calcext:value-type="float">
                  <text:p>1</text:p>
                </table:table-cell>
                <table:table-cell table:style-name="ce58"/>
                <table:table-cell table:number-columns-repeated="250"/>
              </table:table-row>
            </table:table-row-group>
            <table:table-row table:style-name="ro1" table:visibility="collapse">
              <table:table-cell table:number-columns-repeated="256"/>
            </table:table-row>
          </table:table-row-group>
        </table:table-row-group>
        <table:table-row table:style-name="ro16">
          <table:table-cell table:number-columns-repeated="256"/>
        </table:table-row>
        <table:table-row-group>
          <table:table-row table:style-name="ro10">
            <table:table-cell table:style-name="ce15" office:value-type="string" calcext:value-type="string">
              <text:p>Rank</text:p>
            </table:table-cell>
            <table:table-cell table:style-name="ce86" office:value-type="string" calcext:value-type="string" table:number-columns-spanned="3" table:number-rows-spanned="1">
              <text:p>Category Title</text:p>
            </table:table-cell>
            <table:covered-table-cell table:number-columns-repeated="2" table:style-name="ce86"/>
            <table:table-cell table:style-name="ce15" office:value-type="string" calcext:value-type="string">
              <text:p>Weight</text:p>
            </table:table-cell>
            <table:table-cell table:style-name="ce11" office:value-type="string" calcext:value-type="string">
              <text:p>Unweighted Rating</text:p>
            </table:table-cell>
            <table:table-cell table:style-name="ce59" office:value-type="string" calcext:value-type="string">
              <text:p>Weighted Rating</text:p>
            </table:table-cell>
            <table:table-cell table:number-columns-repeated="249"/>
          </table:table-row>
          <table:table-row table:style-name="ro1">
            <table:table-cell table:style-name="ce22" table:formula="of:=[$'Category Rank'.B15]" office:value-type="float" office:value="5" calcext:value-type="float">
              <text:p>5</text:p>
            </table:table-cell>
            <table:table-cell table:style-name="ce26" office:value-type="string" calcext:value-type="string" table:number-columns-spanned="3" table:number-rows-spanned="1">
              <text:p>Community</text:p>
            </table:table-cell>
            <table:covered-table-cell table:number-columns-repeated="2" table:style-name="ce88"/>
            <table:table-cell table:style-name="ce50" table:formula="of:=[$'Category Rank'.D15]" office:value-type="percentage" office:value="0.1" calcext:value-type="percentage">
              <text:p>10,00%</text:p>
            </table:table-cell>
            <table:table-cell table:style-name="ce22" table:formula="of:=SUM([.F162:.F184])" office:value-type="float" office:value="3.5" calcext:value-type="float">
              <text:p>3,5</text:p>
            </table:table-cell>
            <table:table-cell table:style-name="ce22" table:formula="of:=[.F159]*[.E159]" office:value-type="float" office:value="0.35" calcext:value-type="float">
              <text:p>0,35</text:p>
            </table:table-cell>
            <table:table-cell table:number-columns-repeated="249"/>
          </table:table-row>
          <table:table-row-group table:display="false">
            <table:table-row table:style-name="ro1" table:visibility="collapse">
              <table:table-cell table:style-name="ce23"/>
              <table:table-cell table:style-name="ce89" table:number-columns-spanned="5" table:number-rows-spanned="1"/>
              <table:covered-table-cell table:number-columns-repeated="4" table:style-name="ce89"/>
              <table:table-cell table:style-name="ce7"/>
              <table:table-cell table:number-columns-repeated="249"/>
            </table:table-row>
            <table:table-row table:style-name="ro10" table:visibility="collapse">
              <table:table-cell table:style-name="ce7"/>
              <table:table-cell table:style-name="ce40"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7" table:visibility="collapse">
              <table:table-cell table:style-name="ce7"/>
              <table:table-cell table:style-name="ce23" office:value-type="string" calcext:value-type="string">
                <text:p>Average volume of general mailing list in the last 6 months</text:p>
              </table:table-cell>
              <table:table-cell table:style-name="ce45" office:value-type="string" calcext:value-type="string">
                <text:p>Uses Discussion forums only - but pretty active</text:p>
              </table:table-cell>
              <table:table-cell table:style-name="ce49" office:value-type="percentage" office:value="0.5" calcext:value-type="percentage">
                <text:p>50,00%</text:p>
              </table:table-cell>
              <table:table-cell table:style-name="ce51" office:value-type="float" office:value="4" calcext:value-type="float">
                <text:p>4</text:p>
              </table:table-cell>
              <table:table-cell table:style-name="ce7" table:formula="of:=[.D162]*[.E162]" office:value-type="float" office:value="2" calcext:value-type="float">
                <text:p>2</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est Description</text:p>
                </table:table-cell>
                <table:covered-table-cell table:number-columns-repeated="3" table:style-name="ce91"/>
                <table:table-cell/>
                <table:table-cell table:style-name="ce7"/>
                <table:table-cell table:number-columns-repeated="249"/>
              </table:table-row>
              <table:table-row table:style-name="ro1" table:visibility="collapse">
                <table:table-cell table:style-name="ce7"/>
                <table:table-cell table:style-name="ce92" office:value-type="string" calcext:value-type="string" table:number-columns-spanned="4" table:number-rows-spanned="1">
                  <text:p>The general mailing list is the place where the community helps itself. </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52"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gt; 720 messages per month</text:p>
                </table:table-cell>
                <table:covered-table-cell table:number-columns-repeated="2" table:style-name="ce32"/>
                <table:table-cell table:style-name="ce37" office:value-type="float" office:value="5" calcext:value-type="float">
                  <text:p>5</text:p>
                </table:table-cell>
                <table:table-cell table:style-name="ce37"/>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300 - 720 msg per month</text:p>
                </table:table-cell>
                <table:covered-table-cell table:number-columns-repeated="2" table:style-name="ce33"/>
                <table:table-cell table:style-name="ce37" office:value-type="float" office:value="4" calcext:value-type="float">
                  <text:p>4</text:p>
                </table:table-cell>
                <table:table-cell table:style-name="ce37"/>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150 - 300 msg per month</text:p>
                </table:table-cell>
                <table:covered-table-cell table:number-columns-repeated="2" table:style-name="ce32"/>
                <table:table-cell table:style-name="ce37" office:value-type="float" office:value="3" calcext:value-type="float">
                  <text:p>3</text:p>
                </table:table-cell>
                <table:table-cell table:style-name="ce37"/>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30 - 150 msg per month</text:p>
                </table:table-cell>
                <table:covered-table-cell table:number-columns-repeated="2" table:style-name="ce32"/>
                <table:table-cell table:style-name="ce37" office:value-type="float" office:value="2" calcext:value-type="float">
                  <text:p>2</text:p>
                </table:table-cell>
                <table:table-cell table:style-name="ce37"/>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lt; 30 msg per month</text:p>
                </table:table-cell>
                <table:covered-table-cell table:number-columns-repeated="2" table:style-name="ce33"/>
                <table:table-cell table:style-name="ce37" office:value-type="float" office:value="1" calcext:value-type="float">
                  <text:p>1</text:p>
                </table:table-cell>
                <table:table-cell table:style-name="ce37"/>
                <table:table-cell table:style-name="ce7"/>
                <table:table-cell table:number-columns-repeated="249"/>
              </table:table-row>
            </table:table-row-group>
            <table:table-row table:style-name="ro1" table:visibility="collapse">
              <table:table-cell table:style-name="ce23"/>
              <table:table-cell table:style-name="ce89" table:number-columns-spanned="4" table:number-rows-spanned="1"/>
              <table:covered-table-cell table:number-columns-repeated="3" table:style-name="ce89"/>
              <table:table-cell table:style-name="ce23"/>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Number of unique code contributors in the last 6 months</text:p>
              </table:table-cell>
              <table:table-cell table:style-name="ce45" office:value-type="string" calcext:value-type="string">
                <text:p>14 developers</text:p>
              </table:table-cell>
              <table:table-cell table:style-name="ce49" office:value-type="percentage" office:value="0.5" calcext:value-type="percentage">
                <text:p>50,00%</text:p>
              </table:table-cell>
              <table:table-cell table:style-name="ce51" office:value-type="float" office:value="3" calcext:value-type="float">
                <text:p>3</text:p>
              </table:table-cell>
              <table:table-cell table:style-name="ce7" table:formula="of:=[.D175]*[.E175]" office:value-type="float" office:value="1.5" calcext:value-type="float">
                <text:p>1,5</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est Description</text:p>
                </table:table-cell>
                <table:covered-table-cell table:number-columns-repeated="3" table:style-name="ce91"/>
                <table:table-cell/>
                <table:table-cell table:style-name="ce7"/>
                <table:table-cell table:number-columns-repeated="249"/>
              </table:table-row>
              <table:table-row table:style-name="ro18" table:visibility="collapse">
                <table:table-cell table:style-name="ce7"/>
                <table:table-cell table:style-name="ce92" office:value-type="string" calcext:value-type="string" table:number-columns-spanned="4" table:number-rows-spanned="1">
                  <text:p>Usually code contributors promote community building surrounding the project. The more code contributors, the better the community support.</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6" office:value-type="string" calcext:value-type="string" table:number-columns-spanned="3" table:number-rows-spanned="1">
                  <text:p>Only after being active outside committer for a while</text:p>
                </table:table-cell>
                <table:covered-table-cell table:number-columns-repeated="2" table:style-name="ce36"/>
                <table:table-cell table:style-name="ce54" office:value-type="float" office:value="5" calcext:value-type="float">
                  <text:p>5</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Rather difficult, must contribute accepted patches for some time</text:p>
                </table:table-cell>
                <table:covered-table-cell table:number-columns-repeated="2" table:style-name="ce36"/>
                <table:table-cell table:style-name="ce54" office:value-type="float" office:value="3" calcext:value-type="float">
                  <text:p>3</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Anyone can enter</text:p>
                </table:table-cell>
                <table:covered-table-cell table:number-columns-repeated="2" table:style-name="ce36"/>
                <table:table-cell table:style-name="ce54" office:value-type="float" office:value="1" calcext:value-type="float">
                  <text:p>1</text:p>
                </table:table-cell>
                <table:table-cell table:style-name="ce58"/>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0">
            <table:table-cell table:style-name="ce15" office:value-type="string" calcext:value-type="string">
              <text:p>Rank</text:p>
            </table:table-cell>
            <table:table-cell table:style-name="ce86" office:value-type="string" calcext:value-type="string" table:number-columns-spanned="3" table:number-rows-spanned="1">
              <text:p>Category Title</text:p>
            </table:table-cell>
            <table:covered-table-cell table:number-columns-repeated="2" table:style-name="ce86"/>
            <table:table-cell table:style-name="ce15" office:value-type="string" calcext:value-type="string">
              <text:p>Weight</text:p>
            </table:table-cell>
            <table:table-cell table:style-name="ce11" office:value-type="string" calcext:value-type="string">
              <text:p>Unweighted Rating</text:p>
            </table:table-cell>
            <table:table-cell table:style-name="ce59" office:value-type="string" calcext:value-type="string">
              <text:p>Weighted Rating</text:p>
            </table:table-cell>
            <table:table-cell table:number-columns-repeated="249"/>
          </table:table-row>
          <table:table-row table:style-name="ro1">
            <table:table-cell table:style-name="ce22" table:formula="of:=[$'Category Rank'.B16]" office:value-type="float" office:value="6" calcext:value-type="float">
              <text:p>6</text:p>
            </table:table-cell>
            <table:table-cell table:style-name="ce26" office:value-type="string" calcext:value-type="string" table:number-columns-spanned="3" table:number-rows-spanned="1">
              <text:p>Security</text:p>
            </table:table-cell>
            <table:covered-table-cell table:number-columns-repeated="2" table:style-name="ce88"/>
            <table:table-cell table:style-name="ce50" table:formula="of:=[$'Category Rank'.D16]" office:value-type="percentage" office:value="0.1" calcext:value-type="percentage">
              <text:p>10,00%</text:p>
            </table:table-cell>
            <table:table-cell table:style-name="ce22" table:formula="of:=SUM([.F190:.F212])" office:value-type="float" office:value="3" calcext:value-type="float">
              <text:p>3</text:p>
            </table:table-cell>
            <table:table-cell table:style-name="ce22" table:formula="of:=[.F187]*[.E187]" office:value-type="float" office:value="0.3" calcext:value-type="float">
              <text:p>0,3</text:p>
            </table:table-cell>
            <table:table-cell table:number-columns-repeated="249"/>
          </table:table-row>
          <table:table-row-group table:display="false">
            <table:table-row table:style-name="ro1" table:visibility="collapse">
              <table:table-cell table:style-name="ce23"/>
              <table:table-cell table:style-name="ce89" table:number-columns-spanned="5" table:number-rows-spanned="1"/>
              <table:covered-table-cell table:number-columns-repeated="4" table:style-name="ce89"/>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0" table:visibility="collapse">
              <table:table-cell table:style-name="ce7"/>
              <table:table-cell table:style-name="ce37" office:value-type="string" calcext:value-type="string">
                <text:p>Number of security vulnerabilities in the last 6 months that are moderately to extremely critical</text:p>
              </table:table-cell>
              <table:table-cell table:style-name="ce45" office:value-type="string" calcext:value-type="string">
                <text:p>3 - source: secunia</text:p>
              </table:table-cell>
              <table:table-cell table:style-name="ce49" office:value-type="percentage" office:value="0.6" calcext:value-type="percentage">
                <text:p>60,00%</text:p>
              </table:table-cell>
              <table:table-cell table:style-name="ce51" office:value-type="float" office:value="3" calcext:value-type="float">
                <text:p>3</text:p>
              </table:table-cell>
              <table:table-cell table:style-name="ce7" table:formula="of:=[.D190]*[.E190]" office:value-type="float" office:value="1.8" calcext:value-type="float">
                <text:p>1,8</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est Description</text:p>
                </table:table-cell>
                <table:covered-table-cell table:number-columns-repeated="3" table:style-name="ce91"/>
                <table:table-cell/>
                <table:table-cell table:style-name="ce7"/>
                <table:table-cell table:number-columns-repeated="249"/>
              </table:table-row>
              <table:table-row table:style-name="ro11" table:visibility="collapse">
                <table:table-cell table:style-name="ce7"/>
                <table:table-cell table:style-name="ce92" office:value-type="string" calcext:value-type="string" table:number-columns-spanned="4" table:number-rows-spanned="1">
                  <text:p>This measures the quality related to security vulnerabilities. How susceptible the is software to security vulnerabilities.</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52"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float" office:value="0" calcext:value-type="float" table:number-columns-spanned="3" table:number-rows-spanned="1">
                  <text:p>0</text:p>
                </table:table-cell>
                <table:covered-table-cell table:number-columns-repeated="2" table:style-name="ce32"/>
                <table:table-cell table:style-name="ce37" office:value-type="float" office:value="5" calcext:value-type="float">
                  <text:p>5</text:p>
                </table:table-cell>
                <table:table-cell table:style-name="ce37"/>
                <table:table-cell table:style-name="ce7"/>
                <table:table-cell table:number-columns-repeated="249"/>
              </table:table-row>
              <table:table-row table:style-name="ro1" table:visibility="collapse">
                <table:table-cell table:style-name="ce7"/>
                <table:table-cell table:style-name="ce41" office:value-type="string" calcext:value-type="string" table:number-columns-spanned="3" table:number-rows-spanned="1">
                  <text:p>1 to 2</text:p>
                </table:table-cell>
                <table:covered-table-cell table:number-columns-repeated="2" table:style-name="ce33"/>
                <table:table-cell table:style-name="ce37" office:value-type="float" office:value="4" calcext:value-type="float">
                  <text:p>4</text:p>
                </table:table-cell>
                <table:table-cell table:style-name="ce37"/>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3 to 4</text:p>
                </table:table-cell>
                <table:covered-table-cell table:number-columns-repeated="2" table:style-name="ce32"/>
                <table:table-cell table:style-name="ce37" office:value-type="float" office:value="3" calcext:value-type="float">
                  <text:p>3</text:p>
                </table:table-cell>
                <table:table-cell table:style-name="ce37"/>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5 to 6</text:p>
                </table:table-cell>
                <table:covered-table-cell table:number-columns-repeated="2" table:style-name="ce32"/>
                <table:table-cell table:style-name="ce37" office:value-type="float" office:value="2" calcext:value-type="float">
                  <text:p>2</text:p>
                </table:table-cell>
                <table:table-cell table:style-name="ce37"/>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gt; 6</text:p>
                </table:table-cell>
                <table:covered-table-cell table:number-columns-repeated="2" table:style-name="ce33"/>
                <table:table-cell table:style-name="ce37" office:value-type="float" office:value="1" calcext:value-type="float">
                  <text:p>1</text:p>
                </table:table-cell>
                <table:table-cell table:style-name="ce37"/>
                <table:table-cell table:style-name="ce7"/>
                <table:table-cell table:number-columns-repeated="249"/>
              </table:table-row>
            </table:table-row-group>
            <table:table-row table:style-name="ro1" table:visibility="collapse">
              <table:table-cell table:style-name="ce23"/>
              <table:table-cell table:style-name="ce89" table:number-columns-spanned="4" table:number-rows-spanned="1"/>
              <table:covered-table-cell table:number-columns-repeated="3" table:style-name="ce89"/>
              <table:table-cell table:style-name="ce23"/>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0" table:visibility="collapse">
              <table:table-cell table:style-name="ce7"/>
              <table:table-cell table:style-name="ce37" office:value-type="string" calcext:value-type="string">
                <text:p>Is there a dedicated information (web page, wiki, etc) for security?</text:p>
              </table:table-cell>
              <table:table-cell table:style-name="ce45" office:value-type="string" calcext:value-type="string">
                <text:p>Dedicated forum to Security &amp; performance</text:p>
              </table:table-cell>
              <table:table-cell table:style-name="ce49" office:value-type="percentage" office:value="0.4" calcext:value-type="percentage">
                <text:p>40,00%</text:p>
              </table:table-cell>
              <table:table-cell table:style-name="ce51" office:value-type="float" office:value="3" calcext:value-type="float">
                <text:p>3</text:p>
              </table:table-cell>
              <table:table-cell table:style-name="ce7" table:formula="of:=[.D203]*[.E203]" office:value-type="float" office:value="1.2" calcext:value-type="float">
                <text:p>1,2</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 table:visibility="collapse">
                <table:table-cell table:style-name="ce7"/>
                <table:table-cell table:style-name="ce92" office:value-type="string" calcext:value-type="string" table:number-columns-spanned="4" table:number-rows-spanned="1">
                  <text:p>This measures how aware of and seriously the project takes security issues.</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6" office:value-type="string" calcext:value-type="string" table:number-columns-spanned="3" table:number-rows-spanned="1">
                  <text:p>Yes, well maintained</text:p>
                </table:table-cell>
                <table:covered-table-cell table:number-columns-repeated="2" table:style-name="ce36"/>
                <table:table-cell table:style-name="ce54" office:value-type="float" office:value="5" calcext:value-type="float">
                  <text:p>5</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Yes</text:p>
                </table:table-cell>
                <table:covered-table-cell table:number-columns-repeated="2" table:style-name="ce36"/>
                <table:table-cell table:style-name="ce54" office:value-type="float" office:value="3" calcext:value-type="float">
                  <text:p>3</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No</text:p>
                </table:table-cell>
                <table:covered-table-cell table:number-columns-repeated="2" table:style-name="ce36"/>
                <table:table-cell table:style-name="ce54" office:value-type="float" office:value="1" calcext:value-type="float">
                  <text:p>1</text:p>
                </table:table-cell>
                <table:table-cell table:style-name="ce58"/>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0">
            <table:table-cell table:style-name="ce15" office:value-type="string" calcext:value-type="string">
              <text:p>Rank</text:p>
            </table:table-cell>
            <table:table-cell table:style-name="ce42" office:value-type="string" calcext:value-type="string" table:number-columns-spanned="3" table:number-rows-spanned="1">
              <text:p>Category Title</text:p>
            </table:table-cell>
            <table:covered-table-cell table:number-columns-repeated="2" table:style-name="ce86"/>
            <table:table-cell table:style-name="ce15" office:value-type="string" calcext:value-type="string">
              <text:p>Weight</text:p>
            </table:table-cell>
            <table:table-cell table:style-name="ce11" office:value-type="string" calcext:value-type="string">
              <text:p>Unweighted Rating</text:p>
            </table:table-cell>
            <table:table-cell table:style-name="ce59" office:value-type="string" calcext:value-type="string">
              <text:p>Weighted Rating</text:p>
            </table:table-cell>
            <table:table-cell table:number-columns-repeated="249"/>
          </table:table-row>
          <table:table-row table:style-name="ro1">
            <table:table-cell table:style-name="ce22" table:formula="of:=[$'Category Rank'.B17]" office:value-type="float" office:value="7" calcext:value-type="float">
              <text:p>7</text:p>
            </table:table-cell>
            <table:table-cell table:style-name="ce26" office:value-type="string" calcext:value-type="string" table:number-columns-spanned="3" table:number-rows-spanned="1">
              <text:p>Support</text:p>
            </table:table-cell>
            <table:covered-table-cell table:number-columns-repeated="2" table:style-name="ce88"/>
            <table:table-cell table:style-name="ce50" table:formula="of:=[$'Category Rank'.D17]" office:value-type="percentage" office:value="0.05" calcext:value-type="percentage">
              <text:p>5,00%</text:p>
            </table:table-cell>
            <table:table-cell table:style-name="ce22" table:formula="of:=SUM([.F218:.F240])" office:value-type="float" office:value="2.3" calcext:value-type="float">
              <text:p>2,3</text:p>
            </table:table-cell>
            <table:table-cell table:style-name="ce22" table:formula="of:=[.F215]*[.E215]" office:value-type="float" office:value="0.115" calcext:value-type="float">
              <text:p>0,12</text:p>
            </table:table-cell>
            <table:table-cell table:number-columns-repeated="249"/>
          </table:table-row>
          <table:table-row-group table:display="false">
            <table:table-row table:style-name="ro1" table:visibility="collapse">
              <table:table-cell table:style-name="ce23"/>
              <table:table-cell table:style-name="ce89" table:number-columns-spanned="5" table:number-rows-spanned="1"/>
              <table:covered-table-cell table:number-columns-repeated="4" table:style-name="ce89"/>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0" table:visibility="collapse">
              <table:table-cell table:style-name="ce7"/>
              <table:table-cell table:style-name="ce23" office:value-type="string" calcext:value-type="string">
                <text:p>Average volume of general mailing list in the last 6 months</text:p>
              </table:table-cell>
              <table:table-cell table:style-name="ce45" office:value-type="string" calcext:value-type="string">
                <text:p>Uses Discussion forums only</text:p>
              </table:table-cell>
              <table:table-cell table:style-name="ce49" office:value-type="percentage" office:value="0.3" calcext:value-type="percentage">
                <text:p>30,00%</text:p>
              </table:table-cell>
              <table:table-cell table:style-name="ce51" office:value-type="float" office:value="3" calcext:value-type="float">
                <text:p>3</text:p>
              </table:table-cell>
              <table:table-cell table:style-name="ce7" table:formula="of:=[.D218]*[.E218]" office:value-type="float" office:value="0.9" calcext:value-type="float">
                <text:p>0,9</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est Description</text:p>
                </table:table-cell>
                <table:covered-table-cell table:number-columns-repeated="3" table:style-name="ce91"/>
                <table:table-cell/>
                <table:table-cell table:style-name="ce7"/>
                <table:table-cell table:number-columns-repeated="249"/>
              </table:table-row>
              <table:table-row table:style-name="ro1" table:visibility="collapse">
                <table:table-cell table:style-name="ce7"/>
                <table:table-cell table:style-name="ce92" office:value-type="string" calcext:value-type="string" table:number-columns-spanned="4" table:number-rows-spanned="1">
                  <text:p>The general mailing list is the first place where people go for free help</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52"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gt; 720 messages per month</text:p>
                </table:table-cell>
                <table:covered-table-cell table:number-columns-repeated="2" table:style-name="ce32"/>
                <table:table-cell table:style-name="ce37" office:value-type="float" office:value="5" calcext:value-type="float">
                  <text:p>5</text:p>
                </table:table-cell>
                <table:table-cell table:style-name="ce37"/>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300 - 720 msg per month</text:p>
                </table:table-cell>
                <table:covered-table-cell table:number-columns-repeated="2" table:style-name="ce33"/>
                <table:table-cell table:style-name="ce37" office:value-type="float" office:value="4" calcext:value-type="float">
                  <text:p>4</text:p>
                </table:table-cell>
                <table:table-cell table:style-name="ce37"/>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150 - 300 msg per month</text:p>
                </table:table-cell>
                <table:covered-table-cell table:number-columns-repeated="2" table:style-name="ce32"/>
                <table:table-cell table:style-name="ce37" office:value-type="float" office:value="3" calcext:value-type="float">
                  <text:p>3</text:p>
                </table:table-cell>
                <table:table-cell table:style-name="ce37"/>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30 - 150 msg per month</text:p>
                </table:table-cell>
                <table:covered-table-cell table:number-columns-repeated="2" table:style-name="ce32"/>
                <table:table-cell table:style-name="ce37" office:value-type="float" office:value="2" calcext:value-type="float">
                  <text:p>2</text:p>
                </table:table-cell>
                <table:table-cell table:style-name="ce37"/>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lt; 30 msg per month</text:p>
                </table:table-cell>
                <table:covered-table-cell table:number-columns-repeated="2" table:style-name="ce33"/>
                <table:table-cell table:style-name="ce37" office:value-type="float" office:value="1" calcext:value-type="float">
                  <text:p>1</text:p>
                </table:table-cell>
                <table:table-cell table:style-name="ce37"/>
                <table:table-cell table:style-name="ce7"/>
                <table:table-cell table:number-columns-repeated="249"/>
              </table:table-row>
            </table:table-row-group>
            <table:table-row table:style-name="ro1" table:visibility="collapse">
              <table:table-cell table:style-name="ce23"/>
              <table:table-cell table:style-name="ce89" table:number-columns-spanned="4" table:number-rows-spanned="1"/>
              <table:covered-table-cell table:number-columns-repeated="3" table:style-name="ce89"/>
              <table:table-cell table:style-name="ce23"/>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9" table:visibility="collapse">
              <table:table-cell table:style-name="ce7"/>
              <table:table-cell table:style-name="ce23" office:value-type="string" calcext:value-type="string">
                <text:p>Quality of professional support</text:p>
              </table:table-cell>
              <table:table-cell table:style-name="ce45" office:value-type="string" calcext:value-type="string">
                <text:p>If you need to buy support, were do you go?</text:p>
                <text:p>No clear</text:p>
              </table:table-cell>
              <table:table-cell table:style-name="ce49" office:value-type="percentage" office:value="0.7" calcext:value-type="percentage">
                <text:p>70,00%</text:p>
              </table:table-cell>
              <table:table-cell table:style-name="ce51" office:value-type="float" office:value="2" calcext:value-type="float">
                <text:p>2</text:p>
              </table:table-cell>
              <table:table-cell table:style-name="ce7" table:formula="of:=[.D231]*[.E231]" office:value-type="float" office:value="1.4" calcext:value-type="float">
                <text:p>1,4</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 table:visibility="collapse">
                <table:table-cell table:style-name="ce7"/>
                <table:table-cell table:style-name="ce92" office:value-type="string" calcext:value-type="string" table:number-columns-spanned="4" table:number-rows-spanned="1">
                  <text:p>Professional support that helps fine-tune for the local deployment and troubleshooting is always desirable.</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6" office:value-type="string" calcext:value-type="string" table:number-columns-spanned="3" table:number-rows-spanned="1">
                  <text:p>Installation + troubleshooting + integration / customization support</text:p>
                </table:table-cell>
                <table:covered-table-cell table:number-columns-repeated="2" table:style-name="ce36"/>
                <table:table-cell table:style-name="ce54" office:value-type="float" office:value="5" calcext:value-type="float">
                  <text:p>5</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Installation support only</text:p>
                </table:table-cell>
                <table:covered-table-cell table:number-columns-repeated="2" table:style-name="ce36"/>
                <table:table-cell table:style-name="ce54" office:value-type="float" office:value="3" calcext:value-type="float">
                  <text:p>3</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No professional support</text:p>
                </table:table-cell>
                <table:covered-table-cell table:number-columns-repeated="2" table:style-name="ce36"/>
                <table:table-cell table:style-name="ce54" office:value-type="float" office:value="1" calcext:value-type="float">
                  <text:p>1</text:p>
                </table:table-cell>
                <table:table-cell table:style-name="ce58"/>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0">
            <table:table-cell table:style-name="ce15" office:value-type="string" calcext:value-type="string">
              <text:p>Rank</text:p>
            </table:table-cell>
            <table:table-cell table:style-name="ce86" office:value-type="string" calcext:value-type="string" table:number-columns-spanned="3" table:number-rows-spanned="1">
              <text:p>Category Title</text:p>
            </table:table-cell>
            <table:covered-table-cell table:number-columns-repeated="2" table:style-name="ce86"/>
            <table:table-cell table:style-name="ce15" office:value-type="string" calcext:value-type="string">
              <text:p>Weight</text:p>
            </table:table-cell>
            <table:table-cell table:style-name="ce11" office:value-type="string" calcext:value-type="string">
              <text:p>Unweighted Rating</text:p>
            </table:table-cell>
            <table:table-cell table:style-name="ce59" office:value-type="string" calcext:value-type="string">
              <text:p>Weighted Rating</text:p>
            </table:table-cell>
            <table:table-cell table:number-columns-repeated="249"/>
          </table:table-row>
          <table:table-row table:style-name="ro1">
            <table:table-cell table:style-name="ce22" table:formula="of:=[$'Category Rank'.B18]" office:value-type="float" office:value="8" calcext:value-type="float">
              <text:p>8</text:p>
            </table:table-cell>
            <table:table-cell table:style-name="ce26" office:value-type="string" calcext:value-type="string" table:number-columns-spanned="3" table:number-rows-spanned="1">
              <text:p>Performance</text:p>
            </table:table-cell>
            <table:covered-table-cell table:number-columns-repeated="2" table:style-name="ce88"/>
            <table:table-cell table:style-name="ce50" table:formula="of:=[$'Category Rank'.D18]" office:value-type="percentage" office:value="0" calcext:value-type="percentage">
              <text:p>0,00%</text:p>
            </table:table-cell>
            <table:table-cell table:style-name="ce22" table:formula="of:=SUM([.F246:.F266])" office:value-type="float" office:value="1.6" calcext:value-type="float">
              <text:p>1,6</text:p>
            </table:table-cell>
            <table:table-cell table:style-name="ce22" table:formula="of:=[.F243]*[.E243]" office:value-type="float" office:value="0" calcext:value-type="float">
              <text:p>0</text:p>
            </table:table-cell>
            <table:table-cell table:number-columns-repeated="249"/>
          </table:table-row>
          <table:table-row-group table:display="false">
            <table:table-row table:style-name="ro1" table:visibility="collapse">
              <table:table-cell table:style-name="ce23"/>
              <table:table-cell table:style-name="ce89" table:number-columns-spanned="5" table:number-rows-spanned="1"/>
              <table:covered-table-cell table:number-columns-repeated="4" table:style-name="ce89"/>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Performance Testing and Benchmark Reports available</text:p>
              </table:table-cell>
              <table:table-cell table:style-name="ce45" office:value-type="string" calcext:value-type="string">
                <text:p>None found</text:p>
              </table:table-cell>
              <table:table-cell table:style-name="ce49" office:value-type="percentage" office:value="0.4" calcext:value-type="percentage">
                <text:p>40,00%</text:p>
              </table:table-cell>
              <table:table-cell table:style-name="ce51" office:value-type="float" office:value="1" calcext:value-type="float">
                <text:p>1</text:p>
              </table:table-cell>
              <table:table-cell table:style-name="ce7" table:formula="of:=[.D246]*[.E246]" office:value-type="float" office:value="0.4" calcext:value-type="float">
                <text:p>0,4</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est Description</text:p>
                </table:table-cell>
                <table:covered-table-cell table:number-columns-repeated="3" table:style-name="ce91"/>
                <table:table-cell/>
                <table:table-cell table:style-name="ce7"/>
                <table:table-cell table:number-columns-repeated="249"/>
              </table:table-row>
              <table:table-row table:style-name="ro11" table:visibility="collapse">
                <table:table-cell table:style-name="ce7"/>
                <table:table-cell table:style-name="ce92" office:value-type="string" calcext: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52"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Yes, with good results</text:p>
                </table:table-cell>
                <table:covered-table-cell table:number-columns-repeated="2" table:style-name="ce32"/>
                <table:table-cell table:style-name="ce37" office:value-type="float" office:value="5" calcext:value-type="float">
                  <text:p>5</text:p>
                </table:table-cell>
                <table:table-cell table:style-name="ce37"/>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Yes</text:p>
                </table:table-cell>
                <table:covered-table-cell table:number-columns-repeated="2" table:style-name="ce32"/>
                <table:table-cell table:style-name="ce37" office:value-type="float" office:value="3" calcext:value-type="float">
                  <text:p>3</text:p>
                </table:table-cell>
                <table:table-cell table:style-name="ce37"/>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No</text:p>
                </table:table-cell>
                <table:covered-table-cell table:number-columns-repeated="2" table:style-name="ce33"/>
                <table:table-cell table:style-name="ce37" office:value-type="float" office:value="1" calcext:value-type="float">
                  <text:p>1</text:p>
                </table:table-cell>
                <table:table-cell table:style-name="ce37"/>
                <table:table-cell table:style-name="ce7"/>
                <table:table-cell table:number-columns-repeated="249"/>
              </table:table-row>
            </table:table-row-group>
            <table:table-row table:style-name="ro1" table:visibility="collapse">
              <table:table-cell table:style-name="ce23"/>
              <table:table-cell table:style-name="ce89" table:number-columns-spanned="4" table:number-rows-spanned="1"/>
              <table:covered-table-cell table:number-columns-repeated="3" table:style-name="ce89"/>
              <table:table-cell table:style-name="ce23"/>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Performance Tuning &amp; Configuration</text:p>
              </table:table-cell>
              <table:table-cell table:style-name="ce45" office:value-type="string" calcext:value-type="string">
                <text:p>Some postings</text:p>
              </table:table-cell>
              <table:table-cell table:style-name="ce49" office:value-type="percentage" office:value="0.6" calcext:value-type="percentage">
                <text:p>60,00%</text:p>
              </table:table-cell>
              <table:table-cell table:style-name="ce51" office:value-type="float" office:value="2" calcext:value-type="float">
                <text:p>2</text:p>
              </table:table-cell>
              <table:table-cell table:style-name="ce7" table:formula="of:=[.D257]*[.E257]" office:value-type="float" office:value="1.2" calcext:value-type="float">
                <text:p>1,2</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20" table:visibility="collapse">
                <table:table-cell table:style-name="ce7"/>
                <table:table-cell table:style-name="ce92" office:value-type="string" calcext:value-type="string" table:number-columns-spanned="4" table:number-rows-spanned="1">
                  <text:p>This measures if there is any documentation or tool to help fine-tune the component for performance. (Information about CPU, Disk, Network).</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6" office:value-type="string" calcext:value-type="string" table:number-columns-spanned="3" table:number-rows-spanned="1">
                  <text:p>Simple &amp; Intuitive, information is well organized, no manual required</text:p>
                </table:table-cell>
                <table:covered-table-cell table:number-columns-repeated="2" table:style-name="ce36"/>
                <table:table-cell table:style-name="ce54" office:value-type="float" office:value="5" calcext:value-type="float">
                  <text:p>5</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Takes little time to learn, information somewhat organized, some use of the manual</text:p>
                </table:table-cell>
                <table:covered-table-cell table:number-columns-repeated="2" table:style-name="ce36"/>
                <table:table-cell table:style-name="ce54" office:value-type="float" office:value="3" calcext:value-type="float">
                  <text:p>3</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Complex, too much information, no obvious organization, cannot use without a manual</text:p>
                </table:table-cell>
                <table:covered-table-cell table:number-columns-repeated="2" table:style-name="ce36"/>
                <table:table-cell table:style-name="ce54" office:value-type="float" office:value="1" calcext:value-type="float">
                  <text:p>1</text:p>
                </table:table-cell>
                <table:table-cell table:style-name="ce58"/>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0">
            <table:table-cell table:style-name="ce15" office:value-type="string" calcext:value-type="string">
              <text:p>Rank</text:p>
            </table:table-cell>
            <table:table-cell table:style-name="ce86" office:value-type="string" calcext:value-type="string" table:number-columns-spanned="3" table:number-rows-spanned="1">
              <text:p>Category Title</text:p>
            </table:table-cell>
            <table:covered-table-cell table:number-columns-repeated="2" table:style-name="ce86"/>
            <table:table-cell table:style-name="ce15" office:value-type="string" calcext:value-type="string">
              <text:p>Weight</text:p>
            </table:table-cell>
            <table:table-cell table:style-name="ce11" office:value-type="string" calcext:value-type="string">
              <text:p>Unweighted Rating</text:p>
            </table:table-cell>
            <table:table-cell table:style-name="ce59" office:value-type="string" calcext:value-type="string">
              <text:p>Weighted Rating</text:p>
            </table:table-cell>
            <table:table-cell table:number-columns-repeated="249"/>
          </table:table-row>
          <table:table-row table:style-name="ro1">
            <table:table-cell table:style-name="ce22" table:formula="of:=[$'Category Rank'.B19]" office:value-type="float" office:value="9" calcext:value-type="float">
              <text:p>9</text:p>
            </table:table-cell>
            <table:table-cell table:style-name="ce26" office:value-type="string" calcext:value-type="string" table:number-columns-spanned="3" table:number-rows-spanned="1">
              <text:p>Architecture</text:p>
            </table:table-cell>
            <table:covered-table-cell table:number-columns-repeated="2" table:style-name="ce88"/>
            <table:table-cell table:style-name="ce50" table:formula="of:=[$'Category Rank'.D19]" office:value-type="percentage" office:value="0" calcext:value-type="percentage">
              <text:p>0,00%</text:p>
            </table:table-cell>
            <table:table-cell table:style-name="ce22" table:formula="of:=SUM([.F272:.F294])" office:value-type="float" office:value="5" calcext:value-type="float">
              <text:p>5</text:p>
            </table:table-cell>
            <table:table-cell table:style-name="ce22" table:formula="of:=[.F269]*[.E269]" office:value-type="float" office:value="0" calcext:value-type="float">
              <text:p>0</text:p>
            </table:table-cell>
            <table:table-cell table:number-columns-repeated="249"/>
          </table:table-row>
          <table:table-row-group table:display="false">
            <table:table-row table:style-name="ro1" table:visibility="collapse">
              <table:table-cell table:style-name="ce23"/>
              <table:table-cell table:style-name="ce89" table:number-columns-spanned="5" table:number-rows-spanned="1"/>
              <table:covered-table-cell table:number-columns-repeated="4" table:style-name="ce89"/>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Are there any third-party plug-ins?</text:p>
              </table:table-cell>
              <table:table-cell table:style-name="ce45" office:value-type="string" calcext:value-type="string">
                <text:p>Lots of add-ons</text:p>
              </table:table-cell>
              <table:table-cell table:style-name="ce49" office:value-type="percentage" office:value="0.6" calcext:value-type="percentage">
                <text:p>60,00%</text:p>
              </table:table-cell>
              <table:table-cell table:style-name="ce51" office:value-type="float" office:value="5" calcext:value-type="float">
                <text:p>5</text:p>
              </table:table-cell>
              <table:table-cell table:style-name="ce7" table:formula="of:=[.D272]*[.E272]" office:value-type="float" office:value="3" calcext:value-type="float">
                <text:p>3</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est Description</text:p>
                </table:table-cell>
                <table:covered-table-cell table:number-columns-repeated="3" table:style-name="ce91"/>
                <table:table-cell/>
                <table:table-cell table:style-name="ce7"/>
                <table:table-cell table:number-columns-repeated="249"/>
              </table:table-row>
              <table:table-row table:style-name="ro1" table:visibility="collapse">
                <table:table-cell table:style-name="ce7"/>
                <table:table-cell table:style-name="ce92" office:value-type="string" calcext:value-type="string" table:number-columns-spanned="4" table:number-rows-spanned="1">
                  <text:p>This measures the design for extensibility through third-party plug-ins.</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52"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gt; 10</text:p>
                </table:table-cell>
                <table:covered-table-cell table:number-columns-repeated="2" table:style-name="ce32"/>
                <table:table-cell table:style-name="ce37" office:value-type="float" office:value="5" calcext:value-type="float">
                  <text:p>5</text:p>
                </table:table-cell>
                <table:table-cell table:style-name="ce37"/>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6 to 10</text:p>
                </table:table-cell>
                <table:covered-table-cell table:number-columns-repeated="2" table:style-name="ce33"/>
                <table:table-cell table:style-name="ce37" office:value-type="float" office:value="4" calcext:value-type="float">
                  <text:p>4</text:p>
                </table:table-cell>
                <table:table-cell table:style-name="ce37"/>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2 to 5</text:p>
                </table:table-cell>
                <table:covered-table-cell table:number-columns-repeated="2" table:style-name="ce32"/>
                <table:table-cell table:style-name="ce37" office:value-type="float" office:value="3" calcext:value-type="float">
                  <text:p>3</text:p>
                </table:table-cell>
                <table:table-cell table:style-name="ce37"/>
                <table:table-cell table:style-name="ce7"/>
                <table:table-cell table:number-columns-repeated="249"/>
              </table:table-row>
              <table:table-row table:style-name="ro1" table:visibility="collapse">
                <table:table-cell table:style-name="ce7"/>
                <table:table-cell table:style-name="ce32" office:value-type="float" office:value="1" calcext:value-type="float" table:number-columns-spanned="3" table:number-rows-spanned="1">
                  <text:p>1</text:p>
                </table:table-cell>
                <table:covered-table-cell table:number-columns-repeated="2" table:style-name="ce32"/>
                <table:table-cell table:style-name="ce37" office:value-type="float" office:value="2" calcext:value-type="float">
                  <text:p>2</text:p>
                </table:table-cell>
                <table:table-cell table:style-name="ce37"/>
                <table:table-cell table:style-name="ce7"/>
                <table:table-cell table:number-columns-repeated="249"/>
              </table:table-row>
              <table:table-row table:style-name="ro1" table:visibility="collapse">
                <table:table-cell table:style-name="ce7"/>
                <table:table-cell table:style-name="ce33" office:value-type="float" office:value="0" calcext:value-type="float" table:number-columns-spanned="3" table:number-rows-spanned="1">
                  <text:p>0</text:p>
                </table:table-cell>
                <table:covered-table-cell table:number-columns-repeated="2" table:style-name="ce33"/>
                <table:table-cell table:style-name="ce37" office:value-type="float" office:value="1" calcext:value-type="float">
                  <text:p>1</text:p>
                </table:table-cell>
                <table:table-cell table:style-name="ce37"/>
                <table:table-cell table:style-name="ce7"/>
                <table:table-cell table:number-columns-repeated="249"/>
              </table:table-row>
            </table:table-row-group>
            <table:table-row table:style-name="ro1" table:visibility="collapse">
              <table:table-cell table:style-name="ce23"/>
              <table:table-cell table:style-name="ce89" table:number-columns-spanned="4" table:number-rows-spanned="1"/>
              <table:covered-table-cell table:number-columns-repeated="3" table:style-name="ce89"/>
              <table:table-cell table:style-name="ce23"/>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Public API / External Service </text:p>
              </table:table-cell>
              <table:table-cell table:style-name="ce45" office:value-type="string" calcext:value-type="string">
                <text:p>Documented API</text:p>
              </table:table-cell>
              <table:table-cell table:style-name="ce49" office:value-type="percentage" office:value="0.4" calcext:value-type="percentage">
                <text:p>40,00%</text:p>
              </table:table-cell>
              <table:table-cell table:style-name="ce51" office:value-type="float" office:value="5" calcext:value-type="float">
                <text:p>5</text:p>
              </table:table-cell>
              <table:table-cell table:style-name="ce7" table:formula="of:=[.D285]*[.E285]" office:value-type="float" office:value="2" calcext:value-type="float">
                <text:p>2</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 table:visibility="collapse">
                <table:table-cell table:style-name="ce7"/>
                <table:table-cell table:style-name="ce92" office:value-type="string" calcext:value-type="string" table:number-columns-spanned="4" table:number-rows-spanned="1">
                  <text:p>Allows for extensions via a public API, also shows design for customization.</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6" office:value-type="string" calcext:value-type="string" table:number-columns-spanned="3" table:number-rows-spanned="1">
                  <text:p>Yes, extensive</text:p>
                </table:table-cell>
                <table:covered-table-cell table:number-columns-repeated="2" table:style-name="ce36"/>
                <table:table-cell table:style-name="ce54" office:value-type="float" office:value="5" calcext:value-type="float">
                  <text:p>5</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Yes</text:p>
                </table:table-cell>
                <table:covered-table-cell table:number-columns-repeated="2" table:style-name="ce36"/>
                <table:table-cell table:style-name="ce54" office:value-type="float" office:value="3" calcext:value-type="float">
                  <text:p>3</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No</text:p>
                </table:table-cell>
                <table:covered-table-cell table:number-columns-repeated="2" table:style-name="ce36"/>
                <table:table-cell table:style-name="ce54" office:value-type="float" office:value="1" calcext:value-type="float">
                  <text:p>1</text:p>
                </table:table-cell>
                <table:table-cell table:style-name="ce58"/>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0">
            <table:table-cell table:style-name="ce15" office:value-type="string" calcext:value-type="string">
              <text:p>Rank</text:p>
            </table:table-cell>
            <table:table-cell table:style-name="ce86" office:value-type="string" calcext:value-type="string" table:number-columns-spanned="3" table:number-rows-spanned="1">
              <text:p>Category Title</text:p>
            </table:table-cell>
            <table:covered-table-cell table:number-columns-repeated="2" table:style-name="ce86"/>
            <table:table-cell table:style-name="ce15" office:value-type="string" calcext:value-type="string">
              <text:p>Weight</text:p>
            </table:table-cell>
            <table:table-cell table:style-name="ce11" office:value-type="string" calcext:value-type="string">
              <text:p>Unweighted Rating</text:p>
            </table:table-cell>
            <table:table-cell table:style-name="ce59" office:value-type="string" calcext:value-type="string">
              <text:p>Weighted Rating</text:p>
            </table:table-cell>
            <table:table-cell table:number-columns-repeated="249"/>
          </table:table-row>
          <table:table-row table:style-name="ro1">
            <table:table-cell table:style-name="ce22" table:formula="of:=[$'Category Rank'.B20]" office:value-type="float" office:value="10" calcext:value-type="float">
              <text:p>10</text:p>
            </table:table-cell>
            <table:table-cell table:style-name="ce26" office:value-type="string" calcext:value-type="string" table:number-columns-spanned="3" table:number-rows-spanned="1">
              <text:p>Adoption</text:p>
            </table:table-cell>
            <table:covered-table-cell table:number-columns-repeated="2" table:style-name="ce88"/>
            <table:table-cell table:style-name="ce50" table:formula="of:=[$'Category Rank'.D20]" office:value-type="percentage" office:value="0" calcext:value-type="percentage">
              <text:p>0,00%</text:p>
            </table:table-cell>
            <table:table-cell table:style-name="ce22" table:formula="of:=SUM([.F300:.F322])" office:value-type="float" office:value="2.4" calcext:value-type="float">
              <text:p>2,4</text:p>
            </table:table-cell>
            <table:table-cell table:style-name="ce22" table:formula="of:=[.F297]*[.E297]" office:value-type="float" office:value="0" calcext:value-type="float">
              <text:p>0</text:p>
            </table:table-cell>
            <table:table-cell table:number-columns-repeated="249"/>
          </table:table-row>
          <table:table-row-group table:display="false">
            <table:table-row table:style-name="ro1" table:visibility="collapse">
              <table:table-cell table:style-name="ce23"/>
              <table:table-cell table:style-name="ce89" table:number-columns-spanned="5" table:number-rows-spanned="1"/>
              <table:covered-table-cell table:number-columns-repeated="4" table:style-name="ce89"/>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21" table:visibility="collapse">
              <table:table-cell table:style-name="ce7"/>
              <table:table-cell table:style-name="ce37" office:value-type="string" calcext:value-type="string">
                <text:p>How many book titles does Amazon.</text:p>
                <text:p>com give for Power Search query: “subject:computer and title:component name”?</text:p>
              </table:table-cell>
              <table:table-cell table:style-name="ce45" office:value-type="string" calcext:value-type="string">
                <text:p>1 book on amazon</text:p>
              </table:table-cell>
              <table:table-cell table:style-name="ce49" office:value-type="percentage" office:value="0.6" calcext:value-type="percentage">
                <text:p>60,00%</text:p>
              </table:table-cell>
              <table:table-cell table:style-name="ce51" office:value-type="float" office:value="2" calcext:value-type="float">
                <text:p>2</text:p>
              </table:table-cell>
              <table:table-cell table:style-name="ce7" table:formula="of:=[.D300]*[.E300]" office:value-type="float" office:value="1.2" calcext:value-type="float">
                <text:p>1,2</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est Description</text:p>
                </table:table-cell>
                <table:covered-table-cell table:number-columns-repeated="3" table:style-name="ce91"/>
                <table:table-cell/>
                <table:table-cell table:style-name="ce7"/>
                <table:table-cell table:number-columns-repeated="249"/>
              </table:table-row>
              <table:table-row table:style-name="ro1" table:visibility="collapse">
                <table:table-cell table:style-name="ce7"/>
                <table:table-cell table:style-name="ce92" office:value-type="string" calcext:value-type="string" table:number-columns-spanned="4" table:number-rows-spanned="1">
                  <text:p>The availability of books is certainly good. A standard way of counting available books is important.</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52"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gt; 15</text:p>
                </table:table-cell>
                <table:covered-table-cell table:number-columns-repeated="2" table:style-name="ce32"/>
                <table:table-cell table:style-name="ce37" office:value-type="float" office:value="5" calcext:value-type="float">
                  <text:p>5</text:p>
                </table:table-cell>
                <table:table-cell table:style-name="ce37"/>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6 to 15</text:p>
                </table:table-cell>
                <table:covered-table-cell table:number-columns-repeated="2" table:style-name="ce33"/>
                <table:table-cell table:style-name="ce37" office:value-type="float" office:value="4" calcext:value-type="float">
                  <text:p>4</text:p>
                </table:table-cell>
                <table:table-cell table:style-name="ce37"/>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3 to 6</text:p>
                </table:table-cell>
                <table:covered-table-cell table:number-columns-repeated="2" table:style-name="ce32"/>
                <table:table-cell table:style-name="ce37" office:value-type="float" office:value="3" calcext:value-type="float">
                  <text:p>3</text:p>
                </table:table-cell>
                <table:table-cell table:style-name="ce37"/>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1 to 3</text:p>
                </table:table-cell>
                <table:covered-table-cell table:number-columns-repeated="2" table:style-name="ce32"/>
                <table:table-cell table:style-name="ce37" office:value-type="float" office:value="2" calcext:value-type="float">
                  <text:p>2</text:p>
                </table:table-cell>
                <table:table-cell table:style-name="ce37"/>
                <table:table-cell table:style-name="ce7"/>
                <table:table-cell table:number-columns-repeated="249"/>
              </table:table-row>
              <table:table-row table:style-name="ro1" table:visibility="collapse">
                <table:table-cell table:style-name="ce7"/>
                <table:table-cell table:style-name="ce33" office:value-type="float" office:value="0" calcext:value-type="float" table:number-columns-spanned="3" table:number-rows-spanned="1">
                  <text:p>0</text:p>
                </table:table-cell>
                <table:covered-table-cell table:number-columns-repeated="2" table:style-name="ce33"/>
                <table:table-cell table:style-name="ce37" office:value-type="float" office:value="1" calcext:value-type="float">
                  <text:p>1</text:p>
                </table:table-cell>
                <table:table-cell table:style-name="ce37"/>
                <table:table-cell table:style-name="ce7"/>
                <table:table-cell table:number-columns-repeated="249"/>
              </table:table-row>
            </table:table-row-group>
            <table:table-row table:style-name="ro1" table:visibility="collapse">
              <table:table-cell table:style-name="ce23"/>
              <table:table-cell table:style-name="ce89" table:number-columns-spanned="4" table:number-rows-spanned="1"/>
              <table:covered-table-cell table:number-columns-repeated="3" table:style-name="ce89"/>
              <table:table-cell table:style-name="ce23"/>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Reference deployment</text:p>
              </table:table-cell>
              <table:table-cell table:style-name="ce47"/>
              <table:table-cell table:style-name="ce49" office:value-type="percentage" office:value="0.4" calcext:value-type="percentage">
                <text:p>40,00%</text:p>
              </table:table-cell>
              <table:table-cell table:style-name="ce51" office:value-type="float" office:value="3" calcext:value-type="float">
                <text:p>3</text:p>
              </table:table-cell>
              <table:table-cell table:style-name="ce7" table:formula="of:=[.D313]*[.E313]" office:value-type="float" office:value="1.2" calcext:value-type="float">
                <text:p>1,2</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 table:visibility="collapse">
                <table:table-cell table:style-name="ce7"/>
                <table:table-cell table:style-name="ce92" office:value-type="string" calcext:value-type="string" table:number-columns-spanned="4" table:number-rows-spanned="1">
                  <text:p>This measures whether the software is scalable and tested in real use through a real-world deployment.</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6" office:value-type="string" calcext:value-type="string" table:number-columns-spanned="3" table:number-rows-spanned="1">
                  <text:p>Yes, with publication of user’s size</text:p>
                </table:table-cell>
                <table:covered-table-cell table:number-columns-repeated="2" table:style-name="ce36"/>
                <table:table-cell table:style-name="ce54" office:value-type="float" office:value="5" calcext:value-type="float">
                  <text:p>5</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Yes</text:p>
                </table:table-cell>
                <table:covered-table-cell table:number-columns-repeated="2" table:style-name="ce36"/>
                <table:table-cell table:style-name="ce54" office:value-type="float" office:value="3" calcext:value-type="float">
                  <text:p>3</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No</text:p>
                </table:table-cell>
                <table:covered-table-cell table:number-columns-repeated="2" table:style-name="ce36"/>
                <table:table-cell table:style-name="ce54" office:value-type="float" office:value="1" calcext:value-type="float">
                  <text:p>1</text:p>
                </table:table-cell>
                <table:table-cell table:style-name="ce58"/>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0">
            <table:table-cell table:style-name="ce15" office:value-type="string" calcext:value-type="string">
              <text:p>Rank</text:p>
            </table:table-cell>
            <table:table-cell table:style-name="ce86" office:value-type="string" calcext:value-type="string" table:number-columns-spanned="3" table:number-rows-spanned="1">
              <text:p>Category Title</text:p>
            </table:table-cell>
            <table:covered-table-cell table:number-columns-repeated="2" table:style-name="ce86"/>
            <table:table-cell table:style-name="ce15" office:value-type="string" calcext:value-type="string">
              <text:p>Weight</text:p>
            </table:table-cell>
            <table:table-cell table:style-name="ce11" office:value-type="string" calcext:value-type="string">
              <text:p>Unweighted Rating</text:p>
            </table:table-cell>
            <table:table-cell table:style-name="ce59" office:value-type="string" calcext:value-type="string">
              <text:p>Weighted Rating</text:p>
            </table:table-cell>
            <table:table-cell table:number-columns-repeated="249"/>
          </table:table-row>
          <table:table-row table:style-name="ro1">
            <table:table-cell table:style-name="ce22" table:formula="of:=[$'Category Rank'.B21]" office:value-type="float" office:value="11" calcext:value-type="float">
              <text:p>11</text:p>
            </table:table-cell>
            <table:table-cell table:style-name="ce26" office:value-type="string" calcext:value-type="string" table:number-columns-spanned="3" table:number-rows-spanned="1">
              <text:p>Scalability</text:p>
            </table:table-cell>
            <table:covered-table-cell table:number-columns-repeated="2" table:style-name="ce88"/>
            <table:table-cell table:style-name="ce50" table:formula="of:=[$'Category Rank'.D21]" office:value-type="percentage" office:value="0" calcext:value-type="percentage">
              <text:p>0,00%</text:p>
            </table:table-cell>
            <table:table-cell table:style-name="ce22" table:formula="of:=SUM([.F328:.F348])" office:value-type="float" office:value="3" calcext:value-type="float">
              <text:p>3</text:p>
            </table:table-cell>
            <table:table-cell table:style-name="ce22" table:formula="of:=[.F325]*[.E325]" office:value-type="float" office:value="0" calcext:value-type="float">
              <text:p>0</text:p>
            </table:table-cell>
            <table:table-cell table:number-columns-repeated="249"/>
          </table:table-row>
          <table:table-row-group table:display="false">
            <table:table-row table:style-name="ro1" table:visibility="collapse">
              <table:table-cell table:style-name="ce23"/>
              <table:table-cell table:style-name="ce89" table:number-columns-spanned="5" table:number-rows-spanned="1"/>
              <table:covered-table-cell table:number-columns-repeated="4" table:style-name="ce89"/>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Reference deployment</text:p>
              </table:table-cell>
              <table:table-cell table:style-name="ce45" office:value-type="string" calcext:value-type="string">
                <text:p>Lots of sites</text:p>
              </table:table-cell>
              <table:table-cell table:style-name="ce49" office:value-type="percentage" office:value="1" calcext:value-type="percentage">
                <text:p>100,00%</text:p>
              </table:table-cell>
              <table:table-cell table:style-name="ce51" office:value-type="float" office:value="3" calcext:value-type="float">
                <text:p>3</text:p>
              </table:table-cell>
              <table:table-cell table:style-name="ce7" table:formula="of:=[.D328]*[.E328]" office:value-type="float" office:value="3" calcext:value-type="float">
                <text:p>3</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est Description</text:p>
                </table:table-cell>
                <table:covered-table-cell table:number-columns-repeated="3" table:style-name="ce91"/>
                <table:table-cell/>
                <table:table-cell table:style-name="ce7"/>
                <table:table-cell table:number-columns-repeated="249"/>
              </table:table-row>
              <table:table-row table:style-name="ro1" table:visibility="collapse">
                <table:table-cell table:style-name="ce7"/>
                <table:table-cell table:style-name="ce92" office:value-type="string" calcext:value-type="string" table:number-columns-spanned="4" table:number-rows-spanned="1">
                  <text:p>This measures whether the software is scalable and tested in real use through a real-world deployment.</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52"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Yes, with publication of user’s size</text:p>
                </table:table-cell>
                <table:covered-table-cell table:number-columns-repeated="2" table:style-name="ce32"/>
                <table:table-cell table:style-name="ce37" office:value-type="float" office:value="5" calcext:value-type="float">
                  <text:p>5</text:p>
                </table:table-cell>
                <table:table-cell table:style-name="ce37"/>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Yes</text:p>
                </table:table-cell>
                <table:covered-table-cell table:number-columns-repeated="2" table:style-name="ce32"/>
                <table:table-cell table:style-name="ce37" office:value-type="float" office:value="3" calcext:value-type="float">
                  <text:p>3</text:p>
                </table:table-cell>
                <table:table-cell table:style-name="ce37"/>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No</text:p>
                </table:table-cell>
                <table:covered-table-cell table:number-columns-repeated="2" table:style-name="ce33"/>
                <table:table-cell table:style-name="ce37" office:value-type="float" office:value="1" calcext:value-type="float">
                  <text:p>1</text:p>
                </table:table-cell>
                <table:table-cell table:style-name="ce37"/>
                <table:table-cell table:style-name="ce7"/>
                <table:table-cell table:number-columns-repeated="249"/>
              </table:table-row>
            </table:table-row-group>
            <table:table-row table:style-name="ro1" table:visibility="collapse">
              <table:table-cell table:style-name="ce23"/>
              <table:table-cell table:style-name="ce89" table:number-columns-spanned="4" table:number-rows-spanned="1"/>
              <table:covered-table-cell table:number-columns-repeated="3" table:style-name="ce89"/>
              <table:table-cell table:style-name="ce23"/>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Designed for scalability</text:p>
              </table:table-cell>
              <table:table-cell table:style-name="ce47" office:value-type="string" calcext:value-type="string">
                <text:p>Not known</text:p>
              </table:table-cell>
              <table:table-cell table:style-name="ce49" office:value-type="percentage" office:value="0" calcext:value-type="percentage">
                <text:p>0,00%</text:p>
              </table:table-cell>
              <table:table-cell table:style-name="ce51" office:value-type="float" office:value="1" calcext:value-type="float">
                <text:p>1</text:p>
              </table:table-cell>
              <table:table-cell table:style-name="ce7" table:formula="of:=[.D339]*[.E339]" office:value-type="float" office:value="0" calcext:value-type="float">
                <text:p>0</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7" table:visibility="collapse">
                <table:table-cell table:style-name="ce7"/>
                <table:table-cell table:style-name="ce92" office:value-type="string" calcext:value-type="string" table:number-columns-spanned="4" table:number-rows-spanned="1">
                  <text:p>This measures whether component was designed with scalability in mind. Is it thread-safe? Does it run in a cluster environment? Can H/W solve performance problems?</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6" office:value-type="string" calcext:value-type="string" table:number-columns-spanned="3" table:number-rows-spanned="1">
                  <text:p>Yes, extensive</text:p>
                </table:table-cell>
                <table:covered-table-cell table:number-columns-repeated="2" table:style-name="ce36"/>
                <table:table-cell table:style-name="ce54" office:value-type="float" office:value="5" calcext:value-type="float">
                  <text:p>5</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Yes, some</text:p>
                </table:table-cell>
                <table:covered-table-cell table:number-columns-repeated="2" table:style-name="ce36"/>
                <table:table-cell table:style-name="ce54" office:value-type="float" office:value="3" calcext:value-type="float">
                  <text:p>3</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No</text:p>
                </table:table-cell>
                <table:covered-table-cell table:number-columns-repeated="2" table:style-name="ce36"/>
                <table:table-cell table:style-name="ce54" office:value-type="float" office:value="1" calcext:value-type="float">
                  <text:p>1</text:p>
                </table:table-cell>
                <table:table-cell table:style-name="ce58"/>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0">
            <table:table-cell table:style-name="ce15" office:value-type="string" calcext:value-type="string">
              <text:p>Rank</text:p>
            </table:table-cell>
            <table:table-cell table:style-name="ce86" office:value-type="string" calcext:value-type="string" table:number-columns-spanned="3" table:number-rows-spanned="1">
              <text:p>Category Title</text:p>
            </table:table-cell>
            <table:covered-table-cell table:number-columns-repeated="2" table:style-name="ce86"/>
            <table:table-cell table:style-name="ce15" office:value-type="string" calcext:value-type="string">
              <text:p>Weight</text:p>
            </table:table-cell>
            <table:table-cell table:style-name="ce11" office:value-type="string" calcext:value-type="string">
              <text:p>Unweighted Rating</text:p>
            </table:table-cell>
            <table:table-cell table:style-name="ce59" office:value-type="string" calcext:value-type="string">
              <text:p>Weighted Rating</text:p>
            </table:table-cell>
            <table:table-cell table:number-columns-repeated="249"/>
          </table:table-row>
          <table:table-row table:style-name="ro1">
            <table:table-cell table:style-name="ce22" table:formula="of:=[$'Category Rank'.B22]" office:value-type="float" office:value="12" calcext:value-type="float">
              <text:p>12</text:p>
            </table:table-cell>
            <table:table-cell table:style-name="ce26" office:value-type="string" calcext:value-type="string" table:number-columns-spanned="3" table:number-rows-spanned="1">
              <text:p>Professionalism</text:p>
            </table:table-cell>
            <table:covered-table-cell table:number-columns-repeated="2" table:style-name="ce88"/>
            <table:table-cell table:style-name="ce50" table:formula="of:=[$'Category Rank'.D22]" office:value-type="percentage" office:value="0" calcext:value-type="percentage">
              <text:p>0,00%</text:p>
            </table:table-cell>
            <table:table-cell table:style-name="ce22" table:formula="of:=SUM([.F354:.F375])" office:value-type="float" office:value="3.1" calcext:value-type="float">
              <text:p>3,1</text:p>
            </table:table-cell>
            <table:table-cell table:style-name="ce22" table:formula="of:=[.F351]*[.E351]" office:value-type="float" office:value="0" calcext:value-type="float">
              <text:p>0</text:p>
            </table:table-cell>
            <table:table-cell table:number-columns-repeated="249"/>
          </table:table-row>
          <table:table-row-group table:display="false">
            <table:table-row table:style-name="ro1" table:visibility="collapse">
              <table:table-cell table:style-name="ce23"/>
              <table:table-cell table:style-name="ce89" table:number-columns-spanned="5" table:number-rows-spanned="1"/>
              <table:covered-table-cell table:number-columns-repeated="4" table:style-name="ce89"/>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Project Driver</text:p>
              </table:table-cell>
              <table:table-cell table:style-name="ce45" office:value-type="string" calcext:value-type="string">
                <text:p>Miro - Australia</text:p>
              </table:table-cell>
              <table:table-cell table:style-name="ce49" office:value-type="percentage" office:value="0.7" calcext:value-type="percentage">
                <text:p>70,00%</text:p>
              </table:table-cell>
              <table:table-cell table:style-name="ce51" office:value-type="float" office:value="4" calcext:value-type="float">
                <text:p>4</text:p>
              </table:table-cell>
              <table:table-cell table:style-name="ce7" table:formula="of:=[.D354]*[.E354]" office:value-type="float" office:value="2.8" calcext:value-type="float">
                <text:p>2,8</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est Description</text:p>
                </table:table-cell>
                <table:covered-table-cell table:number-columns-repeated="3" table:style-name="ce91"/>
                <table:table-cell/>
                <table:table-cell table:style-name="ce7"/>
                <table:table-cell table:number-columns-repeated="249"/>
              </table:table-row>
              <table:table-row table:style-name="ro1" table:visibility="collapse">
                <table:table-cell table:style-name="ce7"/>
                <table:table-cell table:style-name="ce92" office:value-type="string" calcext:value-type="string" table:number-columns-spanned="4" table:number-rows-spanned="1">
                  <text:p>The project driver performs project management, resource (money) gathering, etc</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52"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Independent foundation supported by corporations (Apache / OSDL style)</text:p>
                </table:table-cell>
                <table:covered-table-cell table:number-columns-repeated="2" table:style-name="ce32"/>
                <table:table-cell table:style-name="ce37" office:value-type="float" office:value="5" calcext:value-type="float">
                  <text:p>5</text:p>
                </table:table-cell>
                <table:table-cell table:style-name="ce37"/>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Corporation (MySQL style)</text:p>
                </table:table-cell>
                <table:covered-table-cell table:number-columns-repeated="2" table:style-name="ce33"/>
                <table:table-cell table:style-name="ce37" office:value-type="float" office:value="4" calcext:value-type="float">
                  <text:p>4</text:p>
                </table:table-cell>
                <table:table-cell table:style-name="ce37"/>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Groups</text:p>
                </table:table-cell>
                <table:covered-table-cell table:number-columns-repeated="2" table:style-name="ce32"/>
                <table:table-cell table:style-name="ce37" office:value-type="float" office:value="2" calcext:value-type="float">
                  <text:p>2</text:p>
                </table:table-cell>
                <table:table-cell table:style-name="ce37"/>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Individuals</text:p>
                </table:table-cell>
                <table:covered-table-cell table:number-columns-repeated="2" table:style-name="ce33"/>
                <table:table-cell table:style-name="ce37" office:value-type="float" office:value="1" calcext:value-type="float">
                  <text:p>1</text:p>
                </table:table-cell>
                <table:table-cell table:style-name="ce37"/>
                <table:table-cell table:style-name="ce7"/>
                <table:table-cell table:number-columns-repeated="249"/>
              </table:table-row>
            </table:table-row-group>
            <table:table-row table:style-name="ro1" table:visibility="collapse">
              <table:table-cell table:style-name="ce23"/>
              <table:table-cell table:style-name="ce89" table:number-columns-spanned="4" table:number-rows-spanned="1"/>
              <table:covered-table-cell table:number-columns-repeated="3" table:style-name="ce89"/>
              <table:table-cell table:style-name="ce23"/>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0" table:visibility="collapse">
              <table:table-cell table:style-name="ce7"/>
              <table:table-cell table:style-name="ce23" office:value-type="string" calcext:value-type="string">
                <text:p>Difficulty to enter core developer team</text:p>
              </table:table-cell>
              <table:table-cell table:style-name="ce45" office:value-type="string" calcext:value-type="string">
                <text:p>No explicit guidelines found</text:p>
              </table:table-cell>
              <table:table-cell table:style-name="ce49" office:value-type="percentage" office:value="0.3" calcext:value-type="percentage">
                <text:p>30,00%</text:p>
              </table:table-cell>
              <table:table-cell table:style-name="ce51" office:value-type="float" office:value="1" calcext:value-type="float">
                <text:p>1</text:p>
              </table:table-cell>
              <table:table-cell table:style-name="ce7" table:formula="of:=[.D366]*[.E366]" office:value-type="float" office:value="0.3" calcext:value-type="float">
                <text:p>0,3</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8" table:visibility="collapse">
                <table:table-cell table:style-name="ce7"/>
                <table:table-cell table:style-name="ce92" office:value-type="string" calcext:value-type="string" table:number-columns-spanned="4" table:number-rows-spanned="1">
                  <text:p>To ensure software quality, mature projects must be selective in accepting committers. New projects often has no choice </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6" office:value-type="string" calcext:value-type="string" table:number-columns-spanned="3" table:number-rows-spanned="1">
                  <text:p>Only after being active outside committer for a while</text:p>
                </table:table-cell>
                <table:covered-table-cell table:number-columns-repeated="2" table:style-name="ce36"/>
                <table:table-cell table:style-name="ce54" office:value-type="float" office:value="5" calcext:value-type="float">
                  <text:p>5</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Rather difficult, must contribute accepted patches for some time</text:p>
                </table:table-cell>
                <table:covered-table-cell table:number-columns-repeated="2" table:style-name="ce36"/>
                <table:table-cell table:style-name="ce54" office:value-type="float" office:value="3" calcext:value-type="float">
                  <text:p>3</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Anyone can enter</text:p>
                </table:table-cell>
                <table:covered-table-cell table:number-columns-repeated="2" table:style-name="ce36"/>
                <table:table-cell table:style-name="ce54" office:value-type="float" office:value="1" calcext:value-type="float">
                  <text:p>1</text:p>
                </table:table-cell>
                <table:table-cell table:style-name="ce58"/>
                <table:table-cell table:number-columns-repeated="250"/>
              </table:table-row>
            </table:table-row-group>
            <table:table-row table:style-name="ro1" table:visibility="collapse">
              <table:table-cell table:number-columns-repeated="256"/>
            </table:table-row>
          </table:table-row-group>
        </table:table-row-group>
        <table:table-row table:style-name="ro1" table:number-rows-repeated="33">
          <table:table-cell table:number-columns-repeated="256"/>
        </table:table-row>
        <table:table-row-group>
          <table:table-row table:style-name="ro10">
            <table:table-cell table:style-name="ce15" office:value-type="string" calcext:value-type="string">
              <text:p>Rank</text:p>
            </table:table-cell>
            <table:table-cell table:style-name="ce86" office:value-type="string" calcext:value-type="string" table:number-columns-spanned="3" table:number-rows-spanned="1">
              <text:p>Category Title</text:p>
            </table:table-cell>
            <table:covered-table-cell table:number-columns-repeated="2" table:style-name="ce86"/>
            <table:table-cell table:style-name="ce15" office:value-type="string" calcext:value-type="string">
              <text:p>Weight</text:p>
            </table:table-cell>
            <table:table-cell table:style-name="ce11" office:value-type="string" calcext:value-type="string">
              <text:p>Unweighted Rating</text:p>
            </table:table-cell>
            <table:table-cell table:style-name="ce59" office:value-type="string" calcext:value-type="string">
              <text:p>Weighted Rating</text:p>
            </table:table-cell>
            <table:table-cell table:number-columns-repeated="249"/>
          </table:table-row>
          <table:table-row table:style-name="ro1">
            <table:table-cell table:style-name="ce22" office:value-type="float" office:value="1" calcext:value-type="float">
              <text:p>1</text:p>
            </table:table-cell>
            <table:table-cell table:style-name="ce88" office:value-type="string" calcext:value-type="string" table:number-columns-spanned="3" table:number-rows-spanned="1">
              <text:p>Quality</text:p>
            </table:table-cell>
            <table:covered-table-cell table:number-columns-repeated="2" table:style-name="ce88"/>
            <table:table-cell table:style-name="ce55" office:value-type="percentage" office:value="0.2" calcext:value-type="percentage">
              <text:p>20,00%</text:p>
            </table:table-cell>
            <table:table-cell table:style-name="ce22" table:formula="of:=SUM([.F413:.F435])" office:value-type="float" office:value="5" calcext:value-type="float">
              <text:p>5</text:p>
            </table:table-cell>
            <table:table-cell table:style-name="ce22" table:formula="of:=[.F410]*[.E410]" office:value-type="float" office:value="1" calcext:value-type="float">
              <text:p>1</text:p>
            </table:table-cell>
            <table:table-cell table:number-columns-repeated="249"/>
          </table:table-row>
          <table:table-row-group>
            <table:table-row table:style-name="ro1" table:visibility="collapse">
              <table:table-cell table:style-name="ce23"/>
              <table:table-cell table:style-name="ce89" table:number-columns-spanned="5" table:number-rows-spanned="1"/>
              <table:covered-table-cell table:number-columns-repeated="4" table:style-name="ce89"/>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Number of minor releases in the past 12 months.</text:p>
              </table:table-cell>
              <table:table-cell table:style-name="ce13"/>
              <table:table-cell table:style-name="ce16" office:value-type="percentage" office:value="0.6" calcext:value-type="percentage">
                <text:p>60,00%</text:p>
              </table:table-cell>
              <table:table-cell table:style-name="ce13" office:value-type="float" office:value="5" calcext:value-type="float">
                <text:p>5</text:p>
              </table:table-cell>
              <table:table-cell table:style-name="ce7" table:formula="of:=[.D413]*[.E413]" office:value-type="float" office:value="3" calcext:value-type="float">
                <text:p>3</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est Description</text:p>
                </table:table-cell>
                <table:covered-table-cell table:number-columns-repeated="3" table:style-name="ce91"/>
                <table:table-cell/>
                <table:table-cell table:style-name="ce7"/>
                <table:table-cell table:number-columns-repeated="249"/>
              </table:table-row>
              <table:table-row table:style-name="ro10" table:visibility="collapse">
                <table:table-cell table:style-name="ce7"/>
                <table:table-cell table:style-name="ce104" office:value-type="string" calcext:value-type="string" table:number-columns-spanned="4" table:number-rows-spanned="1">
                  <text:p>Time it takes to get instant gratification, shows whether project is thinking about getting users up and running quickly as possible. </text:p>
                </table:table-cell>
                <table:covered-table-cell table:number-columns-repeated="3" table:style-name="ce104"/>
                <table:table-cell table:style-name="ce57"/>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52"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lt; 10 minutes</text:p>
                </table:table-cell>
                <table:covered-table-cell table:number-columns-repeated="2" table:style-name="ce32"/>
                <table:table-cell table:style-name="ce37" office:value-type="float" office:value="5" calcext:value-type="float">
                  <text:p>5</text:p>
                </table:table-cell>
                <table:table-cell table:style-name="ce37"/>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10 – 30) <text:s/>minutes</text:p>
                </table:table-cell>
                <table:covered-table-cell table:number-columns-repeated="2" table:style-name="ce33"/>
                <table:table-cell table:style-name="ce37" office:value-type="float" office:value="4" calcext:value-type="float">
                  <text:p>4</text:p>
                </table:table-cell>
                <table:table-cell table:style-name="ce37"/>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30 min – 1 <text:s/>hour)</text:p>
                </table:table-cell>
                <table:covered-table-cell table:number-columns-repeated="2" table:style-name="ce32"/>
                <table:table-cell table:style-name="ce37" office:value-type="float" office:value="3" calcext:value-type="float">
                  <text:p>3</text:p>
                </table:table-cell>
                <table:table-cell table:style-name="ce37"/>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1 – 4) hours</text:p>
                </table:table-cell>
                <table:covered-table-cell table:number-columns-repeated="2" table:style-name="ce32"/>
                <table:table-cell table:style-name="ce37" office:value-type="float" office:value="2" calcext:value-type="float">
                  <text:p>2</text:p>
                </table:table-cell>
                <table:table-cell table:style-name="ce37"/>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gt;= 4 hours</text:p>
                </table:table-cell>
                <table:covered-table-cell table:number-columns-repeated="2" table:style-name="ce33"/>
                <table:table-cell table:style-name="ce37" office:value-type="float" office:value="1" calcext:value-type="float">
                  <text:p>1</text:p>
                </table:table-cell>
                <table:table-cell table:style-name="ce37"/>
                <table:table-cell table:style-name="ce7"/>
                <table:table-cell table:number-columns-repeated="249"/>
              </table:table-row>
            </table:table-row-group>
            <table:table-row table:style-name="ro1" table:visibility="collapse">
              <table:table-cell table:style-name="ce23"/>
              <table:table-cell table:style-name="ce89" table:number-columns-spanned="4" table:number-rows-spanned="1"/>
              <table:covered-table-cell table:number-columns-repeated="3" table:style-name="ce89"/>
              <table:table-cell table:style-name="ce23"/>
              <table:table-cell table:style-name="ce7"/>
              <table:table-cell table:number-columns-repeated="249"/>
            </table:table-row>
            <table:table-row table:style-name="ro10" table:visibility="collapse">
              <table:table-cell table:style-name="ce7"/>
              <table:table-cell table:style-name="ce29" office:value-type="string" calcext:value-type="string">
                <text:p>Metric Name</text:p>
              </table:table-cell>
              <table:table-cell table:style-name="ce29" office:value-type="string" calcext:value-type="string">
                <text:p>Raw Score</text:p>
              </table:table-cell>
              <table:table-cell table:style-name="ce40" office:value-type="string" calcext:value-type="string">
                <text:p>Weight</text:p>
              </table:table-cell>
              <table:table-cell table:style-name="ce40" office:value-type="string" calcext:value-type="string">
                <text:p>Unweighted Score</text:p>
              </table:table-cell>
              <table:table-cell table:style-name="ce40"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Number of minor releases in the past 12 months.</text:p>
              </table:table-cell>
              <table:table-cell table:style-name="ce13"/>
              <table:table-cell table:style-name="ce16" office:value-type="percentage" office:value="0.4" calcext:value-type="percentage">
                <text:p>40,00%</text:p>
              </table:table-cell>
              <table:table-cell table:style-name="ce13" office:value-type="float" office:value="5" calcext:value-type="float">
                <text:p>5</text:p>
              </table:table-cell>
              <table:table-cell table:style-name="ce7" table:formula="of:=[.D426]*[.E426]" office:value-type="float" office:value="2" calcext:value-type="float">
                <text:p>2</text:p>
              </table:table-cell>
              <table:table-cell table:style-name="ce7"/>
              <table:table-cell table:number-columns-repeated="249"/>
            </table:table-row>
            <table:table-row-group>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0" table:visibility="collapse">
                <table:table-cell table:style-name="ce7"/>
                <table:table-cell table:style-name="ce92" office:value-type="string" calcext:value-type="string" table:number-columns-spanned="4" table:number-rows-spanned="1">
                  <text:p>Time it takes to get instant gratification, shows whether project is thinking about getting users up and running quickly as possible. </text:p>
                </table:table-cell>
                <table:covered-table-cell table:number-columns-repeated="3" table:style-name="ce92"/>
                <table:table-cell table:style-name="ce57"/>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7"/>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3" table:number-rows-spanned="1">
                  <text:p>Test Score Specification</text:p>
                </table:table-cell>
                <table:covered-table-cell table:number-columns-repeated="2" table:style-name="ce91"/>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6" office:value-type="string" calcext:value-type="string" table:number-columns-spanned="3" table:number-rows-spanned="1">
                  <text:p>Simple &amp; Intuitive, information is well organized, no manual required</text:p>
                </table:table-cell>
                <table:covered-table-cell table:number-columns-repeated="2" table:style-name="ce36"/>
                <table:table-cell table:style-name="ce54" office:value-type="float" office:value="5" calcext:value-type="float">
                  <text:p>5</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Takes little time to learn, information somewhat organized, some use of the manual</text:p>
                </table:table-cell>
                <table:covered-table-cell table:number-columns-repeated="2" table:style-name="ce36"/>
                <table:table-cell table:style-name="ce54" office:value-type="float" office:value="3" calcext:value-type="float">
                  <text:p>3</text:p>
                </table:table-cell>
                <table:table-cell table:style-name="ce58"/>
                <table:table-cell table:number-columns-repeated="250"/>
              </table:table-row>
              <table:table-row table:style-name="ro1" table:visibility="collapse">
                <table:table-cell/>
                <table:table-cell table:style-name="ce36" office:value-type="string" calcext:value-type="string" table:number-columns-spanned="3" table:number-rows-spanned="1">
                  <text:p>Complex, too much information, no obvious organization, cannot use without a manual</text:p>
                </table:table-cell>
                <table:covered-table-cell table:number-columns-repeated="2" table:style-name="ce36"/>
                <table:table-cell table:style-name="ce54" office:value-type="float" office:value="1" calcext:value-type="float">
                  <text:p>1</text:p>
                </table:table-cell>
                <table:table-cell table:style-name="ce58"/>
                <table:table-cell table:number-columns-repeated="250"/>
              </table:table-row>
              <table:table-row table:style-name="ro1" table:visibility="collapse">
                <table:table-cell table:number-columns-repeated="256"/>
              </table:table-row>
            </table:table-row-group>
          </table:table-row-group>
        </table:table-row-group>
        <table:table-row table:style-name="ro1" table:number-rows-repeated="31564">
          <table:table-cell table:number-columns-repeated="256"/>
        </table:table-row>
        <table:table-row table:style-name="ro1">
          <table:table-cell table:number-columns-repeated="256"/>
        </table:table-row>
      </table:table>
      <table:table table:name="Functionality Rating" table:style-name="ta4" table:print="false">
        <table:table-column table:style-name="co4" table:default-cell-style-name="ce7"/>
        <table:table-column table:style-name="co15" table:default-cell-style-name="ce7"/>
        <table:table-column table:style-name="co16" table:default-cell-style-name="ce7"/>
        <table:table-column table:style-name="co4" table:number-columns-repeated="253" table:default-cell-style-name="ce7"/>
        <table:table-row table:style-name="ro1" table:number-rows-repeated="3">
          <table:table-cell table:number-columns-repeated="256"/>
        </table:table-row>
        <table:table-row table:style-name="ro1">
          <table:table-cell/>
          <table:table-cell table:style-name="ce27" office:value-type="string" calcext:value-type="string" table:number-columns-spanned="3" table:number-rows-spanned="1">
            <text:p>Appendix A: Functionality Metric Worksheet</text:p>
          </table:table-cell>
          <table:covered-table-cell table:number-columns-repeated="2" table:style-name="ce27"/>
          <table:table-cell table:number-columns-repeated="252"/>
        </table:table-row>
        <table:table-row table:style-name="ro1">
          <table:table-cell table:number-columns-repeated="256"/>
        </table:table-row>
        <table:table-row table:style-name="ro1">
          <table:table-cell/>
          <table:table-cell table:style-name="ce28" office:value-type="string" calcext:value-type="string" table:number-columns-spanned="3" table:number-rows-spanned="1">
            <text:p>Evaluated Technology</text:p>
          </table:table-cell>
          <table:covered-table-cell table:number-columns-repeated="2" table:style-name="ce28"/>
          <table:table-cell table:number-columns-repeated="252"/>
        </table:table-row>
        <table:table-row table:style-name="ro7">
          <table:table-cell/>
          <table:table-cell table:style-name="ce30" table:formula="of:=[$'Category Rank'.B7:.D7]" office:value-type="string" office:string-value="Mambo 4.5.2" calcext:value-type="string" table:number-columns-spanned="3" table:number-rows-spanned="1">
            <text:p>Mambo 4.5.2</text:p>
          </table:table-cell>
          <table:covered-table-cell table:number-columns-repeated="2" table:style-name="ce30"/>
          <table:table-cell table:number-columns-repeated="252"/>
        </table:table-row>
        <table:table-row table:style-name="ro1" table:number-rows-repeated="2">
          <table:table-cell table:number-columns-repeated="256"/>
        </table:table-row>
        <table:table-row table:style-name="ro1">
          <table:table-cell/>
          <table:table-cell table:style-name="ce11" office:value-type="string" calcext:value-type="string" table:number-columns-spanned="3" table:number-rows-spanned="1">
            <text:p>Category Title</text:p>
          </table:table-cell>
          <table:covered-table-cell table:number-columns-repeated="2" table:style-name="ce11"/>
          <table:table-cell table:style-name="ce73" office:value-type="string" calcext:value-type="string">
            <text:p>Rating</text:p>
          </table:table-cell>
          <table:table-cell table:number-columns-repeated="251"/>
        </table:table-row>
        <table:table-row table:style-name="ro7">
          <table:table-cell/>
          <table:table-cell table:style-name="ce56" office:value-type="string" calcext:value-type="string" table:number-columns-spanned="3" table:number-rows-spanned="1">
            <text:p>Functionality</text:p>
          </table:table-cell>
          <table:covered-table-cell table:number-columns-repeated="2" table:style-name="ce56"/>
          <table:table-cell table:style-name="ce74" office:value-type="float" office:value="4" calcext:value-type="float">
            <text:p>4</text:p>
          </table:table-cell>
          <table:table-cell table:number-columns-repeated="251"/>
        </table:table-row>
        <table:table-row table:style-name="ro1">
          <table:table-cell/>
          <table:table-cell table:style-name="ce56" table:number-columns-repeated="3"/>
          <table:table-cell table:number-columns-repeated="252"/>
        </table:table-row>
        <table:table-row table:style-name="ro1">
          <table:table-cell/>
          <table:table-cell table:style-name="ce56" office:value-type="string" calcext:value-type="string">
            <text:p>Source of Standard &amp; Extended List</text:p>
          </table:table-cell>
          <table:table-cell table:style-name="ce56" table:number-columns-repeated="2"/>
          <table:table-cell table:number-columns-repeated="252"/>
        </table:table-row>
        <table:table-row table:style-name="ro22">
          <table:table-cell/>
          <table:table-cell table:style-name="ce61" office:value-type="string" calcext:value-type="string">
            <text:p>Feature list is sub-set of features from CMSMatrix.org. <text:s/>Scores are also sourced from CMSMatrix.org http://www.cmsmatrix.org/matrix/cms-matrix?func=viewDetail&amp;listingId=1074</text:p>
          </table:table-cell>
          <table:table-cell table:style-name="ce56" table:number-columns-repeated="2"/>
          <table:table-cell table:number-columns-repeated="252"/>
        </table:table-row>
        <table:table-row table:style-name="ro8">
          <table:table-cell/>
          <table:table-cell table:style-name="ce61"/>
          <table:table-cell table:style-name="ce56" table:number-columns-repeated="2"/>
          <table:table-cell table:number-columns-repeated="252"/>
        </table:table-row>
        <table:table-row table:style-name="ro8">
          <table:table-cell/>
          <table:table-cell table:style-name="ce62" office:value-type="string" calcext:value-type="string">
            <text:p>Standard Functionality</text:p>
          </table:table-cell>
          <table:table-cell table:style-name="ce66"/>
          <table:table-cell table:style-name="ce71"/>
          <table:table-cell table:number-columns-repeated="252"/>
        </table:table-row>
        <table:table-row-group>
          <table:table-row table:style-name="ro1">
            <table:table-cell/>
            <table:table-cell table:style-name="ce91" office:value-type="string" calcext:value-type="string" table:number-columns-spanned="3" table:number-rows-spanned="1">
              <text:p>Weight &amp; Test Description</text:p>
            </table:table-cell>
            <table:covered-table-cell table:number-columns-repeated="2" table:style-name="ce91"/>
            <table:table-cell table:number-columns-repeated="252"/>
          </table:table-row>
          <table:table-row table:style-name="ro20">
            <table:table-cell/>
            <table:table-cell table:style-name="ce57" office:value-type="string" calcext:value-type="string" table:number-columns-spanned="3" table:number-rows-spanned="1">
              <text:p>Rank each feature with importance as follows. Enter in the negative value of the weight if the technology is missing functionality.</text:p>
            </table:table-cell>
            <table:covered-table-cell table:number-columns-repeated="2" table:style-name="ce57"/>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style-name="ce91" office:value-type="string" calcext:value-type="string">
              <text:p>Weight &amp; Test Score Specification</text:p>
            </table:table-cell>
            <table:table-cell table:style-name="ce91" office:value-type="string" calcext:value-type="string" table:number-columns-spanned="2" table:number-rows-spanned="1">
              <text:p>Score</text:p>
            </table:table-cell>
            <table:covered-table-cell table:style-name="ce91"/>
            <table:table-cell table:number-columns-repeated="252"/>
          </table:table-row>
          <table:table-row table:style-name="ro1">
            <table:table-cell/>
            <table:table-cell table:style-name="ce31" office:value-type="string" calcext:value-type="string">
              <text:p>Very important</text:p>
            </table:table-cell>
            <table:table-cell table:style-name="ce32" office:value-type="float" office:value="3" calcext:value-type="float" table:number-columns-spanned="2" table:number-rows-spanned="1">
              <text:p>3</text:p>
            </table:table-cell>
            <table:covered-table-cell table:style-name="ce32"/>
            <table:table-cell table:number-columns-repeated="252"/>
          </table:table-row>
          <table:table-row table:style-name="ro1">
            <table:table-cell/>
            <table:table-cell table:style-name="ce31" office:value-type="string" calcext:value-type="string">
              <text:p>Somewhat important</text:p>
            </table:table-cell>
            <table:table-cell table:style-name="ce32" office:value-type="float" office:value="2" calcext:value-type="float" table:number-columns-spanned="2" table:number-rows-spanned="1">
              <text:p>2</text:p>
            </table:table-cell>
            <table:covered-table-cell table:style-name="ce32"/>
            <table:table-cell table:number-columns-repeated="252"/>
          </table:table-row>
          <table:table-row table:style-name="ro1">
            <table:table-cell/>
            <table:table-cell table:style-name="ce31" office:value-type="string" calcext:value-type="string">
              <text:p>Not important</text:p>
            </table:table-cell>
            <table:table-cell table:style-name="ce32" office:value-type="float" office:value="1" calcext:value-type="float" table:number-columns-spanned="2" table:number-rows-spanned="1">
              <text:p>1</text:p>
            </table:table-cell>
            <table:covered-table-cell table:style-name="ce32"/>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group>
        <table:table-row table:style-name="ro1">
          <table:table-cell/>
          <table:table-cell table:style-name="ce40" office:value-type="string" calcext:value-type="string">
            <text:p>Standard Functionality</text:p>
          </table:table-cell>
          <table:table-cell table:style-name="ce67" office:value-type="string" calcext:value-type="string">
            <text:p>Weight</text:p>
          </table:table-cell>
          <table:table-cell table:style-name="ce67" office:value-type="string" calcext:value-type="string">
            <text:p>Score</text:p>
          </table:table-cell>
          <table:table-cell table:number-columns-repeated="252"/>
        </table:table-row>
        <table:table-row table:style-name="ro1">
          <table:table-cell/>
          <table:table-cell table:style-name="ce63" office:value-type="string" calcext:value-type="string">
            <text:p>Security</text:p>
          </table:table-cell>
          <table:table-cell table:style-name="ce63" table:number-columns-repeated="2"/>
          <table:table-cell table:number-columns-repeated="252"/>
        </table:table-row>
        <table:table-row table:style-name="ro1">
          <table:table-cell/>
          <table:table-cell table:style-name="ce64" office:value-type="string" calcext:value-type="string">
            <text:p>LDAP Authentication</text:p>
          </table:table-cell>
          <table:table-cell table:style-name="ce68" office:value-type="float" office:value="3" calcext:value-type="float">
            <text:p>3</text:p>
          </table:table-cell>
          <table:table-cell table:style-name="ce72" office:value-type="float" office:value="3" calcext:value-type="float">
            <text:p>3</text:p>
          </table:table-cell>
          <table:table-cell table:number-columns-repeated="252"/>
        </table:table-row>
        <table:table-row table:style-name="ro1">
          <table:table-cell/>
          <table:table-cell table:style-name="ce64" office:value-type="string" calcext:value-type="string">
            <text:p>Granular Authentication</text:p>
          </table:table-cell>
          <table:table-cell table:style-name="ce68" office:value-type="float" office:value="3" calcext:value-type="float">
            <text:p>3</text:p>
          </table:table-cell>
          <table:table-cell table:style-name="ce72" office:value-type="float" office:value="3" calcext:value-type="float">
            <text:p>3</text:p>
          </table:table-cell>
          <table:table-cell table:number-columns-repeated="252"/>
        </table:table-row>
        <table:table-row table:style-name="ro1">
          <table:table-cell/>
          <table:table-cell table:style-name="ce64" office:value-type="string" calcext:value-type="string">
            <text:p>Content Approval</text:p>
          </table:table-cell>
          <table:table-cell table:style-name="ce68" office:value-type="float" office:value="2" calcext:value-type="float">
            <text:p>2</text:p>
          </table:table-cell>
          <table:table-cell table:style-name="ce72" office:value-type="float" office:value="2" calcext:value-type="float">
            <text:p>2</text:p>
          </table:table-cell>
          <table:table-cell table:number-columns-repeated="252"/>
        </table:table-row>
        <table:table-row table:style-name="ro1">
          <table:table-cell/>
          <table:table-cell table:style-name="ce63" office:value-type="string" calcext:value-type="string">
            <text:p>Ease of use</text:p>
          </table:table-cell>
          <table:table-cell table:style-name="ce63" table:number-columns-repeated="2"/>
          <table:table-cell table:number-columns-repeated="252"/>
        </table:table-row>
        <table:table-row table:style-name="ro1">
          <table:table-cell/>
          <table:table-cell table:style-name="ce64" office:value-type="string" calcext:value-type="string">
            <text:p>Email 2 Discussion</text:p>
          </table:table-cell>
          <table:table-cell table:style-name="ce68" office:value-type="float" office:value="1" calcext:value-type="float">
            <text:p>1</text:p>
          </table:table-cell>
          <table:table-cell table:style-name="ce72" office:value-type="float" office:value="-1" calcext:value-type="float">
            <text:p>-1</text:p>
          </table:table-cell>
          <table:table-cell table:number-columns-repeated="252"/>
        </table:table-row>
        <table:table-row table:style-name="ro1">
          <table:table-cell/>
          <table:table-cell table:style-name="ce64" office:value-type="string" calcext:value-type="string">
            <text:p>Spell Checker</text:p>
          </table:table-cell>
          <table:table-cell table:style-name="ce68" office:value-type="float" office:value="2" calcext:value-type="float">
            <text:p>2</text:p>
          </table:table-cell>
          <table:table-cell table:style-name="ce72" office:value-type="float" office:value="-2" calcext:value-type="float">
            <text:p>-2</text:p>
          </table:table-cell>
          <table:table-cell table:number-columns-repeated="252"/>
        </table:table-row>
        <table:table-row table:style-name="ro1">
          <table:table-cell/>
          <table:table-cell table:style-name="ce64" office:value-type="string" calcext:value-type="string">
            <text:p>Subscriptions</text:p>
          </table:table-cell>
          <table:table-cell table:style-name="ce68" office:value-type="float" office:value="2" calcext:value-type="float">
            <text:p>2</text:p>
          </table:table-cell>
          <table:table-cell table:style-name="ce72" office:value-type="float" office:value="-2" calcext:value-type="float">
            <text:p>-2</text:p>
          </table:table-cell>
          <table:table-cell table:number-columns-repeated="252"/>
        </table:table-row>
        <table:table-row table:style-name="ro1">
          <table:table-cell/>
          <table:table-cell table:style-name="ce64" office:value-type="string" calcext:value-type="string">
            <text:p>Template Language</text:p>
          </table:table-cell>
          <table:table-cell table:style-name="ce68" office:value-type="float" office:value="3" calcext:value-type="float">
            <text:p>3</text:p>
          </table:table-cell>
          <table:table-cell table:style-name="ce72" office:value-type="float" office:value="3" calcext:value-type="float">
            <text:p>3</text:p>
          </table:table-cell>
          <table:table-cell table:number-columns-repeated="252"/>
        </table:table-row>
        <table:table-row table:style-name="ro1">
          <table:table-cell/>
          <table:table-cell table:style-name="ce64" office:value-type="string" calcext:value-type="string">
            <text:p>RSS Feeds</text:p>
          </table:table-cell>
          <table:table-cell table:style-name="ce68" office:value-type="float" office:value="2" calcext:value-type="float">
            <text:p>2</text:p>
          </table:table-cell>
          <table:table-cell table:style-name="ce72" office:value-type="float" office:value="2" calcext:value-type="float">
            <text:p>2</text:p>
          </table:table-cell>
          <table:table-cell table:number-columns-repeated="252"/>
        </table:table-row>
        <table:table-row table:style-name="ro1">
          <table:table-cell/>
          <table:table-cell table:style-name="ce65" office:value-type="string" calcext:value-type="string">
            <text:p>Management</text:p>
          </table:table-cell>
          <table:table-cell table:style-name="ce68"/>
          <table:table-cell table:style-name="ce72"/>
          <table:table-cell table:number-columns-repeated="252"/>
        </table:table-row>
        <table:table-row table:style-name="ro1">
          <table:table-cell/>
          <table:table-cell table:style-name="ce64" office:value-type="string" calcext:value-type="string">
            <text:p>Statistics</text:p>
          </table:table-cell>
          <table:table-cell table:style-name="ce68" office:value-type="float" office:value="3" calcext:value-type="float">
            <text:p>3</text:p>
          </table:table-cell>
          <table:table-cell table:style-name="ce72" office:value-type="float" office:value="3" calcext:value-type="float">
            <text:p>3</text:p>
          </table:table-cell>
          <table:table-cell table:number-columns-repeated="252"/>
        </table:table-row>
        <table:table-row table:style-name="ro1">
          <table:table-cell/>
          <table:table-cell table:style-name="ce64" office:value-type="string" calcext:value-type="string">
            <text:p>Page Caching</text:p>
          </table:table-cell>
          <table:table-cell table:style-name="ce68" office:value-type="float" office:value="2" calcext:value-type="float">
            <text:p>2</text:p>
          </table:table-cell>
          <table:table-cell table:style-name="ce72" office:value-type="float" office:value="2" calcext:value-type="float">
            <text:p>2</text:p>
          </table:table-cell>
          <table:table-cell table:number-columns-repeated="252"/>
        </table:table-row>
        <table:table-row table:style-name="ro1">
          <table:table-cell/>
          <table:table-cell table:style-name="ce63" office:value-type="string" calcext:value-type="string">
            <text:p>Applications</text:p>
          </table:table-cell>
          <table:table-cell table:style-name="ce63" table:number-columns-repeated="2"/>
          <table:table-cell table:number-columns-repeated="252"/>
        </table:table-row>
        <table:table-row table:style-name="ro1">
          <table:table-cell/>
          <table:table-cell table:style-name="ce64" office:value-type="string" calcext:value-type="string">
            <text:p>Blogs</text:p>
          </table:table-cell>
          <table:table-cell table:style-name="ce68" office:value-type="float" office:value="3" calcext:value-type="float">
            <text:p>3</text:p>
          </table:table-cell>
          <table:table-cell table:style-name="ce72" office:value-type="float" office:value="3" calcext:value-type="float">
            <text:p>3</text:p>
          </table:table-cell>
          <table:table-cell table:number-columns-repeated="252"/>
        </table:table-row>
        <table:table-row table:style-name="ro1">
          <table:table-cell/>
          <table:table-cell table:style-name="ce64" office:value-type="string" calcext:value-type="string">
            <text:p>Chat</text:p>
          </table:table-cell>
          <table:table-cell table:style-name="ce68" office:value-type="float" office:value="3" calcext:value-type="float">
            <text:p>3</text:p>
          </table:table-cell>
          <table:table-cell table:style-name="ce72" office:value-type="float" office:value="3" calcext:value-type="float">
            <text:p>3</text:p>
          </table:table-cell>
          <table:table-cell table:number-columns-repeated="252"/>
        </table:table-row>
        <table:table-row table:style-name="ro1">
          <table:table-cell/>
          <table:table-cell table:style-name="ce64" office:value-type="string" calcext:value-type="string">
            <text:p>Contact Mgmt</text:p>
          </table:table-cell>
          <table:table-cell table:style-name="ce68" office:value-type="float" office:value="2" calcext:value-type="float">
            <text:p>2</text:p>
          </table:table-cell>
          <table:table-cell table:style-name="ce72" office:value-type="float" office:value="2" calcext:value-type="float">
            <text:p>2</text:p>
          </table:table-cell>
          <table:table-cell table:number-columns-repeated="252"/>
        </table:table-row>
        <table:table-row table:style-name="ro1">
          <table:table-cell/>
          <table:table-cell table:style-name="ce64" office:value-type="string" calcext:value-type="string">
            <text:p>Discussion / Forums</text:p>
          </table:table-cell>
          <table:table-cell table:style-name="ce68" office:value-type="float" office:value="3" calcext:value-type="float">
            <text:p>3</text:p>
          </table:table-cell>
          <table:table-cell table:style-name="ce72" office:value-type="float" office:value="3" calcext:value-type="float">
            <text:p>3</text:p>
          </table:table-cell>
          <table:table-cell table:number-columns-repeated="252"/>
        </table:table-row>
        <table:table-row table:style-name="ro1">
          <table:table-cell/>
          <table:table-cell table:style-name="ce64" office:value-type="string" calcext:value-type="string">
            <text:p>Event Calendar</text:p>
          </table:table-cell>
          <table:table-cell table:style-name="ce68" office:value-type="float" office:value="3" calcext:value-type="float">
            <text:p>3</text:p>
          </table:table-cell>
          <table:table-cell table:style-name="ce72" office:value-type="float" office:value="3" calcext:value-type="float">
            <text:p>3</text:p>
          </table:table-cell>
          <table:table-cell table:number-columns-repeated="252"/>
        </table:table-row>
        <table:table-row table:style-name="ro1">
          <table:table-cell/>
          <table:table-cell table:style-name="ce64" office:value-type="string" calcext:value-type="string">
            <text:p>Expense Reports</text:p>
          </table:table-cell>
          <table:table-cell table:style-name="ce68" office:value-type="float" office:value="1" calcext:value-type="float">
            <text:p>1</text:p>
          </table:table-cell>
          <table:table-cell table:style-name="ce72" office:value-type="float" office:value="-1" calcext:value-type="float">
            <text:p>-1</text:p>
          </table:table-cell>
          <table:table-cell table:number-columns-repeated="252"/>
        </table:table-row>
        <table:table-row table:style-name="ro1">
          <table:table-cell/>
          <table:table-cell table:style-name="ce64" office:value-type="string" calcext:value-type="string">
            <text:p>FAQ</text:p>
          </table:table-cell>
          <table:table-cell table:style-name="ce68" office:value-type="float" office:value="2" calcext:value-type="float">
            <text:p>2</text:p>
          </table:table-cell>
          <table:table-cell table:style-name="ce72" office:value-type="float" office:value="2" calcext:value-type="float">
            <text:p>2</text:p>
          </table:table-cell>
          <table:table-cell table:number-columns-repeated="252"/>
        </table:table-row>
        <table:table-row table:style-name="ro1">
          <table:table-cell/>
          <table:table-cell table:style-name="ce64" office:value-type="string" calcext:value-type="string">
            <text:p>File Distribution</text:p>
          </table:table-cell>
          <table:table-cell table:style-name="ce68" office:value-type="float" office:value="3" calcext:value-type="float">
            <text:p>3</text:p>
          </table:table-cell>
          <table:table-cell table:style-name="ce72" office:value-type="float" office:value="3" calcext:value-type="float">
            <text:p>3</text:p>
          </table:table-cell>
          <table:table-cell table:number-columns-repeated="252"/>
        </table:table-row>
        <table:table-row table:style-name="ro1">
          <table:table-cell/>
          <table:table-cell table:style-name="ce64" office:value-type="string" calcext:value-type="string">
            <text:p>Help Desk</text:p>
          </table:table-cell>
          <table:table-cell table:style-name="ce68" office:value-type="float" office:value="2" calcext:value-type="float">
            <text:p>2</text:p>
          </table:table-cell>
          <table:table-cell table:style-name="ce72" office:value-type="float" office:value="2" calcext:value-type="float">
            <text:p>2</text:p>
          </table:table-cell>
          <table:table-cell table:number-columns-repeated="252"/>
        </table:table-row>
        <table:table-row table:style-name="ro1">
          <table:table-cell/>
          <table:table-cell table:style-name="ce64" office:value-type="string" calcext:value-type="string">
            <text:p>Job Postings</text:p>
          </table:table-cell>
          <table:table-cell table:style-name="ce68" office:value-type="float" office:value="1" calcext:value-type="float">
            <text:p>1</text:p>
          </table:table-cell>
          <table:table-cell table:style-name="ce72" office:value-type="float" office:value="1" calcext:value-type="float">
            <text:p>1</text:p>
          </table:table-cell>
          <table:table-cell table:number-columns-repeated="252"/>
        </table:table-row>
        <table:table-row table:style-name="ro1">
          <table:table-cell/>
          <table:table-cell table:style-name="ce64" office:value-type="string" calcext:value-type="string">
            <text:p>My Page / Dashboard</text:p>
          </table:table-cell>
          <table:table-cell table:style-name="ce68" office:value-type="float" office:value="2" calcext:value-type="float">
            <text:p>2</text:p>
          </table:table-cell>
          <table:table-cell table:style-name="ce72" office:value-type="float" office:value="-2" calcext:value-type="float">
            <text:p>-2</text:p>
          </table:table-cell>
          <table:table-cell table:number-columns-repeated="252"/>
        </table:table-row>
        <table:table-row table:style-name="ro1">
          <table:table-cell/>
          <table:table-cell table:style-name="ce64" office:value-type="string" calcext:value-type="string">
            <text:p>Newsletter</text:p>
          </table:table-cell>
          <table:table-cell table:style-name="ce68" office:value-type="float" office:value="2" calcext:value-type="float">
            <text:p>2</text:p>
          </table:table-cell>
          <table:table-cell table:style-name="ce72" office:value-type="float" office:value="2" calcext:value-type="float">
            <text:p>2</text:p>
          </table:table-cell>
          <table:table-cell table:number-columns-repeated="252"/>
        </table:table-row>
        <table:table-row table:style-name="ro1">
          <table:table-cell/>
          <table:table-cell table:style-name="ce64" office:value-type="string" calcext:value-type="string">
            <text:p>Photo Gallery</text:p>
          </table:table-cell>
          <table:table-cell table:style-name="ce68" office:value-type="float" office:value="1" calcext:value-type="float">
            <text:p>1</text:p>
          </table:table-cell>
          <table:table-cell table:style-name="ce72" office:value-type="float" office:value="1" calcext:value-type="float">
            <text:p>1</text:p>
          </table:table-cell>
          <table:table-cell table:number-columns-repeated="252"/>
        </table:table-row>
        <table:table-row table:style-name="ro1">
          <table:table-cell/>
          <table:table-cell table:style-name="ce64" office:value-type="string" calcext:value-type="string">
            <text:p>Search Engine</text:p>
          </table:table-cell>
          <table:table-cell table:style-name="ce68" office:value-type="float" office:value="3" calcext:value-type="float">
            <text:p>3</text:p>
          </table:table-cell>
          <table:table-cell table:style-name="ce72" office:value-type="float" office:value="3" calcext:value-type="float">
            <text:p>3</text:p>
          </table:table-cell>
          <table:table-cell table:number-columns-repeated="252"/>
        </table:table-row>
        <table:table-row table:style-name="ro1">
          <table:table-cell/>
          <table:table-cell table:style-name="ce64" office:value-type="string" calcext:value-type="string">
            <text:p>Site Map</text:p>
          </table:table-cell>
          <table:table-cell table:style-name="ce68" office:value-type="float" office:value="2" calcext:value-type="float">
            <text:p>2</text:p>
          </table:table-cell>
          <table:table-cell table:style-name="ce72" office:value-type="float" office:value="2" calcext:value-type="float">
            <text:p>2</text:p>
          </table:table-cell>
          <table:table-cell table:number-columns-repeated="252"/>
        </table:table-row>
        <table:table-row table:style-name="ro1">
          <table:table-cell/>
          <table:table-cell table:style-name="ce64" table:number-columns-repeated="3"/>
          <table:table-cell table:number-columns-repeated="252"/>
        </table:table-row>
        <table:table-row table:style-name="ro1">
          <table:table-cell/>
          <table:table-cell table:style-name="ce62" office:value-type="string" calcext:value-type="string">
            <text:p>Extended Functionality</text:p>
          </table:table-cell>
          <table:table-cell table:style-name="ce66"/>
          <table:table-cell table:style-name="ce71"/>
          <table:table-cell table:number-columns-repeated="252"/>
        </table:table-row>
        <table:table-row-group>
          <table:table-row table:style-name="ro1">
            <table:table-cell/>
            <table:table-cell table:style-name="ce91" office:value-type="string" calcext:value-type="string" table:number-columns-spanned="3" table:number-rows-spanned="1">
              <text:p>Weight &amp; Test Description</text:p>
            </table:table-cell>
            <table:covered-table-cell table:number-columns-repeated="2" table:style-name="ce91"/>
            <table:table-cell table:number-columns-repeated="252"/>
          </table:table-row>
          <table:table-row table:style-name="ro10">
            <table:table-cell/>
            <table:table-cell table:style-name="ce57" office:value-type="string" calcext:value-type="string" table:number-columns-spanned="3" table:number-rows-spanned="1">
              <text:p>Rank each feature with importance as follows. Enter in a 0 if the evaluated technology is missing functionality.</text:p>
            </table:table-cell>
            <table:covered-table-cell table:number-columns-repeated="2" table:style-name="ce57"/>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style-name="ce91" office:value-type="string" calcext:value-type="string">
              <text:p>Weight &amp; Test Score Specification</text:p>
            </table:table-cell>
            <table:table-cell table:style-name="ce91" office:value-type="string" calcext:value-type="string" table:number-columns-spanned="2" table:number-rows-spanned="1">
              <text:p>Score</text:p>
            </table:table-cell>
            <table:covered-table-cell table:style-name="ce91"/>
            <table:table-cell table:number-columns-repeated="252"/>
          </table:table-row>
          <table:table-row table:style-name="ro1">
            <table:table-cell/>
            <table:table-cell table:style-name="ce31" office:value-type="string" calcext:value-type="string">
              <text:p>Very important</text:p>
            </table:table-cell>
            <table:table-cell table:style-name="ce32" office:value-type="float" office:value="3" calcext:value-type="float" table:number-columns-spanned="2" table:number-rows-spanned="1">
              <text:p>3</text:p>
            </table:table-cell>
            <table:covered-table-cell table:style-name="ce32"/>
            <table:table-cell table:number-columns-repeated="252"/>
          </table:table-row>
          <table:table-row table:style-name="ro1">
            <table:table-cell/>
            <table:table-cell table:style-name="ce31" office:value-type="string" calcext:value-type="string">
              <text:p>Somewhat important</text:p>
            </table:table-cell>
            <table:table-cell table:style-name="ce32" office:value-type="float" office:value="2" calcext:value-type="float" table:number-columns-spanned="2" table:number-rows-spanned="1">
              <text:p>2</text:p>
            </table:table-cell>
            <table:covered-table-cell table:style-name="ce32"/>
            <table:table-cell table:number-columns-repeated="252"/>
          </table:table-row>
          <table:table-row table:style-name="ro1">
            <table:table-cell/>
            <table:table-cell table:style-name="ce31" office:value-type="string" calcext:value-type="string">
              <text:p>Not important</text:p>
            </table:table-cell>
            <table:table-cell table:style-name="ce32" office:value-type="float" office:value="1" calcext:value-type="float" table:number-columns-spanned="2" table:number-rows-spanned="1">
              <text:p>1</text:p>
            </table:table-cell>
            <table:covered-table-cell table:style-name="ce32"/>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group>
        <table:table-row table:style-name="ro1">
          <table:table-cell/>
          <table:table-cell table:style-name="ce40" office:value-type="string" calcext:value-type="string">
            <text:p>Extra Functionality</text:p>
          </table:table-cell>
          <table:table-cell table:style-name="ce67" office:value-type="string" calcext:value-type="string">
            <text:p>Weight</text:p>
          </table:table-cell>
          <table:table-cell table:style-name="ce67" office:value-type="string" calcext:value-type="string">
            <text:p>Score</text:p>
          </table:table-cell>
          <table:table-cell table:number-columns-repeated="252"/>
        </table:table-row>
        <table:table-row table:style-name="ro1">
          <table:table-cell/>
          <table:table-cell table:style-name="ce64" office:value-type="string" calcext:value-type="string">
            <text:p>WYSIWYG Editor</text:p>
          </table:table-cell>
          <table:table-cell table:style-name="ce68" office:value-type="float" office:value="3" calcext:value-type="float">
            <text:p>3</text:p>
          </table:table-cell>
          <table:table-cell table:style-name="ce72" office:value-type="float" office:value="3" calcext:value-type="float">
            <text:p>3</text:p>
          </table:table-cell>
          <table:table-cell table:number-columns-repeated="252"/>
        </table:table-row>
        <table:table-row table:style-name="ro1">
          <table:table-cell/>
          <table:table-cell table:style-name="ce64" office:value-type="string" calcext:value-type="string">
            <text:p>Versioning</text:p>
          </table:table-cell>
          <table:table-cell table:style-name="ce68" office:value-type="float" office:value="1" calcext:value-type="float">
            <text:p>1</text:p>
          </table:table-cell>
          <table:table-cell table:style-name="ce72" office:value-type="float" office:value="1" calcext:value-type="float">
            <text:p>1</text:p>
          </table:table-cell>
          <table:table-cell table:number-columns-repeated="252"/>
        </table:table-row>
        <table:table-row table:style-name="ro1">
          <table:table-cell/>
          <table:table-cell table:style-name="ce64" office:value-type="string" calcext:value-type="string">
            <text:p>Advanced Caching</text:p>
          </table:table-cell>
          <table:table-cell table:style-name="ce68" office:value-type="float" office:value="1" calcext:value-type="float">
            <text:p>1</text:p>
          </table:table-cell>
          <table:table-cell table:style-name="ce72" office:value-type="float" office:value="1" calcext:value-type="float">
            <text:p>1</text:p>
          </table:table-cell>
          <table:table-cell table:number-columns-repeated="252"/>
        </table:table-row>
        <table:table-row table:style-name="ro1">
          <table:table-cell/>
          <table:table-cell table:style-name="ce64" office:value-type="string" calcext:value-type="string">
            <text:p>Online Administration</text:p>
          </table:table-cell>
          <table:table-cell table:style-name="ce68" office:value-type="float" office:value="3" calcext:value-type="float">
            <text:p>3</text:p>
          </table:table-cell>
          <table:table-cell table:style-name="ce72" office:value-type="float" office:value="3" calcext:value-type="float">
            <text:p>3</text:p>
          </table:table-cell>
          <table:table-cell table:number-columns-repeated="252"/>
        </table:table-row>
        <table:table-row table:style-name="ro1">
          <table:table-cell/>
          <table:table-cell table:style-name="ce64" office:value-type="string" calcext:value-type="string">
            <text:p>Themes/Skins</text:p>
          </table:table-cell>
          <table:table-cell table:style-name="ce68" office:value-type="float" office:value="2" calcext:value-type="float">
            <text:p>2</text:p>
          </table:table-cell>
          <table:table-cell table:style-name="ce72" office:value-type="float" office:value="2" calcext:value-type="float">
            <text:p>2</text:p>
          </table:table-cell>
          <table:table-cell table:number-columns-repeated="252"/>
        </table:table-row>
        <table:table-row table:style-name="ro1">
          <table:table-cell/>
          <table:table-cell table:style-name="ce64" office:value-type="string" calcext:value-type="string">
            <text:p>Workflow Engine</text:p>
          </table:table-cell>
          <table:table-cell table:style-name="ce68" office:value-type="float" office:value="1" calcext:value-type="float">
            <text:p>1</text:p>
          </table:table-cell>
          <table:table-cell table:style-name="ce72" office:value-type="float" office:value="0" calcext:value-type="float">
            <text:p>0</text:p>
          </table:table-cell>
          <table:table-cell table:number-columns-repeated="252"/>
        </table:table-row>
        <table:table-row table:style-name="ro1">
          <table:table-cell/>
          <table:table-cell table:style-name="ce65" office:value-type="string" calcext:value-type="string">
            <text:p>Extended Apps</text:p>
          </table:table-cell>
          <table:table-cell table:style-name="ce68"/>
          <table:table-cell table:style-name="ce72"/>
          <table:table-cell table:number-columns-repeated="252"/>
        </table:table-row>
        <table:table-row table:style-name="ro1">
          <table:table-cell/>
          <table:table-cell table:style-name="ce64" office:value-type="string" calcext:value-type="string">
            <text:p>User Contributions</text:p>
          </table:table-cell>
          <table:table-cell table:style-name="ce68" office:value-type="float" office:value="2" calcext:value-type="float">
            <text:p>2</text:p>
          </table:table-cell>
          <table:table-cell table:style-name="ce72" office:value-type="float" office:value="2" calcext:value-type="float">
            <text:p>2</text:p>
          </table:table-cell>
          <table:table-cell table:number-columns-repeated="252"/>
        </table:table-row>
        <table:table-row table:style-name="ro1">
          <table:table-cell/>
          <table:table-cell table:style-name="ce64" office:value-type="string" calcext:value-type="string">
            <text:p>Shopping Cart</text:p>
          </table:table-cell>
          <table:table-cell table:style-name="ce68" office:value-type="float" office:value="1" calcext:value-type="float">
            <text:p>1</text:p>
          </table:table-cell>
          <table:table-cell table:style-name="ce72" office:value-type="float" office:value="1" calcext:value-type="float">
            <text:p>1</text:p>
          </table:table-cell>
          <table:table-cell table:number-columns-repeated="252"/>
        </table:table-row>
        <table:table-row table:style-name="ro1">
          <table:table-cell/>
          <table:table-cell table:style-name="ce64" office:value-type="string" calcext:value-type="string">
            <text:p>Pluggable Payments</text:p>
          </table:table-cell>
          <table:table-cell table:style-name="ce68" office:value-type="float" office:value="1" calcext:value-type="float">
            <text:p>1</text:p>
          </table:table-cell>
          <table:table-cell table:style-name="ce72" office:value-type="float" office:value="0" calcext:value-type="float">
            <text:p>0</text:p>
          </table:table-cell>
          <table:table-cell table:number-columns-repeated="252"/>
        </table:table-row>
        <table:table-row table:style-name="ro1">
          <table:table-cell/>
          <table:table-cell table:style-name="ce64" office:value-type="string" calcext:value-type="string">
            <text:p>Pluggable Shipping</text:p>
          </table:table-cell>
          <table:table-cell table:style-name="ce68" office:value-type="float" office:value="1" calcext:value-type="float">
            <text:p>1</text:p>
          </table:table-cell>
          <table:table-cell table:style-name="ce72" office:value-type="float" office:value="0" calcext:value-type="float">
            <text:p>0</text:p>
          </table:table-cell>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style-name="ce14"/>
          <table:table-cell table:style-name="ce69" office:value-type="string" calcext:value-type="string">
            <text:p>Total Weight</text:p>
          </table:table-cell>
          <table:table-cell table:style-name="ce69" office:value-type="string" calcext:value-type="string">
            <text:p>Total Score</text:p>
          </table:table-cell>
          <table:table-cell table:style-name="ce69" office:value-type="string" calcext:value-type="string">
            <text:p>Percentage</text:p>
          </table:table-cell>
          <table:table-cell table:number-columns-repeated="251"/>
        </table:table-row>
        <table:table-row table:style-name="ro1">
          <table:table-cell/>
          <table:table-cell table:style-name="ce22"/>
          <table:table-cell table:style-name="ce70" table:formula="of:=SUM([.C26:.C54])" office:value-type="float" office:value="56" calcext:value-type="float">
            <text:p>56</text:p>
          </table:table-cell>
          <table:table-cell table:style-name="ce70" table:formula="of:=SUM([.D26:.D54])+SUM([.D66:.D76])" office:value-type="float" office:value="53" calcext:value-type="float">
            <text:p>53</text:p>
          </table:table-cell>
          <table:table-cell table:style-name="ce75" table:formula="of:=[.D79]/[.C79]" office:value-type="percentage" office:value="0.946428571428571" calcext:value-type="percentage">
            <text:p>94,64%</text:p>
          </table:table-cell>
          <table:table-cell table:number-columns-repeated="251"/>
        </table:table-row>
        <table:table-row table:style-name="ro1" table:number-rows-repeated="31920">
          <table:table-cell table:number-columns-repeated="256"/>
        </table:table-row>
        <table:table-row table:style-name="ro1">
          <table:table-cell table:number-columns-repeated="256"/>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Verdana" svg:font-family="Verdana" style:font-family-generic="swiss"/>
    <style:font-face style:name="Nimbus Sans L1" svg:font-family="'Nimbus Sans L'" style:font-pitch="variable"/>
    <style:font-face style:name="Tahoma" svg:font-family="Tahoma, Lucidasans, 'Lucida Sans', 'Arial Unicode M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2"/>
      <style:paragraph-properties style:tab-stop-distance="1.27cm"/>
      <style:text-properties style:font-name="Nimbus Sans L" fo:language="en" fo:country="US" style:font-name-asian="Nimbus Sans L1" style:language-asian="zxx" style:country-asian="none" style:font-name-complex="Tahoma" style:language-complex="zxx" style:country-complex="none"/>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time-style style:name="N112">
      <number:minutes number:style="long"/>
      <number:text>:</number:text>
      <number:seconds number:style="long"/>
    </number:time-style>
    <number:number-style style:name="N113">
      <number:scientific-number number:decimal-places="1" loext:min-decimal-places="1" number:min-integer-digits="1" number:min-exponent-digits="1" loext:exponent-interval="1" loext:forced-exponent-sign="true"/>
    </number:number-style>
    <number:number-style style:name="N115P0" style:volatile="true">
      <number:text>$</number:text>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number:text>
      <style:map style:condition="value()&gt;=0" style:apply-style-name="N115P0"/>
    </number:number-style>
    <number:number-style style:name="N116P0" style:volatile="true">
      <number:text>$</number:text>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number:text>
      <style:map style:condition="value()&gt;=0" style:apply-style-name="N116P0"/>
    </number:number-style>
    <number:number-style style:name="N118P0" style:volatile="true">
      <number:text>$</number:text>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number-style style:name="N119P0" style:volatile="true">
      <number:text>$</number:text>
      <number:number number:decimal-places="2" loext:min-decimal-places="2" number:min-integer-digits="1" number:grouping="true"/>
      <number:text> </number:text>
    </number:number-style>
    <number:number-style style:name="N119">
      <style:text-properties fo:color="#ff0000"/>
      <number:text>($</number:text>
      <number:number number:decimal-places="2" loext:min-decimal-places="2" number:min-integer-digits="1" number:grouping="true"/>
      <number:text>)</number:text>
      <style:map style:condition="value()&gt;=0" style:apply-style-name="N119P0"/>
    </number:number-style>
    <number:number-style style:name="N123P0" style:volatile="true">
      <number:text> $</number:text>
      <number:number number:decimal-places="0" loext:min-decimal-places="0" number:min-integer-digits="1" number:grouping="true"/>
      <number:text> </number:text>
    </number:number-style>
    <number:number-style style:name="N123P1" style:volatile="true">
      <number:text> $(</number:text>
      <number:number number:decimal-places="0" loext:min-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0" loext:min-decimal-places="0" number:min-integer-digits="1" number:grouping="true"/>
      <number:text> </number:text>
    </number:number-style>
    <number:number-style style:name="N127P1" style:volatile="true">
      <number:text> (</number:text>
      <number:number number:decimal-places="0" loext:min-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loext:min-decimal-places="2" number:min-integer-digits="1" number:grouping="true"/>
      <number:text> </number:text>
    </number:number-style>
    <number:number-style style:name="N131P1" style:volatile="true">
      <number:text> $(</number:text>
      <number:number number:decimal-places="2" loext:min-decimal-places="2" number:min-integer-digits="1" number:grouping="true"/>
      <number:text>)</number:text>
    </number:number-style>
    <number:number-style style:name="N131P2" style:volatile="true">
      <number:text> $-</number:text>
      <number:number number:decimal-places="0" loext: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2" loext:min-decimal-places="2" number:min-integer-digits="1" number:grouping="true"/>
      <number:text> </number:text>
    </number:number-style>
    <number:number-style style:name="N135P1" style:volatile="true">
      <number:text> (</number:text>
      <number:number number:decimal-places="2" loext:min-decimal-places="2" number:min-integer-digits="1" number:grouping="true"/>
      <number:text>)</number:text>
    </number:number-style>
    <number:number-style style:name="N135P2" style:volatile="true">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7P0" style:volatile="true">
      <number:number number:decimal-places="0" loext:min-decimal-places="0" number:min-integer-digits="1" number:grouping="true"/>
      <number:text> $</number:text>
    </number:number-style>
    <number:number-style style:name="N137">
      <number:text>-</number:text>
      <number:number number:decimal-places="0" loext:min-decimal-places="0" number:min-integer-digits="1" number:grouping="true"/>
      <number:text> $</number:text>
      <style:map style:condition="value()&gt;=0" style:apply-style-name="N137P0"/>
    </number:number-style>
    <number:number-style style:name="N138P0" style:volatile="true">
      <number:number number:decimal-places="0" loext:min-decimal-places="0" number:min-integer-digits="1" number:grouping="true"/>
      <number:text> $</number:text>
    </number:number-style>
    <number:number-style style:name="N138">
      <style:text-properties fo:color="#ff0000"/>
      <number:text>-</number:text>
      <number:number number:decimal-places="0" loext:min-decimal-places="0" number:min-integer-digits="1" number:grouping="true"/>
      <number:text> $</number:text>
      <style:map style:condition="value()&gt;=0" style:apply-style-name="N138P0"/>
    </number:number-style>
    <number:number-style style:name="N140P0" style:volatile="true">
      <number:number number:decimal-places="2" loext:min-decimal-places="2" number:min-integer-digits="1" number:grouping="true"/>
      <number:text> $</number:text>
    </number:number-style>
    <number:number-style style:name="N140">
      <number:text>-</number:text>
      <number:number number:decimal-places="2" loext:min-decimal-places="2" number:min-integer-digits="1" number:grouping="true"/>
      <number:text> $</number:text>
      <style:map style:condition="value()&gt;=0" style:apply-style-name="N140P0"/>
    </number:number-style>
    <number:number-style style:name="N141P0" style:volatile="true">
      <number:number number:decimal-places="2" loext:min-decimal-places="2" number:min-integer-digits="1" number:grouping="true"/>
      <number:text> $</number:text>
    </number:number-style>
    <number:number-style style:name="N141">
      <style:text-properties fo:color="#ff0000"/>
      <number:text>-</number:text>
      <number:number number:decimal-places="2" loext:min-decimal-places="2" number:min-integer-digits="1" number:grouping="true"/>
      <number:text> $</number:text>
      <style:map style:condition="value()&gt;=0" style:apply-style-name="N141P0"/>
    </number:number-style>
    <number:number-style style:name="N145P0" style:volatile="true">
      <number:number number:decimal-places="0" loext:min-decimal-places="0" number:min-integer-digits="1" number:grouping="true"/>
      <number:text> $ </number:text>
    </number:number-style>
    <number:number-style style:name="N145P1" style:volatile="true">
      <number:text>-</number:text>
      <number:number number:decimal-places="0" loext:min-decimal-places="0" number:min-integer-digits="1" number:grouping="true"/>
      <number:text> $ </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number number:decimal-places="0" loext:min-decimal-places="0" number:min-integer-digits="1" number:grouping="true"/>
      <number:text>    </number:text>
    </number:number-style>
    <number:number-style style:name="N149P1" style:volatile="true">
      <number:text>-</number:text>
      <number:number number:decimal-places="0" loext:min-decimal-places="0" number:min-integer-digits="1" number:grouping="true"/>
      <number:text>    </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number number:decimal-places="2" loext:min-decimal-places="2" number:min-integer-digits="1" number:grouping="true"/>
      <number:text> $ </number:text>
    </number:number-style>
    <number:number-style style:name="N153P1" style:volatile="true">
      <number:text>-</number:text>
      <number:number number:decimal-places="2" loext:min-decimal-places="2" number:min-integer-digits="1" number:grouping="true"/>
      <number:text> $ </number:text>
    </number:number-style>
    <number:number-style style:name="N153P2" style:volatile="true">
      <number:text>-</number:text>
      <number:number number:decimal-places="0" loext:min-decimal-places="0" number:min-integer-digits="0"/>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number number:decimal-places="2" loext:min-decimal-places="2" number:min-integer-digits="1" number:grouping="true"/>
      <number:text>    </number:text>
    </number:number-style>
    <number:number-style style:name="N157P1" style:volatile="true">
      <number:text>-</number:text>
      <number:number number:decimal-places="2" loext:min-decimal-places="2" number:min-integer-digits="1" number:grouping="true"/>
      <number:text>    </number:text>
    </number:number-style>
    <number:number-style style:name="N157P2" style:volatile="true">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Yes</number:text>
    </number:number-style>
    <number:number-style style:name="N159P1" style:volatile="true">
      <number:text>Yes</number:text>
    </number:number-style>
    <number:number-style style:name="N159">
      <number:text>No</number:text>
      <style:map style:condition="value()&gt;0" style:apply-style-name="N159P0"/>
      <style:map style:condition="value()&lt;0" style:apply-style-name="N159P1"/>
    </number:number-style>
    <number:number-style style:name="N161P0" style:volatile="true">
      <number:text>True</number:text>
    </number:number-style>
    <number:number-style style:name="N161P1" style:volatile="true">
      <number:text>True</number:text>
    </number:number-style>
    <number:number-style style:name="N161">
      <number:text>False</number:text>
      <style:map style:condition="value()&gt;0" style:apply-style-name="N161P0"/>
      <style:map style:condition="value()&lt;0" style:apply-style-name="N161P1"/>
    </number:number-style>
    <number:number-style style:name="N163P0" style:volatile="true">
      <number:text>On</number:text>
    </number:number-style>
    <number:number-style style:name="N163P1" style:volatile="true">
      <number:text>On</number:text>
    </number:number-style>
    <number:number-style style:name="N163">
      <number:text>Off</number:text>
      <style:map style:condition="value()&gt;0" style:apply-style-name="N163P0"/>
      <style:map style:condition="value()&lt;0" style:apply-style-name="N163P1"/>
    </number:number-style>
    <number:currency-style style:name="N165P0" style:volatile="true">
      <number:currency-symbol>€</number:currency-symbol>
      <number:text> </number:text>
      <number:number number:decimal-places="2" loext:min-decimal-places="2" number:min-integer-digits="1" number:grouping="true"/>
      <number:text> </number:text>
    </number:currency-style>
    <number:currency-style style:name="N165">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65P0"/>
    </number:currency-style>
    <number:percentage-style style:name="N166">
      <number:number number:decimal-places="2" loext:min-decimal-places="2" number:min-integer-digits="1"/>
      <number:text>%</number:text>
    </number:percentage-style>
    <number:date-style style:name="N10121" number:language="en" number:country="US">
      <number:day/>
      <number:text>-</number:text>
      <number:month number:textual="true"/>
      <number:text>-</number:text>
      <number:year/>
    </number:date-style>
    <number:date-style style:name="N10122" number:language="en" number:country="US">
      <number:day number:style="long"/>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time-style style:name="N10129" number:language="en" number:country="US" number:truncate-on-overflow="false">
      <number:hours/>
      <number:text>:</number:text>
      <number:minutes number:style="long"/>
      <number:text>:</number:text>
      <number:seconds number:style="long"/>
    </number:time-style>
    <number:time-style style:name="N10130" number:language="en" number:country="US">
      <number:minutes number:style="long"/>
      <number:text>:</number:text>
      <number:seconds number:style="long" number:decimal-places="1"/>
    </number:time-style>
    <style:style style:name="Default" style:family="table-cell">
      <style:table-cell-properties fo:wrap-option="wrap" style:rotation-align="none"/>
      <style:text-properties style:font-name="Arial1" fo:font-family="Arial" style:font-family-generic="swiss" fo:font-size="9pt" style:font-size-asian="9pt" style:font-size-complex="9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9966"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draw:marker draw:name="Puntas_20_de_20_flecha_20_1" draw:display-name="Puntas de flecha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style:print-page-order="ttb" style:first-page-number="continue" style:writing-mode="lr-tb" style:print="charts drawings objects zero-values"/>
      <style:header-style>
        <style:header-footer-properties fo:min-height="0.751cm" fo:margin-left="0cm" fo:margin-right="0cm" fo:margin-bottom="1.27cm"/>
      </style:header-style>
      <style:footer-style>
        <style:header-footer-properties fo:min-height="0.751cm" fo:margin-left="0cm" fo:margin-right="0cm" fo:margin-top="1.27cm"/>
      </style:footer-style>
    </style:page-layout>
    <style:page-layout style:name="Mpm4">
      <style:page-layout-properties fo:page-width="21.59cm" fo:page-height="27.94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751cm" fo:margin-left="0cm" fo:margin-right="0cm" fo:margin-bottom="0.254cm"/>
      </style:header-style>
      <style:footer-style>
        <style:header-footer-properties fo:min-height="0.751cm" fo:margin-left="0cm" fo:margin-right="0cm" fo:margin-top="0.254cm"/>
      </style:footer-style>
    </style:page-layout>
    <style:page-layout style:name="Mpm5">
      <style:page-layout-properties fo:page-width="21.59cm" fo:page-height="27.94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751cm" fo:margin-left="0cm" fo:margin-right="0cm" fo:margin-bottom="0.254cm"/>
      </style:header-style>
      <style:footer-style>
        <style:header-footer-properties fo:min-height="0.751cm" fo:margin-left="0cm" fo:margin-right="0cm" fo:margin-top="0.254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9">00/00/0000</text:date>, <text:time style:data-style-name="N2" text:time-value="22:25:59.292939406">00:00:00</text:time></text:p>
        </style:region-right>
      </style:header>
      <style:header-left style:display="false"/>
      <style:footer>
        <text:p>Page <text:page-number>1</text:page-number><text:s/>/ <text:page-count>99</text:page-count></text:p>
      </style:footer>
      <style:footer-left style:display="false"/>
    </style:master-page>
    <style:master-page style:name="TAB_5f_Title_20_and_20_License" style:display-name="TAB_Title and License" style:page-layout-name="Mpm3">
      <style:header style:display="false"/>
      <style:header-left style:display="false"/>
      <style:footer style:display="false"/>
      <style:footer-left style:display="false"/>
    </style:master-page>
    <style:master-page style:name="TAB_5f_Category_20_Rank" style:display-name="TAB_Category Rank"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TAB_5f_Category_20_Rating_20_and_20_Metrics" style:display-name="TAB_Category Rating and Metric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TAB_5f_Functionality_20_Rating" style:display-name="TAB_Functionality Rating"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Keisuke Omi</meta:initial-creator>
    <meta:creation-date>2005-07-19T14:47:29</meta:creation-date>
    <dc:date>2005-09-08T17:34:45</dc:date>
    <dc:language>en-US</dc:language>
    <meta:editing-cycles>168</meta:editing-cycles>
    <meta:editing-duration>PT2H2M3S</meta:editing-duration>
    <meta:document-statistic meta:table-count="4" meta:cell-count="970" meta:object-count="0"/>
    <meta:user-defined meta:name="Info 1"/>
    <meta:user-defined meta:name="Info 2"/>
    <meta:user-defined meta:name="Info 3"/>
    <meta:user-defined meta:name="Info 4"/>
  </office:meta>
</office:document-meta>
</file>